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G基礎 課題10</text:title></text:p>
      <text:p text:style-name="OrgTitle"/>
      <text:p text:style-name="OrgSubtitle"><text:initial-creator>情報科学類二年 江畑 拓哉(201611350)</text:initial-creator></text:p>
      <text:p text:style-name="OrgSubtitle"/>
      <text:h text:style-name="Heading_20_1" text:outline-level="1" text:is-list-header="false">
<text:bookmark-start text:name="OrgXref.org9d1fb22"/>
<text:bookmark text:name="org9d1fb22"/>動作環境の説明
<text:bookmark-end text:name="OrgXref.org9d1fb22"/></text:h>
      <text:list text:style-name="OrgBulletedList" text:continue-numbering="false">
        <text:list-item>
          <text:p text:style-name="Text_20_body">OS<text:line-break/>Manjaro Linux 17.0.6 Gellivara<text:line-break/></text:p>
        </text:list-item>
        <text:list-item>
          <text:p text:style-name="Text_20_body">コンパイル<text:line-break/>g++ (GCC) 7.2.0<text:line-break/>Copyright (C) 2017 Free Software Foundation, Inc.<text:line-break/></text:p>
        </text:list-item>
        <text:list-item>
          <text:p text:style-name="Text_20_body">コーディング<text:line-break/>Spacemacs 0.200.9 (Emacs25.3.1)<text:line-break/></text:p>
        </text:list-item>
      </text:list>
      <text:h text:style-name="Heading_20_1" text:outline-level="1" text:is-list-header="false">
<text:bookmark-start text:name="OrgXref.org2be3e83"/>
<text:bookmark text:name="org2be3e83"/>布のアニメーションを実現し、プログラムコード内の各種定数などを変更し、その挙動を確認しなさい
<text:bookmark-end text:name="OrgXref.org2be3e83"/></text:h>
      <text:list text:style-name="OrgBulletedList" text:continue-numbering="false">
        <text:list-item>
          <text:p text:style-name="Text_20_body">課題文の定数での実行<text:line-break/></text:p>
        </text:list-item>
        <text:list-item>
          <text:p text:style-name="Text_20_body">#define POINT_NUM 40 の場合<text:line-break/>　布の動きが滑らかになった。<text:line-break/></text:p>
        </text:list-item>
        <text:list-item>
          <text:p text:style-name="Text_20_body">#define POINT_NUM 60 の場合<text:line-break/>　布の動きがより滑らかになった。その代わりに質点が増えたことにより布がかなり重くなり、垂れ下がりが大きくなっている。<text:line-break/></text:p>
        </text:list-item>
        <text:list-item>
          <text:p text:style-name="Text_20_body">double Ks = 4; の場合<text:line-break/>　中央部の布の下がり幅が小さい。<text:line-break/></text:p>
        </text:list-item>
        <text:list-item>
          <text:p text:style-name="Text_20_body">double Ks = 10; の場合<text:line-break/>　中央部の布の下がり幅が大きい。<text:line-break/></text:p>
        </text:list-item>
        <text:list-item>
          <text:p text:style-name="Text_20_body">double Mass = 25; の場合<text:line-break/>　全体的に布の伸び幅が小さく見える。<text:line-break/></text:p>
        </text:list-item>
        <text:list-item>
          <text:p text:style-name="Text_20_body">double Mass = 35; の場合<text:line-break/>　全体的に布の伸び幅が大きく見える。<text:line-break/></text:p>
        </text:list-item>
        <text:list-item>
          <text:p text:style-name="Text_20_body">double dT = 0.5; の場合<text:line-break/>　アニメーションを遅送りにした形になっている。<text:line-break/></text:p>
        </text:list-item>
        <text:list-item>
          <text:p text:style-name="Text_20_body">double dT = 1.2; の場合<text:line-break/>　アニメーションを早送りにした形になっている。<text:line-break/></text:p>
        </text:list-item>
        <text:list-item>
          <text:p text:style-name="Text_20_body">double Dk = 0.05; の場合<text:line-break/>　布の波打ちが大きく見える。<text:line-break/></text:p>
        </text:list-item>
        <text:list-item>
          <text:p text:style-name="Text_20_body">double Dk = 0.2; の場合<text:line-break/>　布があまり波打たず素直に落ち着いていることがわかる。<text:line-break/></text:p>
        </text:list-item>
        <text:list-item>
          <text:p text:style-name="Text_20_body">Vector3d gravity(0, -0.001, 0); の場合<text:line-break/>　布の動きが緩慢になり、布の垂れ下がりも小さい。<text:line-break/></text:p>
        </text:list-item>
        <text:list-item>
          <text:p text:style-name="Text_20_body">Vector3d gravity(0, -0.004, 0); の場合<text:line-break/>　布の動きが早くなり、より布が下に引っ張られていることがわかる。<text:line-break/></text:p>
        </text:list-item>
      </text:list>
      <text:h text:style-name="Heading_20_2" text:outline-level="2" text:is-list-header="false">
<text:bookmark-start text:name="OrgXref.org0e744ec"/>
<text:bookmark text:name="org0e744ec"/>ソースコード
<text:bookmark-end text:name="OrgXref.org0e744ec"/></text:h>
      <text:p text:style-name="Text_20_body">変更箇所はコメントで囲っている。<text:line-break/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GL/glut.h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math.h</text:span><text:span text:style-name="OrgSrcRainbowDelimitersDepth1Face">&gt;</text:span><text:s/><text:s/><text:s/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tdlib.h</text:span><text:span text:style-name="OrgSrcRainbowDelimitersDepth1Face">&gt;</text:span><text:s/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tdio.h</text:span><text:span text:style-name="OrgSrcRainbowDelimitersDepth1Face">&gt;</text:span><text:s/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algorithm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vector</text:span><text:span text:style-name="OrgSrcRainbowDelimitersDepth1Face">&gt;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3次元ベクトル</text:span></text:p>
      <text:p text:style-name="OrgSrcBlock"><text:span text:style-name="OrgSrcFontLockKeywordFace">c</text:span><text:span text:style-name="OrgSrcFontLockKeywordFace">las</text:span><text:span text:style-name="OrgSrcFontLockKeywordFace">s</text:span><text:s/><text:span text:style-name="OrgSrcFontLockTypeFace">Vector3d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doubl</text:span><text:span text:style-name="OrgSrcFontLockTypeFace">e</text:span><text:s/><text:span text:style-name="OrgSrcFontLockVariableNameFace">x</text:span>,<text:s/><text:span text:style-name="OrgSrcFontLockVariableNameFace">y</text:span>,<text:s/><text:span text:style-name="OrgSrcFontLockVariableNameFace">z</text:span>;</text:p>
      <text:p text:style-name="OrgSrcBlock"><text:s/><text:s/><text:span text:style-name="OrgSrcFontLockFunctionNameFace">Vector3d</text:span><text:span text:style-name="OrgSrcRainbowDelimitersDepth2Face">(</text:span><text:span text:style-name="OrgSrcRainbowDelimitersDepth2Face">)</text:span><text:s/><text:span text:style-name="OrgSrcRainbowDelimitersDepth2Face">{</text:span><text:s/>x<text:s/>=<text:s/>y<text:s/>=<text:s/>z<text:s/>=<text:s/><text:span text:style-name="OrgSrcHighlightNumbersNumber">0</text:span>;<text:s/><text:span text:style-name="OrgSrcRainbowDelimitersDepth2Face">}</text:span></text:p>
      <text:p text:style-name="OrgSrcBlock"><text:s/><text:s/><text:span text:style-name="OrgSrcFontLockFunctionNameFace">Vector3d</text:span><text:span text:style-name="OrgSrcRainbowDelimitersDepth2Face">(</text:span><text:span text:style-name="OrgSrcFontLockTypeFace">double</text:span><text:s/><text:span text:style-name="OrgSrcFontLockVariableNameFace">_x</text:span>,<text:s/><text:span text:style-name="OrgSrcFontLockTypeFace">double</text:span><text:s/><text:span text:style-name="OrgSrcFontLockVariableNameFace">_y</text:span>,<text:s/><text:span text:style-name="OrgSrcFontLockTypeFace">double</text:span><text:s/><text:span text:style-name="OrgSrcFontLockVariableNameFace">_z</text:span><text:span text:style-name="OrgSrcRainbowDelimitersDepth2Face">)</text:span><text:s/><text:span text:style-name="OrgSrcRainbowDelimitersDepth2Face">{</text:span><text:s/>x<text:s/>=<text:s/>_x;<text:s/>y<text:s/>=<text:s/>_y;<text:s/>z<text:s/>=<text:s/>_z;<text:s/><text:span text:style-name="OrgSrcRainbowDelimitersDepth2Face">}</text:span></text:p>
      <text:p text:style-name="OrgSrcBlock"><text:s/><text:s/><text:span text:style-name="OrgSrcFontLockTypeFace">voi</text:span><text:span text:style-name="OrgSrcFontLockTypeFace">d</text:span><text:s/><text:span text:style-name="OrgSrcFontLockFunctionNameFace">set</text:span><text:span text:style-name="OrgSrcRainbowDelimitersDepth2Face">(</text:span><text:span text:style-name="OrgSrcFontLockTypeFace">double</text:span><text:s/><text:span text:style-name="OrgSrcFontLockVariableNameFace">_x</text:span>,<text:s/><text:span text:style-name="OrgSrcFontLockTypeFace">double</text:span><text:s/><text:span text:style-name="OrgSrcFontLockVariableNameFace">_y</text:span>,<text:s/><text:span text:style-name="OrgSrcFontLockTypeFace">double</text:span><text:s/><text:span text:style-name="OrgSrcFontLockVariableNameFace">_z</text:span><text:span text:style-name="OrgSrcRainbowDelimitersDepth2Face">)</text:span><text:s/><text:span text:style-name="OrgSrcRainbowDelimitersDepth2Face">{</text:span><text:s/>x<text:s/>=<text:s/>_x;<text:s/>y<text:s/>=<text:s/>_y;<text:s/>z<text:s/>=<text:s/>_z;<text:s/><text:span text:style-name="OrgSrcRainbowDelimitersDepth2Face">}</text:span></text:p>
      <text:p text:style-name="OrgSrcBlock"><text:s/><text:s/><text:span text:style-name="OrgSrcFontLockTypeFace">voi</text:span><text:span text:style-name="OrgSrcFontLockTypeFace">d</text:span><text:s/><text:span text:style-name="OrgSrcFontLockFunctionNameFace">normalize</text:span><text:span text:style-name="OrgSrcRainbowDelimitersDepth2Face">(</text:span>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TypeFace">doubl</text:span><text:span text:style-name="OrgSrcFontLockTypeFace">e</text:span><text:s/><text:span text:style-name="OrgSrcFontLockVariableNameFace">len</text:span><text:s/>=<text:s/>length<text:span text:style-name="OrgSrcRainbowDelimitersDepth3Face">(</text:span><text:span text:style-name="OrgSrcRainbowDelimitersDepth3Face">)</text:span>;</text:p>
      <text:p text:style-name="OrgSrcBlock"><text:s/><text:s/><text:s/><text:s/>x<text:s/>/=<text:s/>len;<text:s/>y<text:s/>/=<text:s/>len;<text:s/>z<text:s/>/=<text:s/>len;</text:p>
      <text:p text:style-name="OrgSrcBlock"><text:s/><text:s/><text:span text:style-name="OrgSrcRainbowDelimitersDepth2Face">}</text:span></text:p>
      <text:p text:style-name="OrgSrcBlock"><text:s/><text:s/><text:span text:style-name="OrgSrcFontLockTypeFace">doubl</text:span><text:span text:style-name="OrgSrcFontLockTypeFace">e</text:span><text:s/><text:span text:style-name="OrgSrcFontLockFunctionNameFace">length</text:span><text:span text:style-name="OrgSrcRainbowDelimitersDepth2Face">(</text:span><text:span text:style-name="OrgSrcRainbowDelimitersDepth2Face">)</text:span><text:s/><text:span text:style-name="OrgSrcRainbowDelimitersDepth2Face">{</text:span><text:s/><text:span text:style-name="OrgSrcFontLockKeywordFace">return</text:span><text:s/>sqrt<text:span text:style-name="OrgSrcRainbowDelimitersDepth3Face">(</text:span><text:span text:style-name="OrgSrcFontLockTypeFace">x</text:span><text:s/>*<text:s/><text:span text:style-name="OrgSrcFontLockVariableNameFace">x</text:span><text:s/>+<text:s/>y<text:s/>*<text:s/>y<text:s/>+<text:s/>z<text:s/>*<text:s/>z<text:span text:style-name="OrgSrcRainbowDelimitersDepth3Face">)</text:span>;<text:s/><text:span text:style-name="OrgSrcRainbowDelimitersDepth2Face">}</text:span></text:p>
      <text:p text:style-name="OrgSrcBlock"><text:s/><text:s/><text:span text:style-name="OrgSrcFontLockTypeFace">voi</text:span><text:span text:style-name="OrgSrcFontLockTypeFace">d</text:span><text:s/><text:span text:style-name="OrgSrcFontLockFunctionNameFace">scale</text:span><text:span text:style-name="OrgSrcRainbowDelimitersDepth2Face">(</text:span><text:span text:style-name="OrgSrcFontLockKeywordFace">const</text:span><text:s/><text:span text:style-name="OrgSrcFontLockTypeFace">double</text:span><text:s/><text:span text:style-name="OrgSrcFontLockVariableNameFace">s</text:span><text:span text:style-name="OrgSrcRainbowDelimitersDepth2Face">)</text:span><text:s/><text:span text:style-name="OrgSrcRainbowDelimitersDepth2Face">{</text:span><text:s/>x<text:s/>*=<text:s/>s;<text:s/>y<text:s/>*=<text:s/>s;<text:s/>z<text:s/>*=<text:s/>s;<text:s/><text:span text:style-name="OrgSrcRainbowDelimitersDepth2Face">}</text:span></text:p>
      <text:p text:style-name="OrgSrcBlock"><text:s/><text:s/><text:span text:style-name="OrgSrcFontLockTypeFace">Vector3</text:span><text:span text:style-name="OrgSrcFontLockTypeFace">d</text:span><text:s/><text:span text:style-name="OrgSrcFontLockKeywordFace">operator</text:span><text:span text:style-name="OrgSrcFontLockFunctionNameFace">+</text:span><text:span text:style-name="OrgSrcRainbowDelimitersDepth2Face">(</text:span><text:span text:style-name="OrgSrcFontLockTypeFace">Vector3d</text:span><text:s/><text:span text:style-name="OrgSrcFontLockVariableNameFace">v</text:span><text:span text:style-name="OrgSrcRainbowDelimitersDepth2Face">)</text:span><text:s/><text:span text:style-name="OrgSrcRainbowDelimitersDepth2Face">{</text:span><text:s/><text:span text:style-name="OrgSrcFontLockKeywordFace">return</text:span><text:s/>Vector3d<text:span text:style-name="OrgSrcRainbowDelimitersDepth3Face">(</text:span>x<text:s/>+<text:s/>v.x,<text:s/>y<text:s/>+<text:s/>v.y,<text:s/>z<text:s/>+<text:s/>v.z<text:span text:style-name="OrgSrcRainbowDelimitersDepth3Face">)</text:span>;<text:s/><text:span text:style-name="OrgSrcRainbowDelimitersDepth2Face">}</text:span></text:p>
      <text:p text:style-name="OrgSrcBlock"><text:s/><text:s/><text:span text:style-name="OrgSrcFontLockTypeFace">Vector3</text:span><text:span text:style-name="OrgSrcFontLockTypeFace">d</text:span><text:s/><text:span text:style-name="OrgSrcFontLockKeywordFace">operator</text:span><text:span text:style-name="OrgSrcFontLockFunctionNameFace">-</text:span><text:span text:style-name="OrgSrcRainbowDelimitersDepth2Face">(</text:span><text:span text:style-name="OrgSrcFontLockTypeFace">Vector3d</text:span><text:s/><text:span text:style-name="OrgSrcFontLockVariableNameFace">v</text:span><text:span text:style-name="OrgSrcRainbowDelimitersDepth2Face">)</text:span><text:s/><text:span text:style-name="OrgSrcRainbowDelimitersDepth2Face">{</text:span><text:s/><text:span text:style-name="OrgSrcFontLockKeywordFace">return</text:span><text:s/>Vector3d<text:span text:style-name="OrgSrcRainbowDelimitersDepth3Face">(</text:span>x<text:s/>-<text:s/>v.x,<text:s/>y<text:s/>-<text:s/>v.y,<text:s/>z<text:s/>-<text:s/>v.z<text:span text:style-name="OrgSrcRainbowDelimitersDepth3Face">)</text:span>;<text:s/><text:span text:style-name="OrgSrcRainbowDelimitersDepth2Face">}</text:span></text:p>
      <text:p text:style-name="OrgSrcBlock"><text:s/><text:s/><text:span text:style-name="OrgSrcFontLockTypeFace">doubl</text:span><text:span text:style-name="OrgSrcFontLockTypeFace">e</text:span><text:s/><text:span text:style-name="OrgSrcFontLockKeywordFace">operator</text:span><text:span text:style-name="OrgSrcFontLockFunctionNameFace">*</text:span><text:span text:style-name="OrgSrcRainbowDelimitersDepth2Face">(</text:span><text:span text:style-name="OrgSrcFontLockTypeFace">Vector3d</text:span><text:s/><text:span text:style-name="OrgSrcFontLockVariableNameFace">v</text:span><text:span text:style-name="OrgSrcRainbowDelimitersDepth2Face">)</text:span><text:s/><text:span text:style-name="OrgSrcRainbowDelimitersDepth2Face">{</text:span><text:s/><text:span text:style-name="OrgSrcFontLockKeywordFace">return</text:span><text:s/>x<text:s/>*<text:s/>v.x<text:s/>+<text:s/>y*<text:s/>v.y<text:s/>+<text:s/>z<text:s/>*<text:s/>v.z;<text:s/><text:span text:style-name="OrgSrcRainbowDelimitersDepth2Face">}</text:span></text:p>
      <text:p text:style-name="OrgSrcBlock"><text:s/><text:s/><text:span text:style-name="OrgSrcFontLockTypeFace">Vector3</text:span><text:span text:style-name="OrgSrcFontLockTypeFace">d</text:span><text:s/><text:span text:style-name="OrgSrcFontLockKeywordFace">operator</text:span><text:span text:style-name="OrgSrcFontLockFunctionNameFace">%</text:span><text:span text:style-name="OrgSrcRainbowDelimitersDepth2Face">(</text:span><text:span text:style-name="OrgSrcFontLockTypeFace">Vector3d</text:span><text:s/><text:span text:style-name="OrgSrcFontLockVariableNameFace">v</text:span><text:span text:style-name="OrgSrcRainbowDelimitersDepth2Face">)</text:span><text:s/><text:span text:style-name="OrgSrcRainbowDelimitersDepth2Face">{</text:span><text:s/><text:span text:style-name="OrgSrcFontLockKeywordFace">return</text:span><text:s/>Vector3d<text:span text:style-name="OrgSrcRainbowDelimitersDepth3Face">(</text:span><text:span text:style-name="OrgSrcFontLockTypeFace">y</text:span><text:s/>*<text:s/><text:span text:style-name="OrgSrcFontLockVariableNameFace">v</text:span>.z<text:s/>-<text:s/>z<text:s/>*<text:s/>v.y,<text:s/><text:span text:style-name="OrgSrcFontLockTypeFace">z</text:span><text:s/>*<text:s/><text:span text:style-name="OrgSrcFontLockVariableNameFace">v</text:span>.x<text:s/>-<text:s/>x<text:s/>*<text:s/>v.z,<text:s/><text:span text:style-name="OrgSrcFontLockTypeFace">x</text:span><text:s/>*<text:s/><text:span text:style-name="OrgSrcFontLockVariableNameFace">v</text:span>.y<text:s/>-<text:s/>y<text:s/>*<text:s/>v.x<text:span text:style-name="OrgSrcRainbowDelimitersDepth3Face">)</text:span>;<text:s/><text:span text:style-name="OrgSrcRainbowDelimitersDepth2Face">}</text:span></text:p>
      <text:p text:style-name="OrgSrcBlock"><text:s/><text:s/><text:span text:style-name="OrgSrcFontLockTypeFace">Vector3</text:span><text:span text:style-name="OrgSrcFontLockTypeFace">d</text:span>&amp;<text:s/><text:span text:style-name="OrgSrcFontLockKeywordFace">operator</text:span><text:span text:style-name="OrgSrcFontLockFunctionNameFace">=</text:span><text:span text:style-name="OrgSrcRainbowDelimitersDepth2Face">(</text:span><text:span text:style-name="OrgSrcFontLockKeywordFace">const</text:span><text:s/><text:span text:style-name="OrgSrcFontLockTypeFace">Vector3d</text:span>&amp;<text:s/><text:span text:style-name="OrgSrcFontLockVariableNameFace">v</text:span><text:span text:style-name="OrgSrcRainbowDelimitersDepth2Face">)</text:span><text:span text:style-name="OrgSrcRainbowDelimitersDepth2Face">{</text:span><text:s/>x<text:s/>=<text:s/>v.x;<text:s/>y<text:s/>=<text:s/>v.y;<text:s/>z<text:s/>=<text:s/>v.z;<text:s/><text:span text:style-name="OrgSrcFontLockKeywordFace">return</text:span><text:s/><text:span text:style-name="OrgSrcRainbowDelimitersDepth3Face">(</text:span>*<text:span text:style-name="OrgSrcFontLockKeywordFace">this</text:span><text:span text:style-name="OrgSrcRainbowDelimitersDepth3Face">)</text:span>;<text:s/><text:span text:style-name="OrgSrcRainbowDelimitersDepth2Face">}</text:span></text:p>
      <text:p text:style-name="OrgSrcBlock"><text:s/><text:s/><text:span text:style-name="OrgSrcFontLockTypeFace">Vector3</text:span><text:span text:style-name="OrgSrcFontLockTypeFace">d</text:span>&amp;<text:s/><text:span text:style-name="OrgSrcFontLockKeywordFace">operator</text:span><text:span text:style-name="OrgSrcFontLockFunctionNameFace">+=</text:span><text:span text:style-name="OrgSrcRainbowDelimitersDepth2Face">(</text:span><text:span text:style-name="OrgSrcFontLockKeywordFace">const</text:span><text:s/><text:span text:style-name="OrgSrcFontLockTypeFace">Vector3d</text:span>&amp;<text:s/><text:span text:style-name="OrgSrcFontLockVariableNameFace">v</text:span><text:span text:style-name="OrgSrcRainbowDelimitersDepth2Face">)</text:span><text:s/><text:span text:style-name="OrgSrcRainbowDelimitersDepth2Face">{</text:span><text:s/>x<text:s/>+=<text:s/>v.x;<text:s/>y<text:s/>+=<text:s/>v.y;<text:s/>z<text:s/>+=<text:s/>v.z;<text:s/><text:span text:style-name="OrgSrcFontLockKeywordFace">return</text:span><text:s/><text:span text:style-name="OrgSrcRainbowDelimitersDepth3Face">(</text:span>*<text:span text:style-name="OrgSrcFontLockKeywordFace">this</text:span><text:span text:style-name="OrgSrcRainbowDelimitersDepth3Face">)</text:span>;<text:s/><text:span text:style-name="OrgSrcRainbowDelimitersDepth2Face">}</text:span></text:p>
      <text:p text:style-name="OrgSrcBlock"><text:s/><text:s/><text:span text:style-name="OrgSrcFontLockTypeFace">Vector3</text:span><text:span text:style-name="OrgSrcFontLockTypeFace">d</text:span>&amp;<text:s/><text:span text:style-name="OrgSrcFontLockKeywordFace">operator</text:span><text:span text:style-name="OrgSrcFontLockFunctionNameFace">-=</text:span><text:span text:style-name="OrgSrcRainbowDelimitersDepth2Face">(</text:span><text:span text:style-name="OrgSrcFontLockKeywordFace">const</text:span><text:s/><text:span text:style-name="OrgSrcFontLockTypeFace">Vector3d</text:span>&amp;<text:s/><text:span text:style-name="OrgSrcFontLockVariableNameFace">v</text:span><text:span text:style-name="OrgSrcRainbowDelimitersDepth2Face">)</text:span><text:s/><text:span text:style-name="OrgSrcRainbowDelimitersDepth2Face">{</text:span><text:s/>x<text:s/>-=<text:s/>v.x;<text:s/>y<text:s/>-=<text:s/>v.y;<text:s/>z<text:s/>-=<text:s/>v.z;<text:s/><text:span text:style-name="OrgSrcFontLockKeywordFace">return</text:span><text:s/><text:span text:style-name="OrgSrcRainbowDelimitersDepth3Face">(</text:span>*<text:span text:style-name="OrgSrcFontLockKeywordFace">this</text:span><text:span text:style-name="OrgSrcRainbowDelimitersDepth3Face">)</text:span>;<text:s/><text:span text:style-name="OrgSrcRainbowDelimitersDepth2Face">}</text:span></text:p>
      <text:p text:style-name="OrgSrcBlock"><text:s/><text:s/><text:span text:style-name="OrgSrcFontLockTypeFace">voi</text:span><text:span text:style-name="OrgSrcFontLockTypeFace">d</text:span><text:s/><text:span text:style-name="OrgSrcFontLockFunctionNameFace">print</text:span><text:span text:style-name="OrgSrcRainbowDelimitersDepth2Face">(</text:span><text:span text:style-name="OrgSrcRainbowDelimitersDepth2Face">)</text:span><text:s/><text:span text:style-name="OrgSrcRainbowDelimitersDepth2Face">{</text:span><text:s/>printf<text:span text:style-name="OrgSrcRainbowDelimitersDepth3Face">(</text:span><text:span text:style-name="OrgSrcFontLockStringFace">"Vector3d(%f<text:s/>%f<text:s/>%f)\n"</text:span>,<text:s/><text:span text:style-name="OrgSrcFontLockTypeFace">x</text:span>,<text:s/><text:span text:style-name="OrgSrcFontLockTypeFace">y</text:span>,<text:s/><text:span text:style-name="OrgSrcFontLockTypeFace">z</text:span><text:span text:style-name="OrgSrcRainbowDelimitersDepth3Face">)</text:span>;<text:s/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TypeFace">Vector3</text:span><text:span text:style-name="OrgSrcFontLockTypeFace">d</text:span><text:s/><text:span text:style-name="OrgSrcFontLockKeywordFace">operator</text:span><text:span text:style-name="OrgSrcFontLockFunctionNameFace">-</text:span><text:span text:style-name="OrgSrcRainbowDelimitersDepth1Face">(</text:span><text:s/><text:span text:style-name="OrgSrcFontLockKeywordFace">const</text:span><text:s/><text:span text:style-name="OrgSrcFontLockTypeFace">Vector3d</text:span>&amp;<text:s/><text:span text:style-name="OrgSrcFontLockVariableNameFace">v</text:span><text:s/><text:span text:style-name="OrgSrcRainbowDelimitersDepth1Face">)</text:span><text:s/><text:span text:style-name="OrgSrcRainbowDelimitersDepth1Face">{</text:span><text:s/><text:span text:style-name="OrgSrcFontLockKeywordFace">return</text:span><text:span text:style-name="OrgSrcRainbowDelimitersDepth2Face">(</text:span><text:s/>Vector3d<text:span text:style-name="OrgSrcRainbowDelimitersDepth3Face">(</text:span><text:s/>-v.x,<text:s/>-v.y,<text:s/>-v.z<text:s/><text:span text:style-name="OrgSrcRainbowDelimitersDepth3Face">)</text:span><text:s/><text:span text:style-name="OrgSrcRainbowDelimitersDepth2Face">)</text:span>;<text:s/><text:span text:style-name="OrgSrcRainbowDelimitersDepth1Face">}</text:span></text:p>
      <text:p text:style-name="OrgSrcBlock"><text:span text:style-name="OrgSrcFontLockTypeFace">Vector3</text:span><text:span text:style-name="OrgSrcFontLockTypeFace">d</text:span><text:s/><text:span text:style-name="OrgSrcFontLockKeywordFace">operator</text:span><text:span text:style-name="OrgSrcFontLockFunctionNameFace">*</text:span><text:span text:style-name="OrgSrcRainbowDelimitersDepth1Face">(</text:span><text:s/><text:span text:style-name="OrgSrcFontLockKeywordFace">const</text:span><text:s/><text:span text:style-name="OrgSrcFontLockTypeFace">double</text:span>&amp;<text:s/><text:span text:style-name="OrgSrcFontLockVariableNameFace">k</text:span>,<text:s/><text:span text:style-name="OrgSrcFontLockKeywordFace">const</text:span><text:s/><text:span text:style-name="OrgSrcFontLockTypeFace">Vector3d</text:span>&amp;<text:s/><text:span text:style-name="OrgSrcFontLockVariableNameFace">v</text:span><text:s/><text:span text:style-name="OrgSrcRainbowDelimitersDepth1Face">)</text:span><text:s/><text:span text:style-name="OrgSrcRainbowDelimitersDepth1Face">{</text:span><text:s/><text:span text:style-name="OrgSrcFontLockKeywordFace">return</text:span><text:span text:style-name="OrgSrcRainbowDelimitersDepth2Face">(</text:span><text:s/>Vector3d<text:span text:style-name="OrgSrcRainbowDelimitersDepth3Face">(</text:span><text:s/>k*v.x,<text:s/>k*v.y,<text:s/>k*v.z<text:s/><text:span text:style-name="OrgSrcRainbowDelimitersDepth3Face">)</text:span><text:s/><text:span text:style-name="OrgSrcRainbowDelimitersDepth2Face">)</text:span>;<text:span text:style-name="OrgSrcRainbowDelimitersDepth1Face">}</text:span></text:p>
      <text:p text:style-name="OrgSrcBlock"><text:span text:style-name="OrgSrcFontLockTypeFace">Vector3</text:span><text:span text:style-name="OrgSrcFontLockTypeFace">d</text:span><text:s/><text:span text:style-name="OrgSrcFontLockKeywordFace">operator</text:span><text:span text:style-name="OrgSrcFontLockFunctionNameFace">*</text:span><text:span text:style-name="OrgSrcRainbowDelimitersDepth1Face">(</text:span><text:s/><text:span text:style-name="OrgSrcFontLockKeywordFace">const</text:span><text:s/><text:span text:style-name="OrgSrcFontLockTypeFace">Vector3d</text:span>&amp;<text:s/><text:span text:style-name="OrgSrcFontLockVariableNameFace">v</text:span>,<text:s/><text:span text:style-name="OrgSrcFontLockKeywordFace">const</text:span><text:s/><text:span text:style-name="OrgSrcFontLockTypeFace">double</text:span>&amp;<text:s/><text:span text:style-name="OrgSrcFontLockVariableNameFace">k</text:span><text:s/><text:span text:style-name="OrgSrcRainbowDelimitersDepth1Face">)</text:span><text:s/><text:span text:style-name="OrgSrcRainbowDelimitersDepth1Face">{</text:span><text:s/><text:span text:style-name="OrgSrcFontLockKeywordFace">return</text:span><text:span text:style-name="OrgSrcRainbowDelimitersDepth2Face">(</text:span><text:s/>Vector3d<text:span text:style-name="OrgSrcRainbowDelimitersDepth3Face">(</text:span><text:s/>v.x*k,<text:s/>v.y*k,<text:s/>v.z*k<text:s/><text:span text:style-name="OrgSrcRainbowDelimitersDepth3Face">)</text:span><text:s/><text:span text:style-name="OrgSrcRainbowDelimitersDepth2Face">)</text:span>;<text:span text:style-name="OrgSrcRainbowDelimitersDepth1Face">}</text:span></text:p>
      <text:p text:style-name="OrgSrcBlock"><text:span text:style-name="OrgSrcFontLockTypeFace">Vector3</text:span><text:span text:style-name="OrgSrcFontLockTypeFace">d</text:span><text:s/><text:span text:style-name="OrgSrcFontLockKeywordFace">operator</text:span><text:span text:style-name="OrgSrcFontLockFunctionNameFace">/</text:span><text:span text:style-name="OrgSrcRainbowDelimitersDepth1Face">(</text:span><text:s/><text:span text:style-name="OrgSrcFontLockKeywordFace">const</text:span><text:s/><text:span text:style-name="OrgSrcFontLockTypeFace">Vector3d</text:span>&amp;<text:s/><text:span text:style-name="OrgSrcFontLockVariableNameFace">v</text:span>,<text:s/><text:span text:style-name="OrgSrcFontLockKeywordFace">const</text:span><text:s/><text:span text:style-name="OrgSrcFontLockTypeFace">double</text:span>&amp;<text:s/><text:span text:style-name="OrgSrcFontLockVariableNameFace">k</text:span><text:s/><text:span text:style-name="OrgSrcRainbowDelimitersDepth1Face">)</text:span><text:s/><text:span text:style-name="OrgSrcRainbowDelimitersDepth1Face">{</text:span><text:s/><text:span text:style-name="OrgSrcFontLockKeywordFace">return</text:span><text:span text:style-name="OrgSrcRainbowDelimitersDepth2Face">(</text:span><text:s/>Vector3d<text:span text:style-name="OrgSrcRainbowDelimitersDepth3Face">(</text:span><text:s/>v.x/k,<text:s/>v.y/k,<text:s/>v.z/k<text:s/><text:span text:style-name="OrgSrcRainbowDelimitersDepth3Face">)</text:span><text:s/><text:span text:style-name="OrgSrcRainbowDelimitersDepth2Face">)</text:span>;<text:span text:style-name="OrgSrcRainbowDelimitersDepth1Face">}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質点</text:span></text:p>
      <text:p text:style-name="OrgSrcBlock"><text:span text:style-name="OrgSrcFontLockKeywordFace">c</text:span><text:span text:style-name="OrgSrcFontLockKeywordFace">las</text:span><text:span text:style-name="OrgSrcFontLockKeywordFace">s</text:span><text:s/><text:span text:style-name="OrgSrcFontLockTypeFace">Point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Vector3</text:span><text:span text:style-name="OrgSrcFontLockTypeFace">d</text:span><text:s/><text:span text:style-name="OrgSrcFontLockVariableNameFace">f</text:span>;<text:s/><text:span text:style-name="OrgSrcFontLockCommentDelimiterFace">/</text:span><text:span text:style-name="OrgSrcFontLockCommentDelimiterFace">/<text:s/></text:span><text:span text:style-name="OrgSrcFontLockCommentFace">質点に働く力のベクトル</text:span></text:p>
      <text:p text:style-name="OrgSrcBlock"><text:s/><text:s/><text:span text:style-name="OrgSrcFontLockTypeFace">V</text:span><text:span text:style-name="OrgSrcFontLockTypeFace">ector3</text:span><text:span text:style-name="OrgSrcFontLockTypeFace">d</text:span><text:s/><text:span text:style-name="OrgSrcFontLockVariableNameFace">v</text:span>;<text:s/><text:span text:style-name="OrgSrcFontLockCommentDelimiterFace">/</text:span><text:span text:style-name="OrgSrcFontLockCommentDelimiterFace">/<text:s/></text:span><text:span text:style-name="OrgSrcFontLockCommentFace">速度ベクトル</text:span></text:p>
      <text:p text:style-name="OrgSrcBlock"><text:s/><text:s/><text:span text:style-name="OrgSrcFontLockTypeFace">V</text:span><text:span text:style-name="OrgSrcFontLockTypeFace">ector3</text:span><text:span text:style-name="OrgSrcFontLockTypeFace">d</text:span><text:s/><text:span text:style-name="OrgSrcFontLockVariableNameFace">p</text:span>;<text:s/><text:span text:style-name="OrgSrcFontLockCommentDelimiterFace">/</text:span><text:span text:style-name="OrgSrcFontLockCommentDelimiterFace">/<text:s/></text:span><text:span text:style-name="OrgSrcFontLockCommentFace">位置</text:span></text:p>
      <text:p text:style-name="OrgSrcBlock"><text:s/><text:s/><text:span text:style-name="OrgSrcFontLockTypeFace">b</text:span><text:span text:style-name="OrgSrcFontLockTypeFace">oo</text:span><text:span text:style-name="OrgSrcFontLockTypeFace">l</text:span><text:s/><text:span text:style-name="OrgSrcFontLockVariableNameFace">bFixed</text:span>;<text:s/><text:span text:style-name="OrgSrcFontLockCommentDelimiterFace">//<text:s/></text:span><text:span text:style-name="OrgSrcFontLockCommentFace">true:<text:s/>固定されている<text:s/>false:固定されていない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バネ</text:span></text:p>
      <text:p text:style-name="OrgSrcBlock"><text:span text:style-name="OrgSrcFontLockKeywordFace">c</text:span><text:span text:style-name="OrgSrcFontLockKeywordFace">las</text:span><text:span text:style-name="OrgSrcFontLockKeywordFace">s</text:span><text:s/><text:span text:style-name="OrgSrcFontLockTypeFace">Spring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Poin</text:span><text:span text:style-name="OrgSrcFontLockTypeFace">t</text:span><text:s/>*<text:span text:style-name="OrgSrcFontLockVariableNameFace">p0</text:span>;<text:s/><text:span text:style-name="OrgSrcFontLockCommentDelimiterFace">/</text:span><text:span text:style-name="OrgSrcFontLockCommentDelimiterFace">/<text:s/></text:span><text:span text:style-name="OrgSrcFontLockCommentFace">質点</text:span></text:p>
      <text:p text:style-name="OrgSrcBlock"><text:s/><text:s/><text:span text:style-name="OrgSrcFontLockTypeFace">P</text:span><text:span text:style-name="OrgSrcFontLockTypeFace">oin</text:span><text:span text:style-name="OrgSrcFontLockTypeFace">t</text:span><text:s/>*<text:span text:style-name="OrgSrcFontLockVariableNameFace">p1</text:span>;<text:s/><text:span text:style-name="OrgSrcFontLockCommentDelimiterFace">/</text:span><text:span text:style-name="OrgSrcFontLockCommentDelimiterFace">/<text:s/></text:span><text:span text:style-name="OrgSrcFontLockCommentFace">質点</text:span></text:p>
      <text:p text:style-name="OrgSrcBlock"><text:s/><text:s/><text:span text:style-name="OrgSrcFontLockTypeFace">d</text:span><text:span text:style-name="OrgSrcFontLockTypeFace">oubl</text:span><text:span text:style-name="OrgSrcFontLockTypeFace">e</text:span><text:s/><text:span text:style-name="OrgSrcFontLockVariableNameFace">restLength</text:span>;<text:s/><text:span text:style-name="OrgSrcFontLockCommentDelimiterFace">/</text:span><text:span text:style-name="OrgSrcFontLockCommentDelimiterFace">/<text:s/></text:span><text:span text:style-name="OrgSrcFontLockCommentFace">自然長</text:span></text:p>
      <text:p text:style-name="OrgSrcBlock"/>
      <text:p text:style-name="OrgSrcBlock"><text:s/><text:s/><text:span text:style-name="OrgSrcFontLockFunctionNameFace">S</text:span><text:span text:style-name="OrgSrcFontLockFunctionNameFace">pring</text:span><text:span text:style-name="OrgSrcRainbowDelimitersDepth2Face">(</text:span><text:span text:style-name="OrgSrcFontLockTypeFace">Point</text:span><text:s/>*<text:span text:style-name="OrgSrcFontLockVariableNameFace">_p0</text:span>,<text:s/><text:span text:style-name="OrgSrcFontLockTypeFace">Point</text:span><text:s/>*<text:span text:style-name="OrgSrcFontLockVariableNameFace">_p1</text:span><text:span text:style-name="OrgSrcRainbowDelimitersDepth2Face">)</text:span><text:s/><text:span text:style-name="OrgSrcRainbowDelimitersDepth2Face">{</text:span></text:p>
      <text:p text:style-name="OrgSrcBlock"><text:s/><text:s/><text:s/><text:s/>p0<text:s/>=<text:s/>_p0;</text:p>
      <text:p text:style-name="OrgSrcBlock"><text:s/><text:s/><text:s/><text:s/>p1<text:s/>=<text:s/>_p1;</text:p>
      <text:p text:style-name="OrgSrcBlock"><text:s/><text:s/><text:s/><text:s/>restLength<text:s/>=<text:s/><text:span text:style-name="OrgSrcRainbowDelimitersDepth3Face">(</text:span>p0-&gt;p<text:s/>-<text:s/>p1-&gt;p<text:span text:style-name="OrgSrcRainbowDelimitersDepth3Face">)</text:span>.length<text:span text:style-name="OrgSrcRainbowDelimitersDepth3Face">(</text:span><text:span text:style-name="OrgSrcRainbowDelimitersDepth3Face">)</text:span>;</text:p>
      <text:p text:style-name="OrgSrcBlock"><text:s/><text:s/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------------------------------------------------</text:span></text:p>
      <text:p text:style-name="OrgSrcBlock"><text:span text:style-name="OrgSrcFontLockPreprocessorFace">#</text:span><text:span text:style-name="OrgSrcFontLockPreprocessorFace">define</text:span><text:s/><text:span text:style-name="OrgSrcFontLockVariableNameFace">POINT_NUM</text:span><text:s/><text:span text:style-name="OrgSrcHighlightNumbersNumber">20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#define<text:s/>POINT_NUM<text:s/>40</text:span></text:p>
      <text:p text:style-name="OrgSrcBlock"><text:span text:style-name="OrgSrcFontLockCommentDelimiterFace">//<text:s/></text:span><text:span text:style-name="OrgSrcFontLockCommentFace">#define<text:s/>POINT_NUM<text:s/>60</text:span></text:p>
      <text:p text:style-name="OrgSrcBlock"><text:span text:style-name="OrgSrcFontLockCommentDelimiterFace">//<text:s/></text:span><text:span text:style-name="OrgSrcFontLockCommentFace">------------------------------------------------</text:span></text:p>
      <text:p text:style-name="OrgSrcBlock"/>
      <text:p text:style-name="OrgSrcBlock"><text:span text:style-name="OrgSrcFontLockCommentDelimiterFace">//<text:s/></text:span><text:span text:style-name="OrgSrcFontLockCommentFace">布の定義</text:span></text:p>
      <text:p text:style-name="OrgSrcBlock"><text:span text:style-name="OrgSrcFontLockKeywordFace">c</text:span><text:span text:style-name="OrgSrcFontLockKeywordFace">las</text:span><text:span text:style-name="OrgSrcFontLockKeywordFace">s</text:span><text:s/><text:span text:style-name="OrgSrcFontLockTypeFace">Cloth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Poin</text:span><text:span text:style-name="OrgSrcFontLockTypeFace">t</text:span><text:s/><text:span text:style-name="OrgSrcFontLockVariableNameFace">points</text:span><text:span text:style-name="OrgSrcRainbowDelimitersDepth2Face">[</text:span>POINT_NUM<text:span text:style-name="OrgSrcRainbowDelimitersDepth2Face">]</text:span><text:span text:style-name="OrgSrcRainbowDelimitersDepth2Face">[</text:span>POINT_NUM<text:span text:style-name="OrgSrcRainbowDelimitersDepth2Face">]</text:span>;</text:p>
      <text:p text:style-name="OrgSrcBlock"><text:s/><text:s/><text:span text:style-name="OrgSrcFontLockConstantFace">std</text:span>::<text:span text:style-name="OrgSrcFontLockTypeFace">vector</text:span><text:span text:style-name="OrgSrcRainbowDelimitersDepth2Face">&lt;</text:span><text:span text:style-name="OrgSrcFontLockTypeFace">Spring</text:span>*<text:span text:style-name="OrgSrcRainbowDelimitersDepth2Face">&gt;</text:span><text:s/><text:span text:style-name="OrgSrcFontLockVariableNameFace">springs</text:span>;</text:p>
      <text:p text:style-name="OrgSrcBlock"/>
      <text:p text:style-name="OrgSrcBlock"><text:s/><text:s/><text:span text:style-name="OrgSrcFontLockFunctionNameFace">Cloth</text:span><text:span text:style-name="OrgSrcRainbowDelimitersDepth2Face">(</text:span>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質点の定義</text:span></text:p>
      <text:p text:style-name="OrgSrcBlock"><text:s/><text:s/><text:s/><text:s/><text:span text:style-name="OrgSrcFontLockKeywordFace">f</text:span><text:span text:style-name="OrgSrcFontLockKeywordFace">or</text:span><text:span text:style-name="OrgSrcRainbowDelimitersDepth3Face">(</text:span><text:span text:style-name="OrgSrcFontLockTypeFace">in</text:span><text:span text:style-name="OrgSrcFontLockTypeFace">t</text:span><text:s/><text:span text:style-name="OrgSrcFontLockVariableNameFace">y</text:span><text:s/>=<text:s/><text:span text:style-name="OrgSrcHighlightNumbersNumber">0</text:span>;<text:s/>y<text:s/>&lt;<text:s/>POINT_NUM;<text:s/>y++<text:span text:style-name="OrgSrcRainbowDelimitersDepth3Face">)</text:span><text:s/><text:span text:style-name="OrgSrcRainbowDelimitersDepth3Face">{</text:span></text:p>
      <text:p text:style-name="OrgSrcBlock"><text:s/><text:s/><text:s/><text:s/><text:s/><text:s/><text:span text:style-name="OrgSrcFontLockKeywordFace">for</text:span><text:span text:style-name="OrgSrcRainbowDelimitersDepth4Face">(</text:span><text:span text:style-name="OrgSrcFontLockTypeFace">in</text:span><text:span text:style-name="OrgSrcFontLockTypeFace">t</text:span><text:s/><text:span text:style-name="OrgSrcFontLockVariableNameFace">x</text:span><text:s/>=<text:s/><text:span text:style-name="OrgSrcHighlightNumbersNumber">0</text:span>;<text:s/>x<text:s/>&lt;<text:s/>POINT_NUM;<text:s/>x++<text:span text:style-name="OrgSrcRainbowDelimitersDepth4Face">)</text:span><text:s/><text:span text:style-name="OrgSrcRainbowDelimitersDepth4Face">{</text:span></text:p>
      <text:p text:style-name="OrgSrcBlock"><text:s/><text:s/><text:s/><text:s/><text:s/><text:s/><text:s/><text:s/>points<text:span text:style-name="OrgSrcRainbowDelimitersDepth5Face">[</text:span>x<text:span text:style-name="OrgSrcRainbowDelimitersDepth5Face">]</text:span><text:span text:style-name="OrgSrcRainbowDelimitersDepth5Face">[</text:span>y<text:span text:style-name="OrgSrcRainbowDelimitersDepth5Face">]</text:span>.bFixed<text:s/>=<text:s/><text:span text:style-name="OrgSrcFontLockConstantFace">false</text:span>;</text:p>
      <text:p text:style-name="OrgSrcBlock"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---------------------------------------------------------------</text:span></text:p>
      <text:p text:style-name="OrgSrcBlock"><text:s/><text:s/><text:s/><text:s/><text:s/><text:s/><text:s/><text:s/>points<text:span text:style-name="OrgSrcRainbowDelimitersDepth5Face">[</text:span>x<text:span text:style-name="OrgSrcRainbowDelimitersDepth5Face">]</text:span><text:span text:style-name="OrgSrcRainbowDelimitersDepth5Face">[</text:span>y<text:span text:style-name="OrgSrcRainbowDelimitersDepth5Face">]</text:span>.p.set<text:span text:style-name="OrgSrcRainbowDelimitersDepth5Face">(</text:span><text:span text:style-name="OrgSrcRainbowDelimitersDepth6Face">(</text:span>x<text:s/>-<text:s/>POINT_NUM<text:s/>/<text:s/><text:span text:style-name="OrgSrcHighlightNumbersNumber">2</text:span><text:span text:style-name="OrgSrcRainbowDelimitersDepth6Face">)</text:span><text:s/>/<text:s/><text:span text:style-name="OrgSrcRainbowDelimitersDepth6Face">(</text:span>POINT_NUM<text:s/>/<text:s/><text:span text:style-name="OrgSrcHighlightNumbersNumber">20.0</text:span><text:span text:style-name="OrgSrcRainbowDelimitersDepth6Face">)</text:span>,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pan text:style-name="OrgSrcRainbowDelimitersDepth6Face">(</text:span>POINT_NUM<text:s/>/<text:s/><text:span text:style-name="OrgSrcHighlightNumbersNumber">2</text:span><text:span text:style-name="OrgSrcRainbowDelimitersDepth6Face">)</text:span><text:s/>/<text:s/><text:span text:style-name="OrgSrcRainbowDelimitersDepth6Face">(</text:span>POINT_NUM<text:s/>/<text:s/><text:span text:style-name="OrgSrcHighlightNumbersNumber">20.0</text:span><text:span text:style-name="OrgSrcRainbowDelimitersDepth6Face">)</text:span>,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-<text:s/>y<text:s/>/<text:s/><text:span text:style-name="OrgSrcRainbowDelimitersDepth6Face">(</text:span>POINT_NUM<text:s/>/<text:s/><text:span text:style-name="OrgSrcHighlightNumbersNumber">20.0</text:span><text:span text:style-name="OrgSrcRainbowDelimitersDepth6Face">)</text:span><text:span text:style-name="OrgSrcRainbowDelimitersDepth5Face">)</text:span>;</text:p>
      <text:p text:style-name="OrgSrcBlock"><text:s/><text:s/><text:s/><text:s/><text:s/><text:s/><text:s/><text:s/><text:span text:style-name="OrgSrcFontLockCommentDelimiterFace">//<text:s/></text:span><text:span text:style-name="OrgSrcFontLockCommentFace">--------------------------------------------------------------</text:span></text:p>
      <text:p text:style-name="OrgSrcBlock"><text:s/><text:s/><text:s/><text:s/><text:s/><text:s/><text:span text:style-name="OrgSrcRainbowDelimitersDepth4Face">}</text:span></text:p>
      <text:p text:style-name="OrgSrcBlock"><text:s/><text:s/><text:s/><text:s/><text:span text:style-name="OrgSrcRainbowDelimitersDepth3Face">}</text:span></text:p>
      <text:p text:style-name="OrgSrcBlock"/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バネの設定</text:span></text:p>
      <text:p text:style-name="OrgSrcBlock"><text:s/><text:s/><text:s/><text:s/><text:span text:style-name="OrgSrcFontLockKeywordFace">f</text:span><text:span text:style-name="OrgSrcFontLockKeywordFace">or</text:span><text:span text:style-name="OrgSrcRainbowDelimitersDepth3Face">(</text:span><text:span text:style-name="OrgSrcFontLockTypeFace">in</text:span><text:span text:style-name="OrgSrcFontLockTypeFace">t</text:span><text:s/><text:span text:style-name="OrgSrcFontLockVariableNameFace">y</text:span><text:s/>=<text:s/><text:span text:style-name="OrgSrcHighlightNumbersNumber">0</text:span>;<text:s/>y<text:s/>&lt;<text:s/>POINT_NUM;<text:s/>y++<text:span text:style-name="OrgSrcRainbowDelimitersDepth3Face">)</text:span><text:s/><text:span text:style-name="OrgSrcRainbowDelimitersDepth3Face">{</text:span></text:p>
      <text:p text:style-name="OrgSrcBlock"><text:s/><text:s/><text:s/><text:s/><text:s/><text:s/><text:span text:style-name="OrgSrcFontLockKeywordFace">for</text:span><text:span text:style-name="OrgSrcRainbowDelimitersDepth4Face">(</text:span><text:span text:style-name="OrgSrcFontLockTypeFace">in</text:span><text:span text:style-name="OrgSrcFontLockTypeFace">t</text:span><text:s/><text:span text:style-name="OrgSrcFontLockVariableNameFace">x</text:span><text:s/>=<text:s/><text:span text:style-name="OrgSrcHighlightNumbersNumber">0</text:span>;<text:s/>x<text:s/>&lt;<text:s/>POINT_NUM;<text:s/>x++<text:span text:style-name="OrgSrcRainbowDelimitersDepth4Face">)</text:span><text:s/><text:span text:style-name="OrgSrcRainbowDelimitersDepth4Face">{</text:span></text:p>
      <text:p text:style-name="OrgSrcBlock"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横方向のバネ</text:span></text:p>
      <text:p text:style-name="OrgSrcBlock"><text:s/><text:s/><text:s/><text:s/><text:s/><text:s/><text:s/><text:s/><text:span text:style-name="OrgSrcFontLockKeywordFace">i</text:span><text:span text:style-name="OrgSrcFontLockKeywordFace">f</text:span><text:span text:style-name="OrgSrcRainbowDelimitersDepth5Face">(</text:span>x<text:s/>&lt;<text:s/>POINT_NUM<text:s/>-<text:s/><text:span text:style-name="OrgSrcHighlightNumbersNumber">1</text:span><text:span text:style-name="OrgSrcRainbowDelimitersDepth5Face">)</text:span><text:s/><text:span text:style-name="OrgSrcRainbowDelimitersDepth5Face">{</text:span><text:tab/><text:tab/><text:tab/><text:tab/></text:p>
      <text:p text:style-name="OrgSrcBlock"><text:s/><text:s/><text:s/><text:s/><text:s/><text:s/><text:s/><text:s/><text:s/><text:s/>springs.push_back<text:span text:style-name="OrgSrcRainbowDelimitersDepth6Face">(</text:span><text:span text:style-name="OrgSrcFontLockKeywordFace">new</text:span><text:s/><text:span text:style-name="OrgSrcFontLockTypeFace">Spring</text:span><text:span text:style-name="OrgSrcRainbowDelimitersDepth7Face">(</text:span>&amp;points<text:span text:style-name="OrgSrcRainbowDelimitersDepth8Face">[</text:span>x<text:span text:style-name="OrgSrcRainbowDelimitersDepth8Face">]</text:span><text:span text:style-name="OrgSrcRainbowDelimitersDepth8Face">[</text:span>y<text:span text:style-name="OrgSrcRainbowDelimitersDepth8Face">]</text:span>,<text:s/>&amp;points<text:span text:style-name="OrgSrcRainbowDelimitersDepth8Face">[</text:span>x+<text:span text:style-name="OrgSrcHighlightNumbersNumber">1</text:span><text:span text:style-name="OrgSrcRainbowDelimitersDepth8Face">]</text:span><text:span text:style-name="OrgSrcRainbowDelimitersDepth8Face">[</text:span>y<text:span text:style-name="OrgSrcRainbowDelimitersDepth8Face">]</text:span><text:span text:style-name="OrgSrcRainbowDelimitersDepth7Face">)</text:span><text:span text:style-name="OrgSrcRainbowDelimitersDepth6Face">)</text:span>;</text:p>
      <text:p text:style-name="OrgSrcBlock"><text:s/><text:s/><text:s/><text:s/><text:s/><text:s/><text:s/><text:s/><text:span text:style-name="OrgSrcRainbowDelimitersDepth5Face">}</text:span></text:p>
      <text:p text:style-name="OrgSrcBlock"/>
      <text:p text:style-name="OrgSrcBlock"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縦方向のバネ</text:span></text:p>
      <text:p text:style-name="OrgSrcBlock"><text:s/><text:s/><text:s/><text:s/><text:s/><text:s/><text:s/><text:s/><text:span text:style-name="OrgSrcFontLockKeywordFace">i</text:span><text:span text:style-name="OrgSrcFontLockKeywordFace">f</text:span><text:span text:style-name="OrgSrcRainbowDelimitersDepth5Face">(</text:span>y<text:s/>&lt;<text:s/>POINT_NUM<text:s/>-<text:span text:style-name="OrgSrcHighlightNumbersNumber">1</text:span><text:span text:style-name="OrgSrcRainbowDelimitersDepth5Face">)</text:span><text:s/><text:span text:style-name="OrgSrcRainbowDelimitersDepth5Face">{</text:span></text:p>
      <text:p text:style-name="OrgSrcBlock"><text:s/><text:s/><text:s/><text:s/><text:s/><text:s/><text:s/><text:s/><text:s/><text:s/>springs.push_back<text:span text:style-name="OrgSrcRainbowDelimitersDepth6Face">(</text:span><text:span text:style-name="OrgSrcFontLockKeywordFace">new</text:span><text:s/><text:span text:style-name="OrgSrcFontLockTypeFace">Spring</text:span><text:span text:style-name="OrgSrcRainbowDelimitersDepth7Face">(</text:span>&amp;points<text:span text:style-name="OrgSrcRainbowDelimitersDepth8Face">[</text:span>x<text:span text:style-name="OrgSrcRainbowDelimitersDepth8Face">]</text:span><text:span text:style-name="OrgSrcRainbowDelimitersDepth8Face">[</text:span>y<text:span text:style-name="OrgSrcRainbowDelimitersDepth8Face">]</text:span>,<text:s/>&amp;points<text:span text:style-name="OrgSrcRainbowDelimitersDepth8Face">[</text:span>x<text:span text:style-name="OrgSrcRainbowDelimitersDepth8Face">]</text:span><text:span text:style-name="OrgSrcRainbowDelimitersDepth8Face">[</text:span>y+<text:span text:style-name="OrgSrcHighlightNumbersNumber">1</text:span><text:span text:style-name="OrgSrcRainbowDelimitersDepth8Face">]</text:span><text:span text:style-name="OrgSrcRainbowDelimitersDepth7Face">)</text:span><text:span text:style-name="OrgSrcRainbowDelimitersDepth6Face">)</text:span>;</text:p>
      <text:p text:style-name="OrgSrcBlock"><text:s/><text:s/><text:s/><text:s/><text:s/><text:s/><text:s/><text:s/><text:span text:style-name="OrgSrcRainbowDelimitersDepth5Face">}</text:span></text:p>
      <text:p text:style-name="OrgSrcBlock"/>
      <text:p text:style-name="OrgSrcBlock"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右下方向のバネ</text:span></text:p>
      <text:p text:style-name="OrgSrcBlock"><text:s/><text:s/><text:s/><text:s/><text:s/><text:s/><text:s/><text:s/><text:span text:style-name="OrgSrcFontLockKeywordFace">i</text:span><text:span text:style-name="OrgSrcFontLockKeywordFace">f</text:span><text:span text:style-name="OrgSrcRainbowDelimitersDepth5Face">(</text:span>x<text:s/>&lt;<text:s/>POINT_NUM<text:s/>-<text:s/><text:span text:style-name="OrgSrcHighlightNumbersNumber">1</text:span><text:s/>&amp;&amp;<text:s/>y<text:s/>&lt;<text:s/>POINT_NUM<text:s/>-<text:s/><text:span text:style-name="OrgSrcHighlightNumbersNumber">1</text:span><text:span text:style-name="OrgSrcRainbowDelimitersDepth5Face">)</text:span><text:s/><text:span text:style-name="OrgSrcRainbowDelimitersDepth5Face">{</text:span><text:tab/><text:tab/><text:tab/><text:tab/></text:p>
      <text:p text:style-name="OrgSrcBlock"><text:s/><text:s/><text:s/><text:s/><text:s/><text:s/><text:s/><text:s/><text:s/><text:s/>springs.push_back<text:span text:style-name="OrgSrcRainbowDelimitersDepth6Face">(</text:span><text:span text:style-name="OrgSrcFontLockKeywordFace">new</text:span><text:s/><text:span text:style-name="OrgSrcFontLockTypeFace">Spring</text:span><text:span text:style-name="OrgSrcRainbowDelimitersDepth7Face">(</text:span>&amp;points<text:span text:style-name="OrgSrcRainbowDelimitersDepth8Face">[</text:span>x<text:span text:style-name="OrgSrcRainbowDelimitersDepth8Face">]</text:span><text:span text:style-name="OrgSrcRainbowDelimitersDepth8Face">[</text:span>y<text:span text:style-name="OrgSrcRainbowDelimitersDepth8Face">]</text:span>,<text:s/>&amp;points<text:span text:style-name="OrgSrcRainbowDelimitersDepth8Face">[</text:span>x+<text:span text:style-name="OrgSrcHighlightNumbersNumber">1</text:span><text:span text:style-name="OrgSrcRainbowDelimitersDepth8Face">]</text:span><text:span text:style-name="OrgSrcRainbowDelimitersDepth8Face">[</text:span>y+<text:span text:style-name="OrgSrcHighlightNumbersNumber">1</text:span><text:span text:style-name="OrgSrcRainbowDelimitersDepth8Face">]</text:span><text:span text:style-name="OrgSrcRainbowDelimitersDepth7Face">)</text:span><text:span text:style-name="OrgSrcRainbowDelimitersDepth6Face">)</text:span>;</text:p>
      <text:p text:style-name="OrgSrcBlock"><text:s/><text:s/><text:s/><text:s/><text:s/><text:s/><text:s/><text:s/><text:span text:style-name="OrgSrcRainbowDelimitersDepth5Face">}</text:span></text:p>
      <text:p text:style-name="OrgSrcBlock"/>
      <text:p text:style-name="OrgSrcBlock"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左下方向のバネ</text:span></text:p>
      <text:p text:style-name="OrgSrcBlock"><text:s/><text:s/><text:s/><text:s/><text:s/><text:s/><text:s/><text:s/><text:span text:style-name="OrgSrcFontLockKeywordFace">i</text:span><text:span text:style-name="OrgSrcFontLockKeywordFace">f</text:span><text:span text:style-name="OrgSrcRainbowDelimitersDepth5Face">(</text:span>x<text:s/>&gt;<text:s/><text:span text:style-name="OrgSrcHighlightNumbersNumber">0</text:span><text:s/>&amp;&amp;<text:s/>y<text:s/>&lt;<text:s/>POINT_NUM<text:s/>-<text:s/><text:span text:style-name="OrgSrcHighlightNumbersNumber">1</text:span><text:span text:style-name="OrgSrcRainbowDelimitersDepth5Face">)</text:span><text:s/><text:span text:style-name="OrgSrcRainbowDelimitersDepth5Face">{</text:span><text:tab/><text:tab/><text:tab/><text:tab/></text:p>
      <text:p text:style-name="OrgSrcBlock"><text:s/><text:s/><text:s/><text:s/><text:s/><text:s/><text:s/><text:s/><text:s/><text:s/>springs.push_back<text:span text:style-name="OrgSrcRainbowDelimitersDepth6Face">(</text:span><text:span text:style-name="OrgSrcFontLockKeywordFace">new</text:span><text:s/><text:span text:style-name="OrgSrcFontLockTypeFace">Spring</text:span><text:span text:style-name="OrgSrcRainbowDelimitersDepth7Face">(</text:span>&amp;points<text:span text:style-name="OrgSrcRainbowDelimitersDepth8Face">[</text:span>x<text:span text:style-name="OrgSrcRainbowDelimitersDepth8Face">]</text:span><text:span text:style-name="OrgSrcRainbowDelimitersDepth8Face">[</text:span>y<text:span text:style-name="OrgSrcRainbowDelimitersDepth8Face">]</text:span>,<text:s/>&amp;points<text:span text:style-name="OrgSrcRainbowDelimitersDepth8Face">[</text:span>x-<text:span text:style-name="OrgSrcHighlightNumbersNumber">1</text:span><text:span text:style-name="OrgSrcRainbowDelimitersDepth8Face">]</text:span><text:span text:style-name="OrgSrcRainbowDelimitersDepth8Face">[</text:span>y+<text:span text:style-name="OrgSrcHighlightNumbersNumber">1</text:span><text:span text:style-name="OrgSrcRainbowDelimitersDepth8Face">]</text:span><text:span text:style-name="OrgSrcRainbowDelimitersDepth7Face">)</text:span><text:span text:style-name="OrgSrcRainbowDelimitersDepth6Face">)</text:span>;</text:p>
      <text:p text:style-name="OrgSrcBlock"><text:s/><text:s/><text:s/><text:s/><text:s/><text:s/><text:s/><text:s/><text:span text:style-name="OrgSrcRainbowDelimitersDepth5Face">}</text:span></text:p>
      <text:p text:style-name="OrgSrcBlock"><text:s/><text:s/><text:s/><text:s/><text:s/><text:s/><text:span text:style-name="OrgSrcRainbowDelimitersDepth4Face">}</text:span></text:p>
      <text:p text:style-name="OrgSrcBlock"><text:s/><text:s/><text:s/><text:s/><text:span text:style-name="OrgSrcRainbowDelimitersDepth3Face">}</text:span></text:p>
      <text:p text:style-name="OrgSrcBlock"/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固定点の指定</text:span></text:p>
      <text:p text:style-name="OrgSrcBlock"><text:s/><text:s/><text:s/><text:s/>points<text:span text:style-name="OrgSrcRainbowDelimitersDepth3Face">[</text:span><text:span text:style-name="OrgSrcHighlightNumbersNumber">0</text:span><text:span text:style-name="OrgSrcRainbowDelimitersDepth3Face">]</text:span><text:span text:style-name="OrgSrcRainbowDelimitersDepth3Face">[</text:span><text:span text:style-name="OrgSrcHighlightNumbersNumber">0</text:span><text:span text:style-name="OrgSrcRainbowDelimitersDepth3Face">]</text:span>.bFixed<text:s/>=<text:s/><text:span text:style-name="OrgSrcFontLockConstantFace">true</text:span>;</text:p>
      <text:p text:style-name="OrgSrcBlock"><text:s/><text:s/><text:s/><text:s/>points<text:span text:style-name="OrgSrcRainbowDelimitersDepth3Face">[</text:span>POINT_NUM-<text:span text:style-name="OrgSrcHighlightNumbersNumber">1</text:span><text:span text:style-name="OrgSrcRainbowDelimitersDepth3Face">]</text:span><text:span text:style-name="OrgSrcRainbowDelimitersDepth3Face">[</text:span><text:span text:style-name="OrgSrcHighlightNumbersNumber">0</text:span><text:span text:style-name="OrgSrcRainbowDelimitersDepth3Face">]</text:span>.bFixed<text:s/>=<text:s/><text:span text:style-name="OrgSrcFontLockConstantFace">true</text:span>;</text:p>
      <text:p text:style-name="OrgSrcBlock"><text:s/><text:s/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/>
      <text:p text:style-name="OrgSrcBlock"><text:span text:style-name="OrgSrcFontLockTypeFace">Clot</text:span><text:span text:style-name="OrgSrcFontLockTypeFace">h</text:span><text:s/>*<text:span text:style-name="OrgSrcFontLockVariableNameFace">cloth</text:span>;</text:p>
      <text:p text:style-name="OrgSrcBlock"><text:span text:style-name="OrgSrcFontLockTypeFace">doubl</text:span><text:span text:style-name="OrgSrcFontLockTypeFace">e</text:span><text:s/><text:span text:style-name="OrgSrcFontLockVariableNameFace">rotateAngleH_deg</text:span>;<text:s/><text:span text:style-name="OrgSrcFontLockCommentDelimiterFace">/</text:span><text:span text:style-name="OrgSrcFontLockCommentDelimiterFace">/<text:s/></text:span><text:span text:style-name="OrgSrcFontLockCommentFace">画面水平方向の回転角度</text:span></text:p>
      <text:p text:style-name="OrgSrcBlock"><text:span text:style-name="OrgSrcFontLockTypeFace">d</text:span><text:span text:style-name="OrgSrcFontLockTypeFace">oubl</text:span><text:span text:style-name="OrgSrcFontLockTypeFace">e</text:span><text:s/><text:span text:style-name="OrgSrcFontLockVariableNameFace">rotateAngleV_deg</text:span>;<text:s/><text:span text:style-name="OrgSrcFontLockCommentDelimiterFace">/</text:span><text:span text:style-name="OrgSrcFontLockCommentDelimiterFace">/<text:s/></text:span><text:span text:style-name="OrgSrcFontLockCommentFace">縦方向の回転角度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VariableNameFace">preMousePositionX</text:span>;<text:s/><text:s/><text:s/><text:span text:style-name="OrgSrcFontLockCommentDelimiterFace">/</text:span><text:span text:style-name="OrgSrcFontLockCommentDelimiterFace">/<text:s/></text:span><text:span text:style-name="OrgSrcFontLockCommentFace">マウスカーソルの位置を記憶しておく変数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VariableNameFace">preMousePositionY</text:span>;<text:s/><text:s/><text:s/><text:span text:style-name="OrgSrcFontLockCommentDelimiterFace">/</text:span><text:span text:style-name="OrgSrcFontLockCommentDelimiterFace">/<text:s/></text:span><text:span text:style-name="OrgSrcFontLockCommentFace">マウスカーソルの位置を記憶しておく変数</text:span></text:p>
      <text:p text:style-name="OrgSrcBlock"><text:span text:style-name="OrgSrcFontLockTypeFace">b</text:span><text:span text:style-name="OrgSrcFontLockTypeFace">oo</text:span><text:span text:style-name="OrgSrcFontLockTypeFace">l</text:span><text:s/><text:span text:style-name="OrgSrcFontLockVariableNameFace">bRunning</text:span>;<text:s/><text:span text:style-name="OrgSrcFontLockCommentDelimiterFace">/</text:span><text:span text:style-name="OrgSrcFontLockCommentDelimiterFace">/<text:s/></text:span><text:span text:style-name="OrgSrcFontLockCommentFace">アニメーションの実行/停止を切り替えるフラグ</text:span></text:p>
      <text:p text:style-name="OrgSrcBlock"/>
      <text:p text:style-name="OrgSrcBlock"><text:span text:style-name="OrgSrcFontLockCommentDelimiterFace">//<text:s/></text:span><text:span text:style-name="OrgSrcFontLockCommentFace">-------------------------------------------------------------------------</text:span></text:p>
      <text:p text:style-name="OrgSrcBlock"><text:span text:style-name="OrgSrcFontLockTypeFace">d</text:span><text:span text:style-name="OrgSrcFontLockTypeFace">oubl</text:span><text:span text:style-name="OrgSrcFontLockTypeFace">e</text:span><text:s/><text:span text:style-name="OrgSrcFontLockVariableNameFace">Ks</text:span><text:s/>=<text:s/><text:span text:style-name="OrgSrcHighlightNumbersNumber">8</text:span>;<text:s/><text:s/><text:s/><text:span text:style-name="OrgSrcFontLockCommentDelimiterFace">/</text:span><text:span text:style-name="OrgSrcFontLockCommentDelimiterFace">/<text:s/></text:span><text:span text:style-name="OrgSrcFontLockCommentFace">バネ定数</text:span></text:p>
      <text:p text:style-name="OrgSrcBlock"><text:span text:style-name="OrgSrcFontLockTypeFace">d</text:span><text:span text:style-name="OrgSrcFontLockTypeFace">oubl</text:span><text:span text:style-name="OrgSrcFontLockTypeFace">e</text:span><text:s/><text:span text:style-name="OrgSrcFontLockVariableNameFace">Mass</text:span><text:s/>=<text:s/><text:span text:style-name="OrgSrcHighlightNumbersNumber">30</text:span>;<text:s/><text:span text:style-name="OrgSrcFontLockCommentDelimiterFace">/</text:span><text:span text:style-name="OrgSrcFontLockCommentDelimiterFace">/<text:s/></text:span><text:span text:style-name="OrgSrcFontLockCommentFace">質点の質量</text:span></text:p>
      <text:p text:style-name="OrgSrcBlock"><text:span text:style-name="OrgSrcFontLockTypeFace">d</text:span><text:span text:style-name="OrgSrcFontLockTypeFace">oubl</text:span><text:span text:style-name="OrgSrcFontLockTypeFace">e</text:span><text:s/><text:span text:style-name="OrgSrcFontLockVariableNameFace">dT</text:span><text:s/>=<text:s/><text:span text:style-name="OrgSrcHighlightNumbersNumber">1</text:span>;<text:s/><text:span text:style-name="OrgSrcFontLockCommentDelimiterFace">/</text:span><text:span text:style-name="OrgSrcFontLockCommentDelimiterFace">/<text:s/></text:span><text:span text:style-name="OrgSrcFontLockCommentFace">時間刻み幅</text:span></text:p>
      <text:p text:style-name="OrgSrcBlock"><text:span text:style-name="OrgSrcFontLockTypeFace">d</text:span><text:span text:style-name="OrgSrcFontLockTypeFace">oubl</text:span><text:span text:style-name="OrgSrcFontLockTypeFace">e</text:span><text:s/><text:span text:style-name="OrgSrcFontLockVariableNameFace">Dk</text:span><text:s/>=<text:s/><text:span text:style-name="OrgSrcHighlightNumbersNumber">0.1</text:span>;<text:s/><text:span text:style-name="OrgSrcFontLockCommentDelimiterFace">/</text:span><text:span text:style-name="OrgSrcFontLockCommentDelimiterFace">/<text:s/></text:span><text:span text:style-name="OrgSrcFontLockCommentFace">速度に比例して、逆向きにはたらく抵抗係数</text:span></text:p>
      <text:p text:style-name="OrgSrcBlock"><text:span text:style-name="OrgSrcFontLockTypeFace">V</text:span><text:span text:style-name="OrgSrcFontLockTypeFace">ector3</text:span><text:span text:style-name="OrgSrcFontLockTypeFace">d</text:span><text:s/><text:span text:style-name="OrgSrcFontLockVariableNameFace">gravity</text:span><text:span text:style-name="OrgSrcRainbowDelimitersDepth1Face">(</text:span><text:span text:style-name="OrgSrcHighlightNumbersNumber">0</text:span>,<text:s/>-<text:span text:style-name="OrgSrcHighlightNumbersNumber">0.002</text:span>,<text:s/><text:span text:style-name="OrgSrcHighlightNumbersNumber">0</text:span><text:span text:style-name="OrgSrcRainbowDelimitersDepth1Face">)</text:span>;<text:s/><text:span text:style-name="OrgSrcFontLockCommentDelimiterFace">/</text:span><text:span text:style-name="OrgSrcFontLockCommentDelimiterFace">/<text:s/></text:span><text:span text:style-name="OrgSrcFontLockCommentFace">重力(y軸方向の負の向きに働く)</text:span></text:p>
      <text:p text:style-name="OrgSrcBlock"><text:span text:style-name="OrgSrcFontLockCommentDelimiterFace">//<text:s/></text:span><text:span text:style-name="OrgSrcFontLockCommentFace">double<text:s/>Ks<text:s/>=<text:s/>4;</text:span></text:p>
      <text:p text:style-name="OrgSrcBlock"><text:span text:style-name="OrgSrcFontLockCommentDelimiterFace">//<text:s/></text:span><text:span text:style-name="OrgSrcFontLockCommentFace">double<text:s/>Ks<text:s/>=<text:s/>10;</text:span></text:p>
      <text:p text:style-name="OrgSrcBlock"><text:span text:style-name="OrgSrcFontLockCommentDelimiterFace">//<text:s/></text:span><text:span text:style-name="OrgSrcFontLockCommentFace">double<text:s/>Mass<text:s/>=<text:s/>25;</text:span></text:p>
      <text:p text:style-name="OrgSrcBlock"><text:span text:style-name="OrgSrcFontLockCommentDelimiterFace">//<text:s/></text:span><text:span text:style-name="OrgSrcFontLockCommentFace">double<text:s/>Mass<text:s/>=<text:s/>35;</text:span></text:p>
      <text:p text:style-name="OrgSrcBlock"><text:span text:style-name="OrgSrcFontLockCommentDelimiterFace">//<text:s/></text:span><text:span text:style-name="OrgSrcFontLockCommentFace">double<text:s/>dT<text:s/>=<text:s/>0.5;</text:span></text:p>
      <text:p text:style-name="OrgSrcBlock"><text:span text:style-name="OrgSrcFontLockCommentDelimiterFace">//<text:s/></text:span><text:span text:style-name="OrgSrcFontLockCommentFace">double<text:s/>dT<text:s/>=<text:s/>1.2;</text:span></text:p>
      <text:p text:style-name="OrgSrcBlock"><text:span text:style-name="OrgSrcFontLockCommentDelimiterFace">//<text:s/></text:span><text:span text:style-name="OrgSrcFontLockCommentFace">double<text:s/>Dk<text:s/>=<text:s/>0.05;</text:span></text:p>
      <text:p text:style-name="OrgSrcBlock"><text:span text:style-name="OrgSrcFontLockCommentDelimiterFace">//<text:s/></text:span><text:span text:style-name="OrgSrcFontLockCommentFace">double<text:s/>Dk<text:s/>=<text:s/>0.2;</text:span></text:p>
      <text:p text:style-name="OrgSrcBlock"><text:span text:style-name="OrgSrcFontLockCommentDelimiterFace">//<text:s/></text:span><text:span text:style-name="OrgSrcFontLockCommentFace">Vector3d<text:s/>gravity(0,<text:s/>-0.001,<text:s/>0);</text:span></text:p>
      <text:p text:style-name="OrgSrcBlock"><text:span text:style-name="OrgSrcFontLockCommentDelimiterFace">//<text:s/></text:span><text:span text:style-name="OrgSrcFontLockCommentFace">Vector3d<text:s/>gravity(0,<text:s/>-0.004,<text:s/>0);</text:span></text:p>
      <text:p text:style-name="OrgSrcBlock"><text:span text:style-name="OrgSrcFontLockCommentDelimiterFace">//<text:s/></text:span><text:span text:style-name="OrgSrcFontLockCommentFace">-------------------------------------------------------------------------</text:span></text:p>
      <text:p text:style-name="OrgSrcBlock"/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drawCloth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バネを描画</text:span></text:p>
      <text:p text:style-name="OrgSrcBlock"><text:s/><text:s/>glColor3f<text:span text:style-name="OrgSrcRainbowDelimitersDepth2Face">(</text:span><text:span text:style-name="OrgSrcHighlightNumbersNumber">0.0f</text:span>,<text:s/><text:span text:style-name="OrgSrcHighlightNumbersNumber">0.0f</text:span>,<text:s/><text:span text:style-name="OrgSrcHighlightNumbersNumber">0.0f</text:span><text:span text:style-name="OrgSrcRainbowDelimitersDepth2Face">)</text:span>;</text:p>
      <text:p text:style-name="OrgSrcBlock"><text:s/><text:s/>glBegin<text:span text:style-name="OrgSrcRainbowDelimitersDepth2Face">(</text:span>GL_LINES<text:span text:style-name="OrgSrcRainbowDelimitersDepth2Face">)</text:span>;</text:p>
      <text:p text:style-name="OrgSrcBlock"><text:s/><text:s/><text:span text:style-name="OrgSrcFontLockKeywordFace">f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i</text:span><text:s/>=<text:s/><text:span text:style-name="OrgSrcHighlightNumbersNumber">0</text:span>;<text:s/>i<text:s/>&lt;<text:s/>cloth-&gt;springs.size<text:span text:style-name="OrgSrcRainbowDelimitersDepth3Face">(</text:span><text:span text:style-name="OrgSrcRainbowDelimitersDepth3Face">)</text:span>;<text:s/>i++<text:span text:style-name="OrgSrcRainbowDelimitersDepth2Face">)</text:span><text:s/><text:span text:style-name="OrgSrcRainbowDelimitersDepth2Face">{</text:span></text:p>
      <text:p text:style-name="OrgSrcBlock"><text:s/><text:s/><text:s/><text:s/>glVertex3d<text:span text:style-name="OrgSrcRainbowDelimitersDepth3Face">(</text:span>cloth-&gt;springs<text:span text:style-name="OrgSrcRainbowDelimitersDepth4Face">[</text:span>i<text:span text:style-name="OrgSrcRainbowDelimitersDepth4Face">]</text:span>-&gt;p0-&gt;p.x,<text:s/>cloth-&gt;springs<text:span text:style-name="OrgSrcRainbowDelimitersDepth4Face">[</text:span>i<text:span text:style-name="OrgSrcRainbowDelimitersDepth4Face">]</text:span>-&gt;p0-&gt;p.y,<text:s/>cloth-&gt;springs<text:span text:style-name="OrgSrcRainbowDelimitersDepth4Face">[</text:span>i<text:span text:style-name="OrgSrcRainbowDelimitersDepth4Face">]</text:span>-&gt;p0-&gt;p.z<text:span text:style-name="OrgSrcRainbowDelimitersDepth3Face">)</text:span>;</text:p>
      <text:p text:style-name="OrgSrcBlock"><text:s/><text:s/><text:s/><text:s/>glVertex3d<text:span text:style-name="OrgSrcRainbowDelimitersDepth3Face">(</text:span>cloth-&gt;springs<text:span text:style-name="OrgSrcRainbowDelimitersDepth4Face">[</text:span>i<text:span text:style-name="OrgSrcRainbowDelimitersDepth4Face">]</text:span>-&gt;p1-&gt;p.x,<text:s/>cloth-&gt;springs<text:span text:style-name="OrgSrcRainbowDelimitersDepth4Face">[</text:span>i<text:span text:style-name="OrgSrcRainbowDelimitersDepth4Face">]</text:span>-&gt;p1-&gt;p.y,<text:s/>cloth-&gt;springs<text:span text:style-name="OrgSrcRainbowDelimitersDepth4Face">[</text:span>i<text:span text:style-name="OrgSrcRainbowDelimitersDepth4Face">]</text:span>-&gt;p1-&gt;p.z<text:span text:style-name="OrgSrcRainbowDelimitersDepth3Face">)</text:span>;</text:p>
      <text:p text:style-name="OrgSrcBlock"><text:s/><text:s/><text:span text:style-name="OrgSrcRainbowDelimitersDepth2Face">}</text:span></text:p>
      <text:p text:style-name="OrgSrcBlock"><text:s/><text:s/>glEnd<text:span text:style-name="OrgSrcRainbowDelimitersDepth2Face">(</text:span><text:span text:style-name="OrgSrcRainbowDelimitersDepth2Face">)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質点を描画</text:span></text:p>
      <text:p text:style-name="OrgSrcBlock"><text:s/><text:s/>glColor3f<text:span text:style-name="OrgSrcRainbowDelimitersDepth2Face">(</text:span><text:span text:style-name="OrgSrcHighlightNumbersNumber">1.0f</text:span>,<text:s/><text:span text:style-name="OrgSrcHighlightNumbersNumber">0.0f</text:span>,<text:s/><text:span text:style-name="OrgSrcHighlightNumbersNumber">0.0f</text:span><text:span text:style-name="OrgSrcRainbowDelimitersDepth2Face">)</text:span>;</text:p>
      <text:p text:style-name="OrgSrcBlock"><text:s/><text:s/>glPointSize<text:span text:style-name="OrgSrcRainbowDelimitersDepth2Face">(</text:span><text:span text:style-name="OrgSrcHighlightNumbersNumber">4.0f</text:span><text:span text:style-name="OrgSrcRainbowDelimitersDepth2Face">)</text:span>;</text:p>
      <text:p text:style-name="OrgSrcBlock"><text:s/><text:s/>glBegin<text:span text:style-name="OrgSrcRainbowDelimitersDepth2Face">(</text:span>GL_POINTS<text:span text:style-name="OrgSrcRainbowDelimitersDepth2Face">)</text:span>;</text:p>
      <text:p text:style-name="OrgSrcBlock"><text:s/><text:s/><text:span text:style-name="OrgSrcFontLockKeywordFace">f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y</text:span><text:s/>=<text:s/><text:span text:style-name="OrgSrcHighlightNumbersNumber">0</text:span>;<text:s/>y<text:s/>&lt;<text:s/>POINT_NUM;<text:s/>y++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for</text:span><text:span text:style-name="OrgSrcRainbowDelimitersDepth3Face">(</text:span><text:span text:style-name="OrgSrcFontLockTypeFace">in</text:span><text:span text:style-name="OrgSrcFontLockTypeFace">t</text:span><text:s/><text:span text:style-name="OrgSrcFontLockVariableNameFace">x</text:span><text:s/>=<text:s/><text:span text:style-name="OrgSrcHighlightNumbersNumber">0</text:span>;<text:s/>x<text:s/>&lt;<text:s/>POINT_NUM;<text:s/>x++<text:span text:style-name="OrgSrcRainbowDelimitersDepth3Face">)</text:span><text:s/><text:span text:style-name="OrgSrcRainbowDelimitersDepth3Face">{</text:span></text:p>
      <text:p text:style-name="OrgSrcBlock"><text:s/><text:s/><text:s/><text:s/><text:s/><text:s/>glVertex3d<text:span text:style-name="OrgSrcRainbowDelimitersDepth4Face">(</text:span>cloth-&gt;points<text:span text:style-name="OrgSrcRainbowDelimitersDepth5Face">[</text:span>x<text:span text:style-name="OrgSrcRainbowDelimitersDepth5Face">]</text:span><text:span text:style-name="OrgSrcRainbowDelimitersDepth5Face">[</text:span>y<text:span text:style-name="OrgSrcRainbowDelimitersDepth5Face">]</text:span>.p.x,<text:s/>cloth-&gt;points<text:span text:style-name="OrgSrcRainbowDelimitersDepth5Face">[</text:span>x<text:span text:style-name="OrgSrcRainbowDelimitersDepth5Face">]</text:span><text:span text:style-name="OrgSrcRainbowDelimitersDepth5Face">[</text:span>y<text:span text:style-name="OrgSrcRainbowDelimitersDepth5Face">]</text:span>.p.y,<text:s/>cloth-&gt;points<text:span text:style-name="OrgSrcRainbowDelimitersDepth5Face">[</text:span>x<text:span text:style-name="OrgSrcRainbowDelimitersDepth5Face">]</text:span><text:span text:style-name="OrgSrcRainbowDelimitersDepth5Face">[</text:span>y<text:span text:style-name="OrgSrcRainbowDelimitersDepth5Face">]</text:span>.p.z<text:span text:style-name="OrgSrcRainbowDelimitersDepth4Face">)</text:span>;</text:p>
      <text:p text:style-name="OrgSrcBlock"><text:s/><text:s/><text:s/><text:s/><text:span text:style-name="OrgSrcRainbowDelimitersDepth3Face">}</text:span></text:p>
      <text:p text:style-name="OrgSrcBlock"><text:s/><text:s/><text:span text:style-name="OrgSrcRainbowDelimitersDepth2Face">}</text:span></text:p>
      <text:p text:style-name="OrgSrcBlock"><text:s/><text:s/>glEnd<text:span text:style-name="OrgSrcRainbowDelimitersDepth2Face">(</text:span>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display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glClear<text:span text:style-name="OrgSrcRainbowDelimitersDepth2Face">(</text:span>GL_COLOR_BUFFER_BIT<text:s/>|<text:s/>GL_DEPTH_BUFFER_BIT<text:span text:style-name="OrgSrcRainbowDelimitersDepth2Face">)</text:span>;</text:p>
      <text:p text:style-name="OrgSrcBlock"><text:s/><text:s/>glDisable<text:span text:style-name="OrgSrcRainbowDelimitersDepth2Face">(</text:span>GL_LIGHTING<text:span text:style-name="OrgSrcRainbowDelimitersDepth2Face">)</text:span>;</text:p>
      <text:p text:style-name="OrgSrcBlock"><text:s/><text:s/>glLoadIdentity<text:span text:style-name="OrgSrcRainbowDelimitersDepth2Face">(</text:span><text:span text:style-name="OrgSrcRainbowDelimitersDepth2Face">)</text:span>;</text:p>
      <text:p text:style-name="OrgSrcBlock"><text:s/><text:s/>glTranslated<text:span text:style-name="OrgSrcRainbowDelimitersDepth2Face">(</text:span><text:span text:style-name="OrgSrcHighlightNumbersNumber">0</text:span>,<text:s/><text:span text:style-name="OrgSrcHighlightNumbersNumber">0.0</text:span>,<text:s/>-<text:span text:style-name="OrgSrcHighlightNumbersNumber">50</text:span><text:span text:style-name="OrgSrcRainbowDelimitersDepth2Face">)</text:span>;</text:p>
      <text:p text:style-name="OrgSrcBlock"><text:s/><text:s/>glRotated<text:span text:style-name="OrgSrcRainbowDelimitersDepth2Face">(</text:span>rotateAngleV_deg,<text:s/><text:span text:style-name="OrgSrcHighlightNumbersNumber">1.0</text:span>,<text:s/><text:span text:style-name="OrgSrcHighlightNumbersNumber">0.0</text:span>,<text:s/><text:span text:style-name="OrgSrcHighlightNumbersNumber">0.0</text:span><text:span text:style-name="OrgSrcRainbowDelimitersDepth2Face">)</text:span>;</text:p>
      <text:p text:style-name="OrgSrcBlock"><text:s/><text:s/>glRotated<text:span text:style-name="OrgSrcRainbowDelimitersDepth2Face">(</text:span>rotateAngleH_deg,<text:s/><text:span text:style-name="OrgSrcHighlightNumbersNumber">0.0</text:span>,<text:s/><text:span text:style-name="OrgSrcHighlightNumbersNumber">1.0</text:span>,<text:s/><text:span text:style-name="OrgSrcHighlightNumbersNumber">0.0</text:span><text:span text:style-name="OrgSrcRainbowDelimitersDepth2Face">)</text:span>;</text:p>
      <text:p text:style-name="OrgSrcBlock"><text:s/><text:s/>drawCloth<text:span text:style-name="OrgSrcRainbowDelimitersDepth2Face">(</text:span><text:span text:style-name="OrgSrcRainbowDelimitersDepth2Face">)</text:span>;</text:p>
      <text:p text:style-name="OrgSrcBlock"/>
      <text:p text:style-name="OrgSrcBlock"><text:s/><text:s/>glFlush<text:span text:style-name="OrgSrcRainbowDelimitersDepth2Face">(</text:span>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resize</text:span><text:span text:style-name="OrgSrcRainbowDelimitersDepth1Face">(</text:span><text:span text:style-name="OrgSrcFontLockTypeFace">int</text:span><text:s/><text:span text:style-name="OrgSrcFontLockVariableNameFace">w</text:span>,<text:s/><text:span text:style-name="OrgSrcFontLockTypeFace">int</text:span><text:s/><text:span text:style-name="OrgSrcFontLockVariableNameFace">h</text:span><text:span text:style-name="OrgSrcRainbowDelimitersDepth1Face">)</text:span><text:s/><text:span text:style-name="OrgSrcRainbowDelimitersDepth1Face">{</text:span></text:p>
      <text:p text:style-name="OrgSrcBlock"><text:s/><text:s/>glViewport<text:span text:style-name="OrgSrcRainbowDelimitersDepth2Face">(</text:span><text:span text:style-name="OrgSrcHighlightNumbersNumber">0</text:span>,<text:s/><text:span text:style-name="OrgSrcHighlightNumbersNumber">0</text:span>,<text:s/>w,<text:s/>h<text:span text:style-name="OrgSrcRainbowDelimitersDepth2Face">)</text:span>;</text:p>
      <text:p text:style-name="OrgSrcBlock"><text:s/><text:s/>glMatrixMode<text:span text:style-name="OrgSrcRainbowDelimitersDepth2Face">(</text:span>GL_PROJECTION<text:span text:style-name="OrgSrcRainbowDelimitersDepth2Face">)</text:span>;</text:p>
      <text:p text:style-name="OrgSrcBlock"><text:s/><text:s/>glLoadIdentity<text:span text:style-name="OrgSrcRainbowDelimitersDepth2Face">(</text:span><text:span text:style-name="OrgSrcRainbowDelimitersDepth2Face">)</text:span>;</text:p>
      <text:p text:style-name="OrgSrcBlock"><text:s/><text:s/>gluPerspective<text:span text:style-name="OrgSrcRainbowDelimitersDepth2Face">(</text:span><text:span text:style-name="OrgSrcHighlightNumbersNumber">30.0</text:span>,<text:s/><text:span text:style-name="OrgSrcRainbowDelimitersDepth3Face">(</text:span><text:span text:style-name="OrgSrcFontLockTypeFace">double</text:span><text:span text:style-name="OrgSrcRainbowDelimitersDepth3Face">)</text:span>w<text:s/>/<text:s/><text:span text:style-name="OrgSrcRainbowDelimitersDepth3Face">(</text:span><text:span text:style-name="OrgSrcFontLockTypeFace">double</text:span><text:span text:style-name="OrgSrcRainbowDelimitersDepth3Face">)</text:span>h,<text:s/><text:span text:style-name="OrgSrcHighlightNumbersNumber">1.0</text:span>,<text:s/><text:span text:style-name="OrgSrcHighlightNumbersNumber">100.0</text:span><text:span text:style-name="OrgSrcRainbowDelimitersDepth2Face">)</text:span>;</text:p>
      <text:p text:style-name="OrgSrcBlock"><text:s/><text:s/>glMatrixMode<text:span text:style-name="OrgSrcRainbowDelimitersDepth2Face">(</text:span>GL_MODELVIEW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keyboard</text:span><text:span text:style-name="OrgSrcRainbowDelimitersDepth1Face">(</text:span><text:span text:style-name="OrgSrcFontLockTypeFace">unsigned</text:span><text:s/><text:span text:style-name="OrgSrcFontLockTypeFace">char</text:span><text:s/><text:span text:style-name="OrgSrcFontLockVariableNameFace">key</text:span>,<text:s/><text:span text:style-name="OrgSrcFontLockTypeFace">int</text:span><text:s/><text:span text:style-name="OrgSrcFontLockVariableNameFace">x</text:span>,<text:s/><text:span text:style-name="OrgSrcFontLockTypeFace">int</text:span><text:s/><text:span text:style-name="OrgSrcFontLockVariableNameFace">y</text:span><text:span text:style-name="OrgSrcRainbowDelimitersDepth1Face">)</text:span><text:s/><text:span text:style-name="OrgSrcRainbowDelimitersDepth1Face">{</text:span></text:p>
      <text:p text:style-name="OrgSrcBlock"/>
      <text:p text:style-name="OrgSrcBlock"><text:s/><text:s/><text:span text:style-name="OrgSrcFontLockKeywordFace">if</text:span><text:s/><text:span text:style-name="OrgSrcRainbowDelimitersDepth2Face">(</text:span>key<text:s/>==<text:s/><text:span text:style-name="OrgSrcFontLockStringFace">'\033'</text:span><text:s/>||<text:s/>key<text:s/>==<text:s/><text:span text:style-name="OrgSrcFontLockStringFace">'q'</text:span><text:span text:style-name="OrgSrcRainbowDelimitersDepth2Face">)</text:span><text:s/><text:span text:style-name="OrgSrcRainbowDelimitersDepth2Face">{</text:span><text:s/>exit<text:span text:style-name="OrgSrcRainbowDelimitersDepth3Face">(</text:span><text:span text:style-name="OrgSrcHighlightNumbersNumber">0</text:span><text:span text:style-name="OrgSrcRainbowDelimitersDepth3Face">)</text:span>;<text:span text:style-name="OrgSrcRainbowDelimitersDepth2Face">}</text:span><text:s/><text:span text:style-name="OrgSrcFontLockCommentDelimiterFace">/</text:span><text:span text:style-name="OrgSrcFontLockCommentDelimiterFace">/<text:s/></text:span><text:span text:style-name="OrgSrcFontLockCommentFace">ESC<text:s/>または<text:s/>q<text:s/>で終了</text:span></text:p>
      <text:p text:style-name="OrgSrcBlock"><text:s/><text:s/><text:span text:style-name="OrgSrcFontLockKeywordFace">i</text:span><text:span text:style-name="OrgSrcFontLockKeywordFace">f</text:span><text:s/><text:span text:style-name="OrgSrcRainbowDelimitersDepth2Face">(</text:span>key<text:s/>==<text:s/><text:span text:style-name="OrgSrcFontLockStringFace">'a'</text:span><text:span text:style-name="OrgSrcRainbowDelimitersDepth2Face">)</text:span><text:s/><text:span text:style-name="OrgSrcRainbowDelimitersDepth2Face">{</text:span><text:s/>bRunning<text:s/>=<text:s/><text:span text:style-name="OrgSrcFontLockNegationCharFace">!</text:span>bRunning;<text:s/><text:span text:style-name="OrgSrcRainbowDelimitersDepth2Face">}</text:span><text:s/><text:s/><text:s/><text:s/><text:span text:style-name="OrgSrcFontLockCommentDelimiterFace">//<text:s/></text:span><text:span text:style-name="OrgSrcFontLockCommentFace">a<text:s/>でアニメーションのオンオフ</text:span>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mouse</text:span><text:span text:style-name="OrgSrcRainbowDelimitersDepth1Face">(</text:span><text:span text:style-name="OrgSrcFontLockTypeFace">int</text:span><text:s/><text:span text:style-name="OrgSrcFontLockVariableNameFace">button</text:span>,<text:s/><text:span text:style-name="OrgSrcFontLockTypeFace">int</text:span><text:s/><text:span text:style-name="OrgSrcFontLockVariableNameFace">state</text:span>,<text:s/><text:span text:style-name="OrgSrcFontLockTypeFace">int</text:span><text:s/><text:span text:style-name="OrgSrcFontLockVariableNameFace">x</text:span>,<text:s/><text:span text:style-name="OrgSrcFontLockTypeFace">int</text:span><text:s/><text:span text:style-name="OrgSrcFontLockVariableNameFace">y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KeywordFace">switch</text:span><text:s/><text:span text:style-name="OrgSrcRainbowDelimitersDepth2Face">(</text:span>button<text:span text:style-name="OrgSrcRainbowDelimitersDepth2Face">)</text:span><text:s/><text:span text:style-name="OrgSrcRainbowDelimitersDepth2Face">{</text:span></text:p>
      <text:p text:style-name="OrgSrcBlock"><text:s/><text:s/><text:span text:style-name="OrgSrcFontLockKeywordFace">case</text:span><text:s/>GLUT_LEFT_BUTTON:</text:p>
      <text:p text:style-name="OrgSrcBlock"><text:s/><text:s/><text:s/><text:s/>preMousePositionX<text:s/>=<text:s/>x;</text:p>
      <text:p text:style-name="OrgSrcBlock"><text:s/><text:s/><text:s/><text:s/>preMousePositionY<text:s/>=<text:s/>y;</text:p>
      <text:p text:style-name="OrgSrcBlock"><text:s/><text:s/><text:s/><text:s/><text:span text:style-name="OrgSrcFontLockKeywordFace">break</text:span>;</text:p>
      <text:p text:style-name="OrgSrcBlock"><text:s/><text:s/><text:span text:style-name="OrgSrcFontLockKeywordFace">case</text:span><text:s/>GLUT_MIDDLE_BUTTON:</text:p>
      <text:p text:style-name="OrgSrcBlock"><text:s/><text:s/><text:s/><text:s/><text:span text:style-name="OrgSrcFontLockKeywordFace">break</text:span>;</text:p>
      <text:p text:style-name="OrgSrcBlock"><text:s/><text:s/><text:span text:style-name="OrgSrcFontLockKeywordFace">case</text:span><text:s/>GLUT_RIGHT_BUTTON:</text:p>
      <text:p text:style-name="OrgSrcBlock"><text:s/><text:s/><text:s/><text:s/>preMousePositionX<text:s/>=<text:s/>x;</text:p>
      <text:p text:style-name="OrgSrcBlock"><text:s/><text:s/><text:s/><text:s/>preMousePositionY<text:s/>=<text:s/>y;</text:p>
      <text:p text:style-name="OrgSrcBlock"><text:s/><text:s/><text:s/><text:s/><text:span text:style-name="OrgSrcFontLockKeywordFace">break</text:span>;</text:p>
      <text:p text:style-name="OrgSrcBlock"><text:s/><text:s/><text:span text:style-name="OrgSrcFontLockKeywordFace">default</text:span>:</text:p>
      <text:p text:style-name="OrgSrcBlock"><text:s/><text:s/><text:s/><text:s/><text:span text:style-name="OrgSrcFontLockKeywordFace">break</text:span>;</text:p>
      <text:p text:style-name="OrgSrcBlock"><text:s/><text:s/><text:span text:style-name="OrgSrcRainbowDelimitersDepth2Face">}</text:span></text:p>
      <text:p text:style-name="OrgSrcBlock"><text:span text:style-name="OrgSrcRainbowDelimitersDepth1Face">}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-------------------------------------------------------------------</text:span></text:p>
      <text:p text:style-name="OrgSrcBlock"><text:span text:style-name="OrgSrcFontLockCommentDelimiterFace">//<text:s/></text:span><text:span text:style-name="OrgSrcFontLockCommentFace">布の形状の更新</text:span></text:p>
      <text:p text:style-name="OrgSrcBlock"><text:span text:style-name="OrgSrcFontLockCommentDelimiterFace">//<text:s/></text:span><text:span text:style-name="OrgSrcFontLockCommentFace">布の形状の更新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updateCloth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★次の手順で質点の位置を決定する</text:span></text:p>
      <text:p text:style-name="OrgSrcBlock"><text:s/><text:s/><text:span text:style-name="OrgSrcFontLockCommentDelimiterFace">//<text:s/></text:span><text:span text:style-name="OrgSrcFontLockCommentFace">1.<text:s/>質点に働く力を求める</text:span></text:p>
      <text:p text:style-name="OrgSrcBlock"><text:s/><text:s/><text:span text:style-name="OrgSrcFontLockCommentDelimiterFace">//<text:s/></text:span><text:span text:style-name="OrgSrcFontLockCommentFace">2.<text:s/>質点の加速度を求める</text:span></text:p>
      <text:p text:style-name="OrgSrcBlock"><text:s/><text:s/><text:span text:style-name="OrgSrcFontLockCommentDelimiterFace">//<text:s/></text:span><text:span text:style-name="OrgSrcFontLockCommentFace">3.<text:s/>質点の速度を更新する</text:span></text:p>
      <text:p text:style-name="OrgSrcBlock"><text:s/><text:s/><text:span text:style-name="OrgSrcFontLockCommentDelimiterFace">//<text:s/></text:span><text:span text:style-name="OrgSrcFontLockCommentFace">4.<text:s/>質点の位置を更新する</text:span></text:p>
      <text:p text:style-name="OrgSrcBlock"><text:s/><text:s/><text:span text:style-name="OrgSrcFontLockCommentDelimiterFace">//</text:span><text:span text:style-name="OrgSrcFontLockCommentFace">1-1.<text:s/>質点に働く力をリセット</text:span></text:p>
      <text:p text:style-name="OrgSrcBlock"><text:s/><text:s/><text:span text:style-name="OrgSrcFontLockCommentDelimiterFace">//<text:s/></text:span><text:span text:style-name="OrgSrcFontLockCommentFace">全ての質点について順番に処理する</text:span></text:p>
      <text:p text:style-name="OrgSrcBlock"><text:s/><text:s/><text:span text:style-name="OrgSrcFontLockKeywordFace">f</text:span><text:span text:style-name="OrgSrcFontLockKeywordFace">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y</text:span><text:s/>=<text:s/><text:span text:style-name="OrgSrcHighlightNumbersNumber">0</text:span>;<text:s/>y<text:s/>&lt;<text:s/>POINT_NUM;<text:s/>y++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for</text:span><text:span text:style-name="OrgSrcRainbowDelimitersDepth3Face">(</text:span><text:span text:style-name="OrgSrcFontLockTypeFace">in</text:span><text:span text:style-name="OrgSrcFontLockTypeFace">t</text:span><text:s/><text:span text:style-name="OrgSrcFontLockVariableNameFace">x</text:span><text:s/>=<text:s/><text:span text:style-name="OrgSrcHighlightNumbersNumber">0</text:span>;<text:s/>x<text:s/>&lt;<text:s/>POINT_NUM;<text:s/>x++<text:span text:style-name="OrgSrcRainbowDelimitersDepth3Face">)</text:span><text:s/><text:span text:style-name="OrgSrcRainbowDelimitersDepth3Face">{</text:span></text:p>
      <text:p text:style-name="OrgSrcBlock"><text:s/><text:s/><text:s/><text:s/><text:s/><text:s/>cloth-&gt;points<text:span text:style-name="OrgSrcRainbowDelimitersDepth4Face">[</text:span>x<text:span text:style-name="OrgSrcRainbowDelimitersDepth4Face">]</text:span><text:span text:style-name="OrgSrcRainbowDelimitersDepth4Face">[</text:span>y<text:span text:style-name="OrgSrcRainbowDelimitersDepth4Face">]</text:span>.f.set<text:span text:style-name="OrgSrcRainbowDelimitersDepth4Face">(</text:span><text:span text:style-name="OrgSrcHighlightNumbersNumber">0</text:span>,<text:s/><text:span text:style-name="OrgSrcHighlightNumbersNumber">0</text:span>,<text:s/><text:span text:style-name="OrgSrcHighlightNumbersNumber">0</text:span><text:span text:style-name="OrgSrcRainbowDelimitersDepth4Face">)</text:span>;</text:p>
      <text:p text:style-name="OrgSrcBlock"><text:s/><text:s/><text:s/><text:s/><text:span text:style-name="OrgSrcRainbowDelimitersDepth3Face">}</text:span></text:p>
      <text:p text:style-name="OrgSrcBlock"><text:s/><text:s/><text:span text:style-name="OrgSrcRainbowDelimitersDepth2Face">}</text:span></text:p>
      <text:p text:style-name="OrgSrcBlock"/>
      <text:p text:style-name="OrgSrcBlock"><text:s/><text:s/><text:span text:style-name="OrgSrcFontLockCommentDelimiterFace">/</text:span><text:span text:style-name="OrgSrcFontLockCommentDelimiterFace">/</text:span><text:span text:style-name="OrgSrcFontLockCommentFace">1-2.<text:s/>バネの両端の質点に力を働かせる</text:span></text:p>
      <text:p text:style-name="OrgSrcBlock"><text:s/><text:s/><text:span text:style-name="OrgSrcFontLockCommentDelimiterFace">//<text:s/></text:span><text:span text:style-name="OrgSrcFontLockCommentFace">（考え方）質点を1つ1つ調べるのではなく</text:span></text:p>
      <text:p text:style-name="OrgSrcBlock"><text:s/><text:s/><text:span text:style-name="OrgSrcFontLockCommentDelimiterFace">//<text:s/></text:span><text:span text:style-name="OrgSrcFontLockCommentFace">バネを1つ1つを見て、その両端の質点に力を加算していくアプローチをとる</text:span></text:p>
      <text:p text:style-name="OrgSrcBlock"><text:s/><text:s/><text:span text:style-name="OrgSrcFontLockKeywordFace">f</text:span><text:span text:style-name="OrgSrcFontLockKeywordFace">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i</text:span><text:s/>=<text:s/><text:span text:style-name="OrgSrcHighlightNumbersNumber">0</text:span>;<text:s/>i<text:s/>&lt;<text:s/>cloth-&gt;springs.size<text:span text:style-name="OrgSrcRainbowDelimitersDepth3Face">(</text:span><text:span text:style-name="OrgSrcRainbowDelimitersDepth3Face">)</text:span>;<text:s/>i++<text:span text:style-name="OrgSrcRainbowDelimitersDepth2Face">)</text:span><text:s/><text:span text:style-name="OrgSrcRainbowDelimitersDepth2Face">{</text:span><text:span text:style-name="OrgSrcFontLockCommentDelimiterFace">/</text:span><text:span text:style-name="OrgSrcFontLockCommentDelimiterFace">/<text:s/></text:span><text:span text:style-name="OrgSrcFontLockCommentFace">全てのバネについて順番に処理する</text:span></text:p>
      <text:p text:style-name="OrgSrcBlock"><text:s/><text:s/><text:s/><text:s/><text:span text:style-name="OrgSrcFontLockTypeFace">S</text:span><text:span text:style-name="OrgSrcFontLockTypeFace">prin</text:span><text:span text:style-name="OrgSrcFontLockTypeFace">g</text:span><text:s/>*<text:span text:style-name="OrgSrcFontLockVariableNameFace">spring</text:span><text:s/>=<text:s/>cloth-&gt;springs<text:span text:style-name="OrgSrcRainbowDelimitersDepth3Face">[</text:span>i<text:span text:style-name="OrgSrcRainbowDelimitersDepth3Face">]</text:span>;<text:s/></text:p>
      <text:p text:style-name="OrgSrcBlock"/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(a)<text:s/>バネの自然長と現在の長さの差分を求める</text:span></text:p>
      <text:p text:style-name="OrgSrcBlock"><text:s/><text:s/><text:s/><text:s/><text:span text:style-name="OrgSrcFontLockCommentDelimiterFace">//<text:s/></text:span><text:span text:style-name="OrgSrcFontLockCommentFace">バネの自然長は<text:s/>spring-&gt;restLength<text:s/>に格納されている</text:span></text:p>
      <text:p text:style-name="OrgSrcBlock"><text:s/><text:s/><text:s/><text:s/><text:span text:style-name="OrgSrcFontLockCommentDelimiterFace">//<text:s/></text:span><text:span text:style-name="OrgSrcFontLockCommentFace">現在の長さは、両端の質点間の距離を計算して求める</text:span></text:p>
      <text:p text:style-name="OrgSrcBlock"><text:s/><text:s/><text:s/><text:s/><text:span text:style-name="OrgSrcFontLockTypeFace">d</text:span><text:span text:style-name="OrgSrcFontLockTypeFace">oubl</text:span><text:span text:style-name="OrgSrcFontLockTypeFace">e</text:span><text:s/><text:span text:style-name="OrgSrcFontLockVariableNameFace">prelen</text:span><text:s/>=<text:s/>spring-&gt;restLength;</text:p>
      <text:p text:style-name="OrgSrcBlock"><text:s/><text:s/><text:s/><text:s/><text:span text:style-name="OrgSrcFontLockTypeFace">doubl</text:span><text:span text:style-name="OrgSrcFontLockTypeFace">e</text:span><text:s/><text:span text:style-name="OrgSrcFontLockVariableNameFace">newlen</text:span><text:s/>=<text:s/><text:span text:style-name="OrgSrcRainbowDelimitersDepth3Face">(</text:span>spring-&gt;p0-&gt;p<text:s/>-<text:s/>spring-&gt;p1-&gt;p<text:span text:style-name="OrgSrcRainbowDelimitersDepth3Face">)</text:span>.length<text:span text:style-name="OrgSrcRainbowDelimitersDepth3Face">(</text:span><text:span text:style-name="OrgSrcRainbowDelimitersDepth3Face">)</text:span>;</text:p>
      <text:p text:style-name="OrgSrcBlock"><text:s/><text:s/><text:s/><text:s/><text:span text:style-name="OrgSrcFontLockTypeFace">doubl</text:span><text:span text:style-name="OrgSrcFontLockTypeFace">e</text:span><text:s/><text:span text:style-name="OrgSrcFontLockVariableNameFace">lendiff</text:span><text:s/>=<text:s/>newlen<text:s/>-<text:s/>prelen;</text:p>
      <text:p text:style-name="OrgSrcBlock"/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(b)<text:s/>バネが質点に加える力の大きさを求める</text:span></text:p>
      <text:p text:style-name="OrgSrcBlock"><text:s/><text:s/><text:s/><text:s/><text:span text:style-name="OrgSrcFontLockCommentDelimiterFace">//<text:s/></text:span><text:span text:style-name="OrgSrcFontLockCommentFace">（自然長<text:s/>-<text:s/>現在の長さ）にバネ定数<text:s/>Ks<text:s/>を掛けた値が求める大きさ</text:span></text:p>
      <text:p text:style-name="OrgSrcBlock"><text:s/><text:s/><text:s/><text:s/><text:span text:style-name="OrgSrcFontLockTypeFace">d</text:span><text:span text:style-name="OrgSrcFontLockTypeFace">oubl</text:span><text:span text:style-name="OrgSrcFontLockTypeFace">e</text:span><text:s/><text:span text:style-name="OrgSrcFontLockVariableNameFace">powerval</text:span><text:s/>=<text:s/>Ks<text:s/>*<text:s/>lendiff;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(c)<text:s/>バネが質点に加える力の向き（単位ベクトル）を求める</text:span></text:p>
      <text:p text:style-name="OrgSrcBlock"><text:s/><text:s/><text:s/><text:s/><text:span text:style-name="OrgSrcFontLockCommentDelimiterFace">//<text:s/></text:span><text:span text:style-name="OrgSrcFontLockCommentFace">バネには、両端に質点がついているので、一方から他方に向かう方向が力の向き</text:span></text:p>
      <text:p text:style-name="OrgSrcBlock"><text:s/><text:s/><text:s/><text:s/><text:span text:style-name="OrgSrcFontLockTypeFace">V</text:span><text:span text:style-name="OrgSrcFontLockTypeFace">ector3</text:span><text:span text:style-name="OrgSrcFontLockTypeFace">d</text:span><text:s/><text:span text:style-name="OrgSrcFontLockVariableNameFace">powervec</text:span><text:s/>=<text:s/>spring-&gt;p0-&gt;p<text:s/>-<text:s/>spring-&gt;p1-&gt;p;</text:p>
      <text:p text:style-name="OrgSrcBlock"><text:s/><text:s/><text:s/><text:s/>powervec.normalize<text:span text:style-name="OrgSrcRainbowDelimitersDepth3Face">(</text:span><text:span text:style-name="OrgSrcRainbowDelimitersDepth3Face">)</text:span>;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(d)<text:s/>両端の質点に対して、力ベクトル（<text:s/>大きさは(b)で求めた。向きは(c)で求めた）を加算する</text:span></text:p>
      <text:p text:style-name="OrgSrcBlock"><text:s/><text:s/><text:s/><text:s/><text:span text:style-name="OrgSrcFontLockCommentDelimiterFace">//<text:s/></text:span><text:span text:style-name="OrgSrcFontLockCommentFace">spring-&gt;p0-&gt;f<text:s/>バネの一方の質点に加わる力を表すので、これに力ベクトルを加える（向きに注意）</text:span></text:p>
      <text:p text:style-name="OrgSrcBlock"><text:s/><text:s/><text:s/><text:s/><text:span text:style-name="OrgSrcFontLockCommentDelimiterFace">//<text:s/></text:span><text:span text:style-name="OrgSrcFontLockCommentFace">spring-&gt;p1-&gt;f<text:s/>バネのもう一方の質点に加わる力を表すので、これに力ベクトルを加える（向きに注意）</text:span></text:p>
      <text:p text:style-name="OrgSrcBlock"><text:s/><text:s/><text:s/><text:s/>spring-&gt;p0-&gt;f<text:s/>-=<text:s/>powerval<text:s/>*<text:s/>powervec;</text:p>
      <text:p text:style-name="OrgSrcBlock"><text:s/><text:s/><text:s/><text:s/>spring-&gt;p1-&gt;f<text:s/>+=<text:s/>powerval<text:s/>*<text:s/>powervec;</text:p>
      <text:p text:style-name="OrgSrcBlock"><text:s/><text:s/><text:span text:style-name="OrgSrcRainbowDelimitersDepth2Face">}</text:span></text:p>
      <text:p text:style-name="OrgSrcBlock"/>
      <text:p text:style-name="OrgSrcBlock"><text:s/><text:s/><text:span text:style-name="OrgSrcFontLockCommentDelimiterFace">/</text:span><text:span text:style-name="OrgSrcFontLockCommentDelimiterFace">/</text:span><text:span text:style-name="OrgSrcFontLockCommentFace">1-3.<text:s/>重力、空気抵抗による力を加算する</text:span></text:p>
      <text:p text:style-name="OrgSrcBlock"><text:s/><text:s/><text:span text:style-name="OrgSrcFontLockCommentDelimiterFace">//<text:s/></text:span><text:span text:style-name="OrgSrcFontLockCommentFace">全ての質点について順番に処理する</text:span></text:p>
      <text:p text:style-name="OrgSrcBlock"><text:s/><text:s/><text:span text:style-name="OrgSrcFontLockKeywordFace">f</text:span><text:span text:style-name="OrgSrcFontLockKeywordFace">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y</text:span><text:s/>=<text:s/><text:span text:style-name="OrgSrcHighlightNumbersNumber">0</text:span>;<text:s/>y<text:s/>&lt;<text:s/>POINT_NUM;<text:s/>y++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for</text:span><text:span text:style-name="OrgSrcRainbowDelimitersDepth3Face">(</text:span><text:span text:style-name="OrgSrcFontLockTypeFace">in</text:span><text:span text:style-name="OrgSrcFontLockTypeFace">t</text:span><text:s/><text:span text:style-name="OrgSrcFontLockVariableNameFace">x</text:span><text:s/>=<text:s/><text:span text:style-name="OrgSrcHighlightNumbersNumber">0</text:span>;<text:s/>x<text:s/>&lt;<text:s/>POINT_NUM;<text:s/>x++<text:span text:style-name="OrgSrcRainbowDelimitersDepth3Face">)</text:span><text:s/><text:span text:style-name="OrgSrcRainbowDelimitersDepth3Face">{</text:span></text:p>
      <text:p text:style-name="OrgSrcBlock"><text:s/><text:s/><text:s/><text:s/><text:s/><text:s/><text:span text:style-name="OrgSrcFontLockCommentDelimiterFace">/</text:span><text:span text:style-name="OrgSrcFontLockCommentDelimiterFace">/<text:s/></text:span><text:span text:style-name="OrgSrcFontLockCommentFace">cloth-&gt;points[x][y].f<text:s/>に、重力による力を加算する</text:span></text:p>
      <text:p text:style-name="OrgSrcBlock"><text:s/><text:s/><text:s/><text:s/><text:s/><text:s/>cloth-&gt;points<text:span text:style-name="OrgSrcRainbowDelimitersDepth4Face">[</text:span>x<text:span text:style-name="OrgSrcRainbowDelimitersDepth4Face">]</text:span><text:span text:style-name="OrgSrcRainbowDelimitersDepth4Face">[</text:span>y<text:span text:style-name="OrgSrcRainbowDelimitersDepth4Face">]</text:span>.f<text:s/>+=<text:s/>Mass<text:s/>*<text:s/>gravity;</text:p>
      <text:p text:style-name="OrgSrcBlock"><text:s/><text:s/><text:s/><text:s/><text:s/><text:s/><text:span text:style-name="OrgSrcFontLockCommentDelimiterFace">/</text:span><text:span text:style-name="OrgSrcFontLockCommentDelimiterFace">/<text:s/></text:span><text:span text:style-name="OrgSrcFontLockCommentFace">cloth-&gt;points[x][y].f<text:s/>に、空気抵抗による力を加算する</text:span></text:p>
      <text:p text:style-name="OrgSrcBlock"><text:s/><text:s/><text:s/><text:s/><text:s/><text:s/><text:span text:style-name="OrgSrcFontLockCommentDelimiterFace">//<text:s/></text:span><text:span text:style-name="OrgSrcFontLockCommentFace">空気抵抗による力は速度に定数Dkをかけたもの。ただし向きは速度と逆向き</text:span></text:p>
      <text:p text:style-name="OrgSrcBlock"><text:s/><text:s/><text:s/><text:s/><text:s/><text:s/><text:span text:style-name="OrgSrcFontLockCommentDelimiterFace">//<text:s/></text:span><text:span text:style-name="OrgSrcFontLockCommentFace">速度は<text:s/>cloth-&gt;points[x][y].v<text:s/>で表される</text:span></text:p>
      <text:p text:style-name="OrgSrcBlock"><text:s/><text:s/><text:s/><text:s/><text:s/><text:s/><text:span text:style-name="OrgSrcFontLockTypeFace">V</text:span><text:span text:style-name="OrgSrcFontLockTypeFace">ector3</text:span><text:span text:style-name="OrgSrcFontLockTypeFace">d</text:span><text:s/><text:span text:style-name="OrgSrcFontLockVariableNameFace">newv</text:span><text:s/>=<text:s/>Dk<text:s/>*<text:s/>cloth-&gt;points<text:span text:style-name="OrgSrcRainbowDelimitersDepth4Face">[</text:span>x<text:span text:style-name="OrgSrcRainbowDelimitersDepth4Face">]</text:span><text:span text:style-name="OrgSrcRainbowDelimitersDepth4Face">[</text:span>y<text:span text:style-name="OrgSrcRainbowDelimitersDepth4Face">]</text:span>.v;</text:p>
      <text:p text:style-name="OrgSrcBlock"><text:s/><text:s/><text:s/><text:s/><text:s/><text:s/>cloth-&gt;points<text:span text:style-name="OrgSrcRainbowDelimitersDepth4Face">[</text:span>x<text:span text:style-name="OrgSrcRainbowDelimitersDepth4Face">]</text:span><text:span text:style-name="OrgSrcRainbowDelimitersDepth4Face">[</text:span>y<text:span text:style-name="OrgSrcRainbowDelimitersDepth4Face">]</text:span>.f<text:s/>-=<text:s/>newv;</text:p>
      <text:p text:style-name="OrgSrcBlock"><text:s/><text:s/><text:s/><text:s/><text:span text:style-name="OrgSrcRainbowDelimitersDepth3Face">}</text:span></text:p>
      <text:p text:style-name="OrgSrcBlock"><text:s/><text:s/><text:span text:style-name="OrgSrcRainbowDelimitersDepth2Face">}</text:span>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ここまでで、質点に加わる力をすべて計算し終わった</text:span></text:p>
      <text:p text:style-name="OrgSrcBlock"/>
      <text:p text:style-name="OrgSrcBlock"><text:s/><text:s/><text:span text:style-name="OrgSrcFontLockCommentDelimiterFace">//<text:s/></text:span><text:span text:style-name="OrgSrcFontLockCommentFace">全ての質点について順番に処理する</text:span></text:p>
      <text:p text:style-name="OrgSrcBlock"><text:s/><text:s/><text:span text:style-name="OrgSrcFontLockKeywordFace">f</text:span><text:span text:style-name="OrgSrcFontLockKeywordFace">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y</text:span><text:s/>=<text:s/><text:span text:style-name="OrgSrcHighlightNumbersNumber">0</text:span>;<text:s/>y<text:s/>&lt;<text:s/>POINT_NUM;<text:s/>y++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for</text:span><text:span text:style-name="OrgSrcRainbowDelimitersDepth3Face">(</text:span><text:span text:style-name="OrgSrcFontLockTypeFace">in</text:span><text:span text:style-name="OrgSrcFontLockTypeFace">t</text:span><text:s/><text:span text:style-name="OrgSrcFontLockVariableNameFace">x</text:span><text:s/>=<text:s/><text:span text:style-name="OrgSrcHighlightNumbersNumber">0</text:span>;<text:s/>x<text:s/>&lt;<text:s/>POINT_NUM;<text:s/>x++<text:span text:style-name="OrgSrcRainbowDelimitersDepth3Face">)</text:span><text:s/><text:span text:style-name="OrgSrcRainbowDelimitersDepth3Face">{</text:span></text:p>
      <text:p text:style-name="OrgSrcBlock"><text:s/><text:s/><text:s/><text:s/><text:s/><text:s/><text:span text:style-name="OrgSrcFontLockCommentDelimiterFace">/</text:span><text:span text:style-name="OrgSrcFontLockCommentDelimiterFace">/<text:s/></text:span><text:span text:style-name="OrgSrcFontLockCommentFace">頂点が固定されている場合は何もしない</text:span></text:p>
      <text:p text:style-name="OrgSrcBlock"><text:s/><text:s/><text:s/><text:s/><text:s/><text:s/><text:span text:style-name="OrgSrcFontLockKeywordFace">i</text:span><text:span text:style-name="OrgSrcFontLockKeywordFace">f</text:span><text:span text:style-name="OrgSrcRainbowDelimitersDepth4Face">(</text:span>cloth-&gt;points<text:span text:style-name="OrgSrcRainbowDelimitersDepth5Face">[</text:span>x<text:span text:style-name="OrgSrcRainbowDelimitersDepth5Face">]</text:span><text:span text:style-name="OrgSrcRainbowDelimitersDepth5Face">[</text:span>y<text:span text:style-name="OrgSrcRainbowDelimitersDepth5Face">]</text:span>.bFixed<text:span text:style-name="OrgSrcRainbowDelimitersDepth4Face">)</text:span><text:s/><text:span text:style-name="OrgSrcFontLockKeywordFace">continue</text:span>;<text:tab/><text:tab/><text:tab/></text:p>
      <text:p text:style-name="OrgSrcBlock"><text:s/><text:s/><text:s/><text:s/><text:s/><text:s/><text:span text:style-name="OrgSrcFontLockCommentDelimiterFace">/</text:span><text:span text:style-name="OrgSrcFontLockCommentDelimiterFace">/<text:s/></text:span><text:span text:style-name="OrgSrcFontLockCommentFace">2.<text:s/>質点の加速度（ベクトル）を計算<text:s/>(力ベクトル<text:s/>cloth-&gt;points[x][y].f<text:s/>を質量で割った値)</text:span></text:p>
      <text:p text:style-name="OrgSrcBlock"><text:s/><text:s/><text:s/><text:s/><text:s/><text:s/><text:span text:style-name="OrgSrcFontLockTypeFace">V</text:span><text:span text:style-name="OrgSrcFontLockTypeFace">ector3</text:span><text:span text:style-name="OrgSrcFontLockTypeFace">d</text:span><text:s/><text:span text:style-name="OrgSrcFontLockVariableNameFace">acceralation</text:span><text:s/>=<text:s/>cloth-&gt;points<text:span text:style-name="OrgSrcRainbowDelimitersDepth4Face">[</text:span>x<text:span text:style-name="OrgSrcRainbowDelimitersDepth4Face">]</text:span><text:span text:style-name="OrgSrcRainbowDelimitersDepth4Face">[</text:span>y<text:span text:style-name="OrgSrcRainbowDelimitersDepth4Face">]</text:span>.f<text:s/>/<text:s/>Mass;</text:p>
      <text:p text:style-name="OrgSrcBlock"><text:s/><text:s/><text:s/><text:s/><text:s/><text:s/><text:span text:style-name="OrgSrcFontLockCommentDelimiterFace">/</text:span><text:span text:style-name="OrgSrcFontLockCommentDelimiterFace">/<text:s/></text:span><text:span text:style-name="OrgSrcFontLockCommentFace">3.<text:s/>質点の速度<text:s/>(cloth-&gt;points[x][y].v)<text:s/>を加速度に基づいて更新する</text:span></text:p>
      <text:p text:style-name="OrgSrcBlock"><text:s/><text:s/><text:s/><text:s/><text:s/><text:s/>cloth-&gt;points<text:span text:style-name="OrgSrcRainbowDelimitersDepth4Face">[</text:span>x<text:span text:style-name="OrgSrcRainbowDelimitersDepth4Face">]</text:span><text:span text:style-name="OrgSrcRainbowDelimitersDepth4Face">[</text:span>y<text:span text:style-name="OrgSrcRainbowDelimitersDepth4Face">]</text:span>.v<text:s/>+=<text:s/>acceralation<text:s/>*<text:s/>dT;</text:p>
      <text:p text:style-name="OrgSrcBlock"><text:s/><text:s/><text:s/><text:s/><text:s/><text:s/><text:span text:style-name="OrgSrcFontLockCommentDelimiterFace">/</text:span><text:span text:style-name="OrgSrcFontLockCommentDelimiterFace">/<text:s/></text:span><text:span text:style-name="OrgSrcFontLockCommentFace">4.<text:s/>質点の位置<text:s/>(cloth-&gt;points[x][y].p)<text:s/>を速度に基づいて更新する</text:span></text:p>
      <text:p text:style-name="OrgSrcBlock"><text:s/><text:s/><text:s/><text:s/><text:s/><text:s/>cloth-&gt;points<text:span text:style-name="OrgSrcRainbowDelimitersDepth4Face">[</text:span>x<text:span text:style-name="OrgSrcRainbowDelimitersDepth4Face">]</text:span><text:span text:style-name="OrgSrcRainbowDelimitersDepth4Face">[</text:span>y<text:span text:style-name="OrgSrcRainbowDelimitersDepth4Face">]</text:span>.p<text:s/>+=<text:s/>cloth-&gt;points<text:span text:style-name="OrgSrcRainbowDelimitersDepth4Face">[</text:span>x<text:span text:style-name="OrgSrcRainbowDelimitersDepth4Face">]</text:span><text:span text:style-name="OrgSrcRainbowDelimitersDepth4Face">[</text:span>y<text:span text:style-name="OrgSrcRainbowDelimitersDepth4Face">]</text:span>.v<text:s/>*<text:s/>dT;</text:p>
      <text:p text:style-name="OrgSrcBlock"><text:s/><text:s/><text:s/><text:s/><text:s/><text:s/><text:span text:style-name="OrgSrcFontLockCommentDelimiterFace">//<text:s/></text:span><text:span text:style-name="OrgSrcFontLockCommentFace">オプション.<text:s/>球体の内部に入るようなら、強制的に外に移動させる</text:span></text:p>
      <text:p text:style-name="OrgSrcBlock"><text:s/><text:s/><text:s/><text:s/><text:span text:style-name="OrgSrcRainbowDelimitersDepth3Face">}</text:span></text:p>
      <text:p text:style-name="OrgSrcBlock"><text:s/><text:s/><text:span text:style-name="OrgSrcRainbowDelimitersDepth2Face">}</text:span></text:p>
      <text:p text:style-name="OrgSrcBlock"><text:span text:style-name="OrgSrcRainbowDelimitersDepth1Face">}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-------------------------------------------------------------------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motion</text:span><text:span text:style-name="OrgSrcRainbowDelimitersDepth1Face">(</text:span><text:span text:style-name="OrgSrcFontLockTypeFace">int</text:span><text:s/><text:span text:style-name="OrgSrcFontLockVariableNameFace">x</text:span>,<text:s/><text:span text:style-name="OrgSrcFontLockTypeFace">int</text:span><text:s/><text:span text:style-name="OrgSrcFontLockVariableNameFace">y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diffX</text:span><text:s/>=<text:s/>x<text:s/>-<text:s/>preMousePositionX;</text:p>
      <text:p text:style-name="OrgSrcBlock"><text:s/><text:s/><text:span text:style-name="OrgSrcFontLockTypeFace">in</text:span><text:span text:style-name="OrgSrcFontLockTypeFace">t</text:span><text:s/><text:span text:style-name="OrgSrcFontLockVariableNameFace">diffY</text:span><text:s/>=<text:s/>y<text:s/>-<text:s/>preMousePositionY;</text:p>
      <text:p text:style-name="OrgSrcBlock"/>
      <text:p text:style-name="OrgSrcBlock"><text:s/><text:s/>rotateAngleH_deg<text:s/>+=<text:s/>diffX<text:s/>*<text:s/><text:span text:style-name="OrgSrcHighlightNumbersNumber">0.1</text:span>;</text:p>
      <text:p text:style-name="OrgSrcBlock"><text:s/><text:s/>rotateAngleV_deg<text:s/>+=<text:s/>diffY<text:s/>*<text:s/><text:span text:style-name="OrgSrcHighlightNumbersNumber">0.1</text:span>;</text:p>
      <text:p text:style-name="OrgSrcBlock"/>
      <text:p text:style-name="OrgSrcBlock"><text:s/><text:s/>preMousePositionX<text:s/>=<text:s/>x;</text:p>
      <text:p text:style-name="OrgSrcBlock"><text:s/><text:s/>preMousePositionY<text:s/>=<text:s/>y;</text:p>
      <text:p text:style-name="OrgSrcBlock"><text:s/><text:s/>glutPostRedisplay<text:span text:style-name="OrgSrcRainbowDelimitersDepth2Face">(</text:span>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一定時間ごとに実行される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timer</text:span><text:span text:style-name="OrgSrcRainbowDelimitersDepth1Face">(</text:span><text:span text:style-name="OrgSrcFontLockTypeFace">int</text:span><text:s/><text:span text:style-name="OrgSrcFontLockVariableNameFace">value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KeywordFace">if</text:span><text:span text:style-name="OrgSrcRainbowDelimitersDepth2Face">(</text:span>bRunning<text:span text:style-name="OrgSrcRainbowDelimitersDepth2Face">)</text:span><text:s/><text:span text:style-name="OrgSrcRainbowDelimitersDepth2Face">{</text:span></text:p>
      <text:p text:style-name="OrgSrcBlock"><text:s/><text:s/><text:s/><text:s/>updateCloth<text:span text:style-name="OrgSrcRainbowDelimitersDepth3Face">(</text:span><text:span text:style-name="OrgSrcRainbowDelimitersDepth3Face">)</text:span>;</text:p>
      <text:p text:style-name="OrgSrcBlock"><text:s/><text:s/><text:s/><text:s/>glutPostRedisplay<text:span text:style-name="OrgSrcRainbowDelimitersDepth3Face">(</text:span><text:span text:style-name="OrgSrcRainbowDelimitersDepth3Face">)</text:span>;</text:p>
      <text:p text:style-name="OrgSrcBlock"><text:s/><text:s/><text:span text:style-name="OrgSrcRainbowDelimitersDepth2Face">}</text:span></text:p>
      <text:p text:style-name="OrgSrcBlock"/>
      <text:p text:style-name="OrgSrcBlock"><text:s/><text:s/>glutTimerFunc<text:span text:style-name="OrgSrcRainbowDelimitersDepth2Face">(</text:span><text:span text:style-name="OrgSrcHighlightNumbersNumber">10</text:span><text:s/>,<text:s/>timer<text:s/>,<text:s/><text:span text:style-name="OrgSrcHighlightNumbersNumber">0</text:span>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init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glClearColor<text:span text:style-name="OrgSrcRainbowDelimitersDepth2Face">(</text:span><text:span text:style-name="OrgSrcHighlightNumbersNumber">1.0</text:span>,<text:s/><text:span text:style-name="OrgSrcHighlightNumbersNumber">1.0</text:span>,<text:s/><text:span text:style-name="OrgSrcHighlightNumbersNumber">1.0</text:span>,<text:s/><text:span text:style-name="OrgSrcHighlightNumbersNumber">0.0</text:span><text:span text:style-name="OrgSrcRainbowDelimitersDepth2Face">)</text:span>;</text:p>
      <text:p text:style-name="OrgSrcBlock"><text:s/><text:s/>glEnable<text:span text:style-name="OrgSrcRainbowDelimitersDepth2Face">(</text:span>GL_DEPTH_TEST<text:span text:style-name="OrgSrcRainbowDelimitersDepth2Face">)</text:span>;</text:p>
      <text:p text:style-name="OrgSrcBlock"><text:s/><text:s/>glEnable<text:span text:style-name="OrgSrcRainbowDelimitersDepth2Face">(</text:span>GL_CULL_FACE<text:span text:style-name="OrgSrcRainbowDelimitersDepth2Face">)</text:span>;</text:p>
      <text:p text:style-name="OrgSrcBlock"><text:s/><text:s/>glEnable<text:span text:style-name="OrgSrcRainbowDelimitersDepth2Face">(</text:span>GL_LIGHTING<text:span text:style-name="OrgSrcRainbowDelimitersDepth2Face">)</text:span>;</text:p>
      <text:p text:style-name="OrgSrcBlock"><text:s/><text:s/>glEnable<text:span text:style-name="OrgSrcRainbowDelimitersDepth2Face">(</text:span>GL_LIGHT0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pan text:style-name="OrgSrcRainbowDelimitersDepth1Face">(</text:span><text:span text:style-name="OrgSrcFontLockTypeFace">int</text:span><text:s/><text:span text:style-name="OrgSrcFontLockVariableNameFace">argc</text:span>,<text:s/><text:span text:style-name="OrgSrcFontLockTypeFace">char</text:span><text:s/>*<text:span text:style-name="OrgSrcFontLockVariableNameFace">argv</text:span><text:span text:style-name="OrgSrcRainbowDelimitersDepth2Face">[</text:span><text:span text:style-name="OrgSrcRainbowDelimitersDepth2Face">]</text:span><text:span text:style-name="OrgSrcRainbowDelimitersDepth1Face">)</text:span><text:s/><text:span text:style-name="OrgSrcRainbowDelimitersDepth1Face">{</text:span></text:p>
      <text:p text:style-name="OrgSrcBlock"/>
      <text:p text:style-name="OrgSrcBlock"><text:s/><text:s/>bRunning<text:s/>=<text:s/><text:span text:style-name="OrgSrcFontLockConstantFace">true</text:span>;</text:p>
      <text:p text:style-name="OrgSrcBlock"><text:s/><text:s/>cloth<text:s/>=<text:s/><text:span text:style-name="OrgSrcFontLockKeywordFace">new</text:span><text:s/><text:span text:style-name="OrgSrcFontLockTypeFace">Cloth</text:span><text:span text:style-name="OrgSrcRainbowDelimitersDepth2Face">(</text:span><text:span text:style-name="OrgSrcRainbowDelimitersDepth2Face">)</text:span>;</text:p>
      <text:p text:style-name="OrgSrcBlock"/>
      <text:p text:style-name="OrgSrcBlock"><text:s/><text:s/>glutInit<text:span text:style-name="OrgSrcRainbowDelimitersDepth2Face">(</text:span>&amp;argc,<text:s/>argv<text:span text:style-name="OrgSrcRainbowDelimitersDepth2Face">)</text:span>;</text:p>
      <text:p text:style-name="OrgSrcBlock"><text:s/><text:s/>glutInitWindowSize<text:span text:style-name="OrgSrcRainbowDelimitersDepth2Face">(</text:span><text:span text:style-name="OrgSrcHighlightNumbersNumber">600</text:span>,<text:span text:style-name="OrgSrcHighlightNumbersNumber">600</text:span><text:span text:style-name="OrgSrcRainbowDelimitersDepth2Face">)</text:span>;</text:p>
      <text:p text:style-name="OrgSrcBlock"><text:s/><text:s/>glutInitDisplayMode<text:span text:style-name="OrgSrcRainbowDelimitersDepth2Face">(</text:span>GLUT_RGBA<text:s/>|<text:s/>GLUT_DEPTH<text:span text:style-name="OrgSrcRainbowDelimitersDepth2Face">)</text:span>;</text:p>
      <text:p text:style-name="OrgSrcBlock"><text:s/><text:s/>glutCreateWindow<text:span text:style-name="OrgSrcRainbowDelimitersDepth2Face">(</text:span>argv<text:span text:style-name="OrgSrcRainbowDelimitersDepth3Face">[</text:span><text:span text:style-name="OrgSrcHighlightNumbersNumber">0</text:span><text:span text:style-name="OrgSrcRainbowDelimitersDepth3Face">]</text:span><text:span text:style-name="OrgSrcRainbowDelimitersDepth2Face">)</text:span>;</text:p>
      <text:p text:style-name="OrgSrcBlock"><text:s/><text:s/>glutDisplayFunc<text:span text:style-name="OrgSrcRainbowDelimitersDepth2Face">(</text:span>display<text:span text:style-name="OrgSrcRainbowDelimitersDepth2Face">)</text:span>;</text:p>
      <text:p text:style-name="OrgSrcBlock"><text:s/><text:s/>glutReshapeFunc<text:span text:style-name="OrgSrcRainbowDelimitersDepth2Face">(</text:span>resize<text:span text:style-name="OrgSrcRainbowDelimitersDepth2Face">)</text:span>;</text:p>
      <text:p text:style-name="OrgSrcBlock"><text:s/><text:s/>glutKeyboardFunc<text:span text:style-name="OrgSrcRainbowDelimitersDepth2Face">(</text:span>keyboard<text:span text:style-name="OrgSrcRainbowDelimitersDepth2Face">)</text:span>;</text:p>
      <text:p text:style-name="OrgSrcBlock"><text:s/><text:s/>glutMouseFunc<text:span text:style-name="OrgSrcRainbowDelimitersDepth2Face">(</text:span>mouse<text:span text:style-name="OrgSrcRainbowDelimitersDepth2Face">)</text:span>;</text:p>
      <text:p text:style-name="OrgSrcBlock"><text:s/><text:s/>glutMotionFunc<text:span text:style-name="OrgSrcRainbowDelimitersDepth2Face">(</text:span>motion<text:span text:style-name="OrgSrcRainbowDelimitersDepth2Face">)</text:span>;</text:p>
      <text:p text:style-name="OrgSrcBlock"><text:s/><text:s/>glutTimerFunc<text:span text:style-name="OrgSrcRainbowDelimitersDepth2Face">(</text:span><text:span text:style-name="OrgSrcHighlightNumbersNumber">10</text:span><text:s/>,<text:s/>timer<text:s/>,<text:s/><text:span text:style-name="OrgSrcHighlightNumbersNumber">0</text:span><text:span text:style-name="OrgSrcRainbowDelimitersDepth2Face">)</text:span>;</text:p>
      <text:p text:style-name="OrgSrcBlock"/>
      <text:p text:style-name="OrgSrcBlock"><text:s/><text:s/>init<text:span text:style-name="OrgSrcRainbowDelimitersDepth2Face">(</text:span><text:span text:style-name="OrgSrcRainbowDelimitersDepth2Face">)</text:span>;</text:p>
      <text:p text:style-name="OrgSrcBlock"><text:s/><text:s/>glutMainLoop<text:span text:style-name="OrgSrcRainbowDelimitersDepth2Face">(</text:span><text:span text:style-name="OrgSrcRainbowDelimitersDepth2Face">)</text:span>;</text:p>
      <text:p text:style-name="OrgSrcBlock"><text:s/><text:s/><text:span text:style-name="OrgSrcFontLockKeywordFace">return</text:span><text:s/><text:span text:style-name="OrgSrcHighlightNumbersNumber">0</text:span>;</text:p>
      <text:p text:style-name="OrgSrcBlockLastLine"><text:span text:style-name="OrgSrcRainbowDelimitersDepth1Face">}</text:span></text:p>
      <text:h text:style-name="Heading_20_1" text:outline-level="1" text:is-list-header="false">
<text:bookmark-start text:name="OrgXref.org3c9613b"/>
<text:bookmark text:name="org3c9613b"/>オプション課題
<text:bookmark-end text:name="OrgXref.org3c9613b"/></text:h>
      <text:p text:style-name="Text_20_body">　質点が増えるごとに滑らかな動きになっていることがわかる。<text:line-break/></text:p>
      <text:list text:style-name="OrgBulletedList" text:continue-numbering="false">
        <text:list-item>
          <text:p text:style-name="Text_20_body">質点 20<text:line-break/></text:p>
        </text:list-item>
        <text:list-item>
          <text:p text:style-name="Text_20_body">質点 40<text:line-break/></text:p>
        </text:list-item>
        <text:list-item>
          <text:p text:style-name="Text_20_body">質点 60<text:line-break/></text:p>
        </text:list-item>
      </text:list>
      <text:h text:style-name="Heading_20_2" text:outline-level="2" text:is-list-header="false">
<text:bookmark-start text:name="OrgXref.org1da34ac"/>
<text:bookmark text:name="org1da34ac"/>ソースコード
<text:bookmark-end text:name="OrgXref.org1da34ac"/></text:h>
      <text:p text:style-name="Text_20_body">変更箇所はコメントで囲っている。<text:line-break/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GL/glut.h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math.h</text:span><text:span text:style-name="OrgSrcRainbowDelimitersDepth1Face">&gt;</text:span><text:s/><text:s/><text:s/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tdlib.h</text:span><text:span text:style-name="OrgSrcRainbowDelimitersDepth1Face">&gt;</text:span><text:s/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tdio.h</text:span><text:span text:style-name="OrgSrcRainbowDelimitersDepth1Face">&gt;</text:span><text:s/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algorithm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vector</text:span><text:span text:style-name="OrgSrcRainbowDelimitersDepth1Face">&gt;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3次元ベクトル</text:span></text:p>
      <text:p text:style-name="OrgSrcBlock"><text:span text:style-name="OrgSrcFontLockKeywordFace">c</text:span><text:span text:style-name="OrgSrcFontLockKeywordFace">las</text:span><text:span text:style-name="OrgSrcFontLockKeywordFace">s</text:span><text:s/><text:span text:style-name="OrgSrcFontLockTypeFace">Vector3d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doubl</text:span><text:span text:style-name="OrgSrcFontLockTypeFace">e</text:span><text:s/><text:span text:style-name="OrgSrcFontLockVariableNameFace">x</text:span>,<text:s/><text:span text:style-name="OrgSrcFontLockVariableNameFace">y</text:span>,<text:s/><text:span text:style-name="OrgSrcFontLockVariableNameFace">z</text:span>;</text:p>
      <text:p text:style-name="OrgSrcBlock"><text:s/><text:s/><text:span text:style-name="OrgSrcFontLockFunctionNameFace">Vector3d</text:span><text:span text:style-name="OrgSrcRainbowDelimitersDepth2Face">(</text:span><text:span text:style-name="OrgSrcRainbowDelimitersDepth2Face">)</text:span><text:s/><text:span text:style-name="OrgSrcRainbowDelimitersDepth2Face">{</text:span><text:s/>x<text:s/>=<text:s/>y<text:s/>=<text:s/>z<text:s/>=<text:s/><text:span text:style-name="OrgSrcHighlightNumbersNumber">0</text:span>;<text:s/><text:span text:style-name="OrgSrcRainbowDelimitersDepth2Face">}</text:span></text:p>
      <text:p text:style-name="OrgSrcBlock"><text:s/><text:s/><text:span text:style-name="OrgSrcFontLockFunctionNameFace">Vector3d</text:span><text:span text:style-name="OrgSrcRainbowDelimitersDepth2Face">(</text:span><text:span text:style-name="OrgSrcFontLockTypeFace">double</text:span><text:s/><text:span text:style-name="OrgSrcFontLockVariableNameFace">_x</text:span>,<text:s/><text:span text:style-name="OrgSrcFontLockTypeFace">double</text:span><text:s/><text:span text:style-name="OrgSrcFontLockVariableNameFace">_y</text:span>,<text:s/><text:span text:style-name="OrgSrcFontLockTypeFace">double</text:span><text:s/><text:span text:style-name="OrgSrcFontLockVariableNameFace">_z</text:span><text:span text:style-name="OrgSrcRainbowDelimitersDepth2Face">)</text:span><text:s/><text:span text:style-name="OrgSrcRainbowDelimitersDepth2Face">{</text:span><text:s/>x<text:s/>=<text:s/>_x;<text:s/>y<text:s/>=<text:s/>_y;<text:s/>z<text:s/>=<text:s/>_z;<text:s/><text:span text:style-name="OrgSrcRainbowDelimitersDepth2Face">}</text:span></text:p>
      <text:p text:style-name="OrgSrcBlock"><text:s/><text:s/><text:span text:style-name="OrgSrcFontLockTypeFace">voi</text:span><text:span text:style-name="OrgSrcFontLockTypeFace">d</text:span><text:s/><text:span text:style-name="OrgSrcFontLockFunctionNameFace">set</text:span><text:span text:style-name="OrgSrcRainbowDelimitersDepth2Face">(</text:span><text:span text:style-name="OrgSrcFontLockTypeFace">double</text:span><text:s/><text:span text:style-name="OrgSrcFontLockVariableNameFace">_x</text:span>,<text:s/><text:span text:style-name="OrgSrcFontLockTypeFace">double</text:span><text:s/><text:span text:style-name="OrgSrcFontLockVariableNameFace">_y</text:span>,<text:s/><text:span text:style-name="OrgSrcFontLockTypeFace">double</text:span><text:s/><text:span text:style-name="OrgSrcFontLockVariableNameFace">_z</text:span><text:span text:style-name="OrgSrcRainbowDelimitersDepth2Face">)</text:span><text:s/><text:span text:style-name="OrgSrcRainbowDelimitersDepth2Face">{</text:span><text:s/>x<text:s/>=<text:s/>_x;<text:s/>y<text:s/>=<text:s/>_y;<text:s/>z<text:s/>=<text:s/>_z;<text:s/><text:span text:style-name="OrgSrcRainbowDelimitersDepth2Face">}</text:span></text:p>
      <text:p text:style-name="OrgSrcBlock"><text:s/><text:s/><text:span text:style-name="OrgSrcFontLockTypeFace">voi</text:span><text:span text:style-name="OrgSrcFontLockTypeFace">d</text:span><text:s/><text:span text:style-name="OrgSrcFontLockFunctionNameFace">normalize</text:span><text:span text:style-name="OrgSrcRainbowDelimitersDepth2Face">(</text:span>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TypeFace">doubl</text:span><text:span text:style-name="OrgSrcFontLockTypeFace">e</text:span><text:s/><text:span text:style-name="OrgSrcFontLockVariableNameFace">len</text:span><text:s/>=<text:s/>length<text:span text:style-name="OrgSrcRainbowDelimitersDepth3Face">(</text:span><text:span text:style-name="OrgSrcRainbowDelimitersDepth3Face">)</text:span>;</text:p>
      <text:p text:style-name="OrgSrcBlock"><text:s/><text:s/><text:s/><text:s/>x<text:s/>/=<text:s/>len;<text:s/>y<text:s/>/=<text:s/>len;<text:s/>z<text:s/>/=<text:s/>len;</text:p>
      <text:p text:style-name="OrgSrcBlock"><text:s/><text:s/><text:span text:style-name="OrgSrcRainbowDelimitersDepth2Face">}</text:span></text:p>
      <text:p text:style-name="OrgSrcBlock"><text:s/><text:s/><text:span text:style-name="OrgSrcFontLockTypeFace">doubl</text:span><text:span text:style-name="OrgSrcFontLockTypeFace">e</text:span><text:s/><text:span text:style-name="OrgSrcFontLockFunctionNameFace">length</text:span><text:span text:style-name="OrgSrcRainbowDelimitersDepth2Face">(</text:span><text:span text:style-name="OrgSrcRainbowDelimitersDepth2Face">)</text:span><text:s/><text:span text:style-name="OrgSrcRainbowDelimitersDepth2Face">{</text:span><text:s/><text:span text:style-name="OrgSrcFontLockKeywordFace">return</text:span><text:s/>sqrt<text:span text:style-name="OrgSrcRainbowDelimitersDepth3Face">(</text:span><text:span text:style-name="OrgSrcFontLockTypeFace">x</text:span><text:s/>*<text:s/><text:span text:style-name="OrgSrcFontLockVariableNameFace">x</text:span><text:s/>+<text:s/>y<text:s/>*<text:s/>y<text:s/>+<text:s/>z<text:s/>*<text:s/>z<text:span text:style-name="OrgSrcRainbowDelimitersDepth3Face">)</text:span>;<text:s/><text:span text:style-name="OrgSrcRainbowDelimitersDepth2Face">}</text:span></text:p>
      <text:p text:style-name="OrgSrcBlock"><text:s/><text:s/><text:span text:style-name="OrgSrcFontLockTypeFace">voi</text:span><text:span text:style-name="OrgSrcFontLockTypeFace">d</text:span><text:s/><text:span text:style-name="OrgSrcFontLockFunctionNameFace">scale</text:span><text:span text:style-name="OrgSrcRainbowDelimitersDepth2Face">(</text:span><text:span text:style-name="OrgSrcFontLockKeywordFace">const</text:span><text:s/><text:span text:style-name="OrgSrcFontLockTypeFace">double</text:span><text:s/><text:span text:style-name="OrgSrcFontLockVariableNameFace">s</text:span><text:span text:style-name="OrgSrcRainbowDelimitersDepth2Face">)</text:span><text:s/><text:span text:style-name="OrgSrcRainbowDelimitersDepth2Face">{</text:span><text:s/>x<text:s/>*=<text:s/>s;<text:s/>y<text:s/>*=<text:s/>s;<text:s/>z<text:s/>*=<text:s/>s;<text:s/><text:span text:style-name="OrgSrcRainbowDelimitersDepth2Face">}</text:span></text:p>
      <text:p text:style-name="OrgSrcBlock"><text:s/><text:s/><text:span text:style-name="OrgSrcFontLockTypeFace">Vector3</text:span><text:span text:style-name="OrgSrcFontLockTypeFace">d</text:span><text:s/><text:span text:style-name="OrgSrcFontLockKeywordFace">operator</text:span><text:span text:style-name="OrgSrcFontLockFunctionNameFace">+</text:span><text:span text:style-name="OrgSrcRainbowDelimitersDepth2Face">(</text:span><text:span text:style-name="OrgSrcFontLockTypeFace">Vector3d</text:span><text:s/><text:span text:style-name="OrgSrcFontLockVariableNameFace">v</text:span><text:span text:style-name="OrgSrcRainbowDelimitersDepth2Face">)</text:span><text:s/><text:span text:style-name="OrgSrcRainbowDelimitersDepth2Face">{</text:span><text:s/><text:span text:style-name="OrgSrcFontLockKeywordFace">return</text:span><text:s/>Vector3d<text:span text:style-name="OrgSrcRainbowDelimitersDepth3Face">(</text:span>x<text:s/>+<text:s/>v.x,<text:s/>y<text:s/>+<text:s/>v.y,<text:s/>z<text:s/>+<text:s/>v.z<text:span text:style-name="OrgSrcRainbowDelimitersDepth3Face">)</text:span>;<text:s/><text:span text:style-name="OrgSrcRainbowDelimitersDepth2Face">}</text:span></text:p>
      <text:p text:style-name="OrgSrcBlock"><text:s/><text:s/><text:span text:style-name="OrgSrcFontLockTypeFace">Vector3</text:span><text:span text:style-name="OrgSrcFontLockTypeFace">d</text:span><text:s/><text:span text:style-name="OrgSrcFontLockKeywordFace">operator</text:span><text:span text:style-name="OrgSrcFontLockFunctionNameFace">-</text:span><text:span text:style-name="OrgSrcRainbowDelimitersDepth2Face">(</text:span><text:span text:style-name="OrgSrcFontLockTypeFace">Vector3d</text:span><text:s/><text:span text:style-name="OrgSrcFontLockVariableNameFace">v</text:span><text:span text:style-name="OrgSrcRainbowDelimitersDepth2Face">)</text:span><text:s/><text:span text:style-name="OrgSrcRainbowDelimitersDepth2Face">{</text:span><text:s/><text:span text:style-name="OrgSrcFontLockKeywordFace">return</text:span><text:s/>Vector3d<text:span text:style-name="OrgSrcRainbowDelimitersDepth3Face">(</text:span>x<text:s/>-<text:s/>v.x,<text:s/>y<text:s/>-<text:s/>v.y,<text:s/>z<text:s/>-<text:s/>v.z<text:span text:style-name="OrgSrcRainbowDelimitersDepth3Face">)</text:span>;<text:s/><text:span text:style-name="OrgSrcRainbowDelimitersDepth2Face">}</text:span></text:p>
      <text:p text:style-name="OrgSrcBlock"><text:s/><text:s/><text:span text:style-name="OrgSrcFontLockTypeFace">doubl</text:span><text:span text:style-name="OrgSrcFontLockTypeFace">e</text:span><text:s/><text:span text:style-name="OrgSrcFontLockKeywordFace">operator</text:span><text:span text:style-name="OrgSrcFontLockFunctionNameFace">*</text:span><text:span text:style-name="OrgSrcRainbowDelimitersDepth2Face">(</text:span><text:span text:style-name="OrgSrcFontLockTypeFace">Vector3d</text:span><text:s/><text:span text:style-name="OrgSrcFontLockVariableNameFace">v</text:span><text:span text:style-name="OrgSrcRainbowDelimitersDepth2Face">)</text:span><text:s/><text:span text:style-name="OrgSrcRainbowDelimitersDepth2Face">{</text:span><text:s/><text:span text:style-name="OrgSrcFontLockKeywordFace">return</text:span><text:s/>x<text:s/>*<text:s/>v.x<text:s/>+<text:s/>y*<text:s/>v.y<text:s/>+<text:s/>z<text:s/>*<text:s/>v.z;<text:s/><text:span text:style-name="OrgSrcRainbowDelimitersDepth2Face">}</text:span></text:p>
      <text:p text:style-name="OrgSrcBlock"><text:s/><text:s/><text:span text:style-name="OrgSrcFontLockTypeFace">Vector3</text:span><text:span text:style-name="OrgSrcFontLockTypeFace">d</text:span><text:s/><text:span text:style-name="OrgSrcFontLockKeywordFace">operator</text:span><text:span text:style-name="OrgSrcFontLockFunctionNameFace">%</text:span><text:span text:style-name="OrgSrcRainbowDelimitersDepth2Face">(</text:span><text:span text:style-name="OrgSrcFontLockTypeFace">Vector3d</text:span><text:s/><text:span text:style-name="OrgSrcFontLockVariableNameFace">v</text:span><text:span text:style-name="OrgSrcRainbowDelimitersDepth2Face">)</text:span><text:s/><text:span text:style-name="OrgSrcRainbowDelimitersDepth2Face">{</text:span><text:s/><text:span text:style-name="OrgSrcFontLockKeywordFace">return</text:span><text:s/>Vector3d<text:span text:style-name="OrgSrcRainbowDelimitersDepth3Face">(</text:span><text:span text:style-name="OrgSrcFontLockTypeFace">y</text:span><text:s/>*<text:s/><text:span text:style-name="OrgSrcFontLockVariableNameFace">v</text:span>.z<text:s/>-<text:s/>z<text:s/>*<text:s/>v.y,<text:s/><text:span text:style-name="OrgSrcFontLockTypeFace">z</text:span><text:s/>*<text:s/><text:span text:style-name="OrgSrcFontLockVariableNameFace">v</text:span>.x<text:s/>-<text:s/>x<text:s/>*<text:s/>v.z,<text:s/><text:span text:style-name="OrgSrcFontLockTypeFace">x</text:span><text:s/>*<text:s/><text:span text:style-name="OrgSrcFontLockVariableNameFace">v</text:span>.y<text:s/>-<text:s/>y<text:s/>*<text:s/>v.x<text:span text:style-name="OrgSrcRainbowDelimitersDepth3Face">)</text:span>;<text:s/><text:span text:style-name="OrgSrcRainbowDelimitersDepth2Face">}</text:span></text:p>
      <text:p text:style-name="OrgSrcBlock"><text:s/><text:s/><text:span text:style-name="OrgSrcFontLockTypeFace">Vector3</text:span><text:span text:style-name="OrgSrcFontLockTypeFace">d</text:span>&amp;<text:s/><text:span text:style-name="OrgSrcFontLockKeywordFace">operator</text:span><text:span text:style-name="OrgSrcFontLockFunctionNameFace">=</text:span><text:span text:style-name="OrgSrcRainbowDelimitersDepth2Face">(</text:span><text:span text:style-name="OrgSrcFontLockKeywordFace">const</text:span><text:s/><text:span text:style-name="OrgSrcFontLockTypeFace">Vector3d</text:span>&amp;<text:s/><text:span text:style-name="OrgSrcFontLockVariableNameFace">v</text:span><text:span text:style-name="OrgSrcRainbowDelimitersDepth2Face">)</text:span><text:span text:style-name="OrgSrcRainbowDelimitersDepth2Face">{</text:span><text:s/>x<text:s/>=<text:s/>v.x;<text:s/>y<text:s/>=<text:s/>v.y;<text:s/>z<text:s/>=<text:s/>v.z;<text:s/><text:span text:style-name="OrgSrcFontLockKeywordFace">return</text:span><text:s/><text:span text:style-name="OrgSrcRainbowDelimitersDepth3Face">(</text:span>*<text:span text:style-name="OrgSrcFontLockKeywordFace">this</text:span><text:span text:style-name="OrgSrcRainbowDelimitersDepth3Face">)</text:span>;<text:s/><text:span text:style-name="OrgSrcRainbowDelimitersDepth2Face">}</text:span></text:p>
      <text:p text:style-name="OrgSrcBlock"><text:s/><text:s/><text:span text:style-name="OrgSrcFontLockTypeFace">Vector3</text:span><text:span text:style-name="OrgSrcFontLockTypeFace">d</text:span>&amp;<text:s/><text:span text:style-name="OrgSrcFontLockKeywordFace">operator</text:span><text:span text:style-name="OrgSrcFontLockFunctionNameFace">+=</text:span><text:span text:style-name="OrgSrcRainbowDelimitersDepth2Face">(</text:span><text:span text:style-name="OrgSrcFontLockKeywordFace">const</text:span><text:s/><text:span text:style-name="OrgSrcFontLockTypeFace">Vector3d</text:span>&amp;<text:s/><text:span text:style-name="OrgSrcFontLockVariableNameFace">v</text:span><text:span text:style-name="OrgSrcRainbowDelimitersDepth2Face">)</text:span><text:s/><text:span text:style-name="OrgSrcRainbowDelimitersDepth2Face">{</text:span><text:s/>x<text:s/>+=<text:s/>v.x;<text:s/>y<text:s/>+=<text:s/>v.y;<text:s/>z<text:s/>+=<text:s/>v.z;<text:s/><text:span text:style-name="OrgSrcFontLockKeywordFace">return</text:span><text:s/><text:span text:style-name="OrgSrcRainbowDelimitersDepth3Face">(</text:span>*<text:span text:style-name="OrgSrcFontLockKeywordFace">this</text:span><text:span text:style-name="OrgSrcRainbowDelimitersDepth3Face">)</text:span>;<text:s/><text:span text:style-name="OrgSrcRainbowDelimitersDepth2Face">}</text:span></text:p>
      <text:p text:style-name="OrgSrcBlock"><text:s/><text:s/><text:span text:style-name="OrgSrcFontLockTypeFace">Vector3</text:span><text:span text:style-name="OrgSrcFontLockTypeFace">d</text:span>&amp;<text:s/><text:span text:style-name="OrgSrcFontLockKeywordFace">operator</text:span><text:span text:style-name="OrgSrcFontLockFunctionNameFace">-=</text:span><text:span text:style-name="OrgSrcRainbowDelimitersDepth2Face">(</text:span><text:span text:style-name="OrgSrcFontLockKeywordFace">const</text:span><text:s/><text:span text:style-name="OrgSrcFontLockTypeFace">Vector3d</text:span>&amp;<text:s/><text:span text:style-name="OrgSrcFontLockVariableNameFace">v</text:span><text:span text:style-name="OrgSrcRainbowDelimitersDepth2Face">)</text:span><text:s/><text:span text:style-name="OrgSrcRainbowDelimitersDepth2Face">{</text:span><text:s/>x<text:s/>-=<text:s/>v.x;<text:s/>y<text:s/>-=<text:s/>v.y;<text:s/>z<text:s/>-=<text:s/>v.z;<text:s/><text:span text:style-name="OrgSrcFontLockKeywordFace">return</text:span><text:s/><text:span text:style-name="OrgSrcRainbowDelimitersDepth3Face">(</text:span>*<text:span text:style-name="OrgSrcFontLockKeywordFace">this</text:span><text:span text:style-name="OrgSrcRainbowDelimitersDepth3Face">)</text:span>;<text:s/><text:span text:style-name="OrgSrcRainbowDelimitersDepth2Face">}</text:span></text:p>
      <text:p text:style-name="OrgSrcBlock"><text:s/><text:s/><text:span text:style-name="OrgSrcFontLockTypeFace">voi</text:span><text:span text:style-name="OrgSrcFontLockTypeFace">d</text:span><text:s/><text:span text:style-name="OrgSrcFontLockFunctionNameFace">print</text:span><text:span text:style-name="OrgSrcRainbowDelimitersDepth2Face">(</text:span><text:span text:style-name="OrgSrcRainbowDelimitersDepth2Face">)</text:span><text:s/><text:span text:style-name="OrgSrcRainbowDelimitersDepth2Face">{</text:span><text:s/>printf<text:span text:style-name="OrgSrcRainbowDelimitersDepth3Face">(</text:span><text:span text:style-name="OrgSrcFontLockStringFace">"Vector3d(%f<text:s/>%f<text:s/>%f)\n"</text:span>,<text:s/><text:span text:style-name="OrgSrcFontLockTypeFace">x</text:span>,<text:s/><text:span text:style-name="OrgSrcFontLockTypeFace">y</text:span>,<text:s/><text:span text:style-name="OrgSrcFontLockTypeFace">z</text:span><text:span text:style-name="OrgSrcRainbowDelimitersDepth3Face">)</text:span>;<text:s/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TypeFace">Vector3</text:span><text:span text:style-name="OrgSrcFontLockTypeFace">d</text:span><text:s/><text:span text:style-name="OrgSrcFontLockKeywordFace">operator</text:span><text:span text:style-name="OrgSrcFontLockFunctionNameFace">-</text:span><text:span text:style-name="OrgSrcRainbowDelimitersDepth1Face">(</text:span><text:s/><text:span text:style-name="OrgSrcFontLockKeywordFace">const</text:span><text:s/><text:span text:style-name="OrgSrcFontLockTypeFace">Vector3d</text:span>&amp;<text:s/><text:span text:style-name="OrgSrcFontLockVariableNameFace">v</text:span><text:s/><text:span text:style-name="OrgSrcRainbowDelimitersDepth1Face">)</text:span><text:s/><text:span text:style-name="OrgSrcRainbowDelimitersDepth1Face">{</text:span><text:s/><text:span text:style-name="OrgSrcFontLockKeywordFace">return</text:span><text:span text:style-name="OrgSrcRainbowDelimitersDepth2Face">(</text:span><text:s/>Vector3d<text:span text:style-name="OrgSrcRainbowDelimitersDepth3Face">(</text:span><text:s/>-v.x,<text:s/>-v.y,<text:s/>-v.z<text:s/><text:span text:style-name="OrgSrcRainbowDelimitersDepth3Face">)</text:span><text:s/><text:span text:style-name="OrgSrcRainbowDelimitersDepth2Face">)</text:span>;<text:s/><text:span text:style-name="OrgSrcRainbowDelimitersDepth1Face">}</text:span></text:p>
      <text:p text:style-name="OrgSrcBlock"><text:span text:style-name="OrgSrcFontLockTypeFace">Vector3</text:span><text:span text:style-name="OrgSrcFontLockTypeFace">d</text:span><text:s/><text:span text:style-name="OrgSrcFontLockKeywordFace">operator</text:span><text:span text:style-name="OrgSrcFontLockFunctionNameFace">*</text:span><text:span text:style-name="OrgSrcRainbowDelimitersDepth1Face">(</text:span><text:s/><text:span text:style-name="OrgSrcFontLockKeywordFace">const</text:span><text:s/><text:span text:style-name="OrgSrcFontLockTypeFace">double</text:span>&amp;<text:s/><text:span text:style-name="OrgSrcFontLockVariableNameFace">k</text:span>,<text:s/><text:span text:style-name="OrgSrcFontLockKeywordFace">const</text:span><text:s/><text:span text:style-name="OrgSrcFontLockTypeFace">Vector3d</text:span>&amp;<text:s/><text:span text:style-name="OrgSrcFontLockVariableNameFace">v</text:span><text:s/><text:span text:style-name="OrgSrcRainbowDelimitersDepth1Face">)</text:span><text:s/><text:span text:style-name="OrgSrcRainbowDelimitersDepth1Face">{</text:span><text:s/><text:span text:style-name="OrgSrcFontLockKeywordFace">return</text:span><text:span text:style-name="OrgSrcRainbowDelimitersDepth2Face">(</text:span><text:s/>Vector3d<text:span text:style-name="OrgSrcRainbowDelimitersDepth3Face">(</text:span><text:s/>k*v.x,<text:s/>k*v.y,<text:s/>k*v.z<text:s/><text:span text:style-name="OrgSrcRainbowDelimitersDepth3Face">)</text:span><text:s/><text:span text:style-name="OrgSrcRainbowDelimitersDepth2Face">)</text:span>;<text:span text:style-name="OrgSrcRainbowDelimitersDepth1Face">}</text:span></text:p>
      <text:p text:style-name="OrgSrcBlock"><text:span text:style-name="OrgSrcFontLockTypeFace">Vector3</text:span><text:span text:style-name="OrgSrcFontLockTypeFace">d</text:span><text:s/><text:span text:style-name="OrgSrcFontLockKeywordFace">operator</text:span><text:span text:style-name="OrgSrcFontLockFunctionNameFace">*</text:span><text:span text:style-name="OrgSrcRainbowDelimitersDepth1Face">(</text:span><text:s/><text:span text:style-name="OrgSrcFontLockKeywordFace">const</text:span><text:s/><text:span text:style-name="OrgSrcFontLockTypeFace">Vector3d</text:span>&amp;<text:s/><text:span text:style-name="OrgSrcFontLockVariableNameFace">v</text:span>,<text:s/><text:span text:style-name="OrgSrcFontLockKeywordFace">const</text:span><text:s/><text:span text:style-name="OrgSrcFontLockTypeFace">double</text:span>&amp;<text:s/><text:span text:style-name="OrgSrcFontLockVariableNameFace">k</text:span><text:s/><text:span text:style-name="OrgSrcRainbowDelimitersDepth1Face">)</text:span><text:s/><text:span text:style-name="OrgSrcRainbowDelimitersDepth1Face">{</text:span><text:s/><text:span text:style-name="OrgSrcFontLockKeywordFace">return</text:span><text:span text:style-name="OrgSrcRainbowDelimitersDepth2Face">(</text:span><text:s/>Vector3d<text:span text:style-name="OrgSrcRainbowDelimitersDepth3Face">(</text:span><text:s/>v.x*k,<text:s/>v.y*k,<text:s/>v.z*k<text:s/><text:span text:style-name="OrgSrcRainbowDelimitersDepth3Face">)</text:span><text:s/><text:span text:style-name="OrgSrcRainbowDelimitersDepth2Face">)</text:span>;<text:span text:style-name="OrgSrcRainbowDelimitersDepth1Face">}</text:span></text:p>
      <text:p text:style-name="OrgSrcBlock"><text:span text:style-name="OrgSrcFontLockTypeFace">Vector3</text:span><text:span text:style-name="OrgSrcFontLockTypeFace">d</text:span><text:s/><text:span text:style-name="OrgSrcFontLockKeywordFace">operator</text:span><text:span text:style-name="OrgSrcFontLockFunctionNameFace">/</text:span><text:span text:style-name="OrgSrcRainbowDelimitersDepth1Face">(</text:span><text:s/><text:span text:style-name="OrgSrcFontLockKeywordFace">const</text:span><text:s/><text:span text:style-name="OrgSrcFontLockTypeFace">Vector3d</text:span>&amp;<text:s/><text:span text:style-name="OrgSrcFontLockVariableNameFace">v</text:span>,<text:s/><text:span text:style-name="OrgSrcFontLockKeywordFace">const</text:span><text:s/><text:span text:style-name="OrgSrcFontLockTypeFace">double</text:span>&amp;<text:s/><text:span text:style-name="OrgSrcFontLockVariableNameFace">k</text:span><text:s/><text:span text:style-name="OrgSrcRainbowDelimitersDepth1Face">)</text:span><text:s/><text:span text:style-name="OrgSrcRainbowDelimitersDepth1Face">{</text:span><text:s/><text:span text:style-name="OrgSrcFontLockKeywordFace">return</text:span><text:span text:style-name="OrgSrcRainbowDelimitersDepth2Face">(</text:span><text:s/>Vector3d<text:span text:style-name="OrgSrcRainbowDelimitersDepth3Face">(</text:span><text:s/>v.x/k,<text:s/>v.y/k,<text:s/>v.z/k<text:s/><text:span text:style-name="OrgSrcRainbowDelimitersDepth3Face">)</text:span><text:s/><text:span text:style-name="OrgSrcRainbowDelimitersDepth2Face">)</text:span>;<text:span text:style-name="OrgSrcRainbowDelimitersDepth1Face">}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------------------------------------------------------</text:span></text:p>
      <text:p text:style-name="OrgSrcBlock"><text:span text:style-name="OrgSrcFontLockCommentDelimiterFace">//<text:s/></text:span><text:span text:style-name="OrgSrcFontLockCommentFace">球体</text:span></text:p>
      <text:p text:style-name="OrgSrcBlock"><text:span text:style-name="OrgSrcFontLockKeywordFace">c</text:span><text:span text:style-name="OrgSrcFontLockKeywordFace">las</text:span><text:span text:style-name="OrgSrcFontLockKeywordFace">s</text:span><text:s/><text:span text:style-name="OrgSrcFontLockTypeFace">Spher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Vector3</text:span><text:span text:style-name="OrgSrcFontLockTypeFace">d</text:span><text:s/><text:span text:style-name="OrgSrcFontLockVariableNameFace">center</text:span>;<text:s/><text:span text:style-name="OrgSrcFontLockCommentDelimiterFace">/</text:span><text:span text:style-name="OrgSrcFontLockCommentDelimiterFace">/<text:s/></text:span><text:span text:style-name="OrgSrcFontLockCommentFace">中心座標</text:span></text:p>
      <text:p text:style-name="OrgSrcBlock"><text:s/><text:s/><text:span text:style-name="OrgSrcFontLockTypeFace">d</text:span><text:span text:style-name="OrgSrcFontLockTypeFace">oubl</text:span><text:span text:style-name="OrgSrcFontLockTypeFace">e</text:span><text:s/><text:span text:style-name="OrgSrcFontLockVariableNameFace">radius</text:span>;<text:s/><text:s/><text:s/><text:span text:style-name="OrgSrcFontLockCommentDelimiterFace">/</text:span><text:span text:style-name="OrgSrcFontLockCommentDelimiterFace">/<text:s/></text:span><text:span text:style-name="OrgSrcFontLockCommentFace">半径</text:span></text:p>
      <text:p text:style-name="OrgSrcBlock"/>
      <text:p text:style-name="OrgSrcBlock"><text:s/><text:s/><text:span text:style-name="OrgSrcFontLockFunctionNameFace">S</text:span><text:span text:style-name="OrgSrcFontLockFunctionNameFace">phere</text:span><text:span text:style-name="OrgSrcRainbowDelimitersDepth2Face">(</text:span><text:span text:style-name="OrgSrcFontLockTypeFace">double</text:span><text:s/><text:span text:style-name="OrgSrcFontLockVariableNameFace">x</text:span>,<text:s/><text:span text:style-name="OrgSrcFontLockTypeFace">double</text:span><text:s/><text:span text:style-name="OrgSrcFontLockVariableNameFace">y</text:span>,<text:s/><text:span text:style-name="OrgSrcFontLockTypeFace">double</text:span><text:s/><text:span text:style-name="OrgSrcFontLockVariableNameFace">z</text:span>,<text:s/><text:span text:style-name="OrgSrcFontLockTypeFace">double</text:span><text:s/><text:span text:style-name="OrgSrcFontLockVariableNameFace">r</text:span><text:span text:style-name="OrgSrcRainbowDelimitersDepth2Face">)</text:span><text:s/><text:span text:style-name="OrgSrcRainbowDelimitersDepth2Face">{</text:span></text:p>
      <text:p text:style-name="OrgSrcBlock"><text:s/><text:s/><text:s/><text:s/>center.x<text:s/>=<text:s/>x;</text:p>
      <text:p text:style-name="OrgSrcBlock"><text:s/><text:s/><text:s/><text:s/>center.y<text:s/>=<text:s/>y;</text:p>
      <text:p text:style-name="OrgSrcBlock"><text:s/><text:s/><text:s/><text:s/>center.z<text:s/>=<text:s/>z;</text:p>
      <text:p text:style-name="OrgSrcBlock"><text:s/><text:s/><text:s/><text:s/>radius<text:s/>=<text:s/>r;</text:p>
      <text:p text:style-name="OrgSrcBlock"><text:s/><text:s/><text:span text:style-name="OrgSrcRainbowDelimitersDepth2Face">}</text:span></text:p>
      <text:p text:style-name="OrgSrcBlock"><text:s/><text:s/><text:span text:style-name="OrgSrcFontLockTypeFace">voi</text:span><text:span text:style-name="OrgSrcFontLockTypeFace">d</text:span><text:s/><text:span text:style-name="OrgSrcFontLockFunctionNameFace">display</text:span><text:span text:style-name="OrgSrcRainbowDelimitersDepth2Face">(</text:span><text:span text:style-name="OrgSrcRainbowDelimitersDepth2Face">)</text:span><text:s/><text:span text:style-name="OrgSrcRainbowDelimitersDepth2Face">{</text:span><text:s/></text:p>
      <text:p text:style-name="OrgSrcBlock"><text:s/><text:s/><text:s/><text:s/>glPushMatrix<text:span text:style-name="OrgSrcRainbowDelimitersDepth3Face">(</text:span><text:span text:style-name="OrgSrcRainbowDelimitersDepth3Face">)</text:span>;<text:s/><text:span text:style-name="OrgSrcFontLockCommentDelimiterFace">/</text:span><text:span text:style-name="OrgSrcFontLockCommentDelimiterFace">/<text:s/></text:span><text:span text:style-name="OrgSrcFontLockCommentFace">現在のモデル変換行列を退避しておく</text:span></text:p>
      <text:p text:style-name="OrgSrcBlock"><text:s/><text:s/><text:s/><text:s/>glColor3f<text:span text:style-name="OrgSrcRainbowDelimitersDepth3Face">(</text:span><text:span text:style-name="OrgSrcHighlightNumbersNumber">0.1</text:span>,<text:span text:style-name="OrgSrcHighlightNumbersNumber">0.1</text:span>,<text:span text:style-name="OrgSrcHighlightNumbersNumber">0.1</text:span><text:span text:style-name="OrgSrcRainbowDelimitersDepth3Face">)</text:span>;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座標の平行移動とスケール変換を施して球体を描画する</text:span></text:p>
      <text:p text:style-name="OrgSrcBlock"><text:s/><text:s/><text:s/><text:s/>glTranslated<text:span text:style-name="OrgSrcRainbowDelimitersDepth3Face">(</text:span>center.x,<text:s/>center.y,<text:s/>center.z<text:span text:style-name="OrgSrcRainbowDelimitersDepth3Face">)</text:span>;</text:p>
      <text:p text:style-name="OrgSrcBlock"><text:s/><text:s/><text:s/><text:s/>glScaled<text:span text:style-name="OrgSrcRainbowDelimitersDepth3Face">(</text:span><text:span text:style-name="OrgSrcHighlightNumbersNumber">1</text:span>,<text:s/><text:span text:style-name="OrgSrcHighlightNumbersNumber">1</text:span>,<text:s/><text:span text:style-name="OrgSrcHighlightNumbersNumber">1</text:span><text:span text:style-name="OrgSrcRainbowDelimitersDepth3Face">)</text:span>;</text:p>
      <text:p text:style-name="OrgSrcBlock"><text:s/><text:s/><text:s/><text:s/>glRotated<text:span text:style-name="OrgSrcRainbowDelimitersDepth3Face">(</text:span><text:span text:style-name="OrgSrcHighlightNumbersNumber">90</text:span>,<text:s/><text:span text:style-name="OrgSrcHighlightNumbersNumber">1.0</text:span>,<text:s/><text:span text:style-name="OrgSrcHighlightNumbersNumber">0.0</text:span>,<text:s/><text:span text:style-name="OrgSrcHighlightNumbersNumber">0.0</text:span><text:span text:style-name="OrgSrcRainbowDelimitersDepth3Face">)</text:span>;</text:p>
      <text:p text:style-name="OrgSrcBlock"><text:s/><text:s/><text:s/><text:s/>glutWireSphere<text:span text:style-name="OrgSrcRainbowDelimitersDepth3Face">(</text:span>radius,<text:s/><text:span text:style-name="OrgSrcHighlightNumbersNumber">32</text:span>,<text:s/><text:span text:style-name="OrgSrcHighlightNumbersNumber">32</text:span><text:span text:style-name="OrgSrcRainbowDelimitersDepth3Face">)</text:span>;</text:p>
      <text:p text:style-name="OrgSrcBlock"/>
      <text:p text:style-name="OrgSrcBlock"><text:s/><text:s/><text:s/><text:s/>glPopMatrix<text:span text:style-name="OrgSrcRainbowDelimitersDepth3Face">(</text:span><text:span text:style-name="OrgSrcRainbowDelimitersDepth3Face">)</text:span>;<text:s/><text:s/><text:span text:style-name="OrgSrcFontLockCommentDelimiterFace">//<text:s/></text:span><text:span text:style-name="OrgSrcFontLockCommentFace">退避していたモデル変換行列を戻す</text:span></text:p>
      <text:p text:style-name="OrgSrcBlock"><text:s/><text:s/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TypeFace">doubl</text:span><text:span text:style-name="OrgSrcFontLockTypeFace">e</text:span><text:s/><text:span text:style-name="OrgSrcFontLockVariableNameFace">radius</text:span><text:s/>=<text:s/><text:span text:style-name="OrgSrcHighlightNumbersNumber">4.0</text:span>;</text:p>
      <text:p text:style-name="OrgSrcBlock"><text:span text:style-name="OrgSrcFontLockTypeFace">Spher</text:span><text:span text:style-name="OrgSrcFontLockTypeFace">e</text:span><text:s/><text:span text:style-name="OrgSrcFontLockVariableNameFace">sphere</text:span><text:s/>=<text:s/>Sphere<text:span text:style-name="OrgSrcRainbowDelimitersDepth1Face">(</text:span><text:span text:style-name="OrgSrcHighlightNumbersNumber">0</text:span>,<text:s/><text:span text:style-name="OrgSrcHighlightNumbersNumber">0</text:span>,<text:s/><text:span text:style-name="OrgSrcHighlightNumbersNumber">0</text:span>,<text:s/>radius<text:span text:style-name="OrgSrcRainbowDelimitersDepth1Face">)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------------------------------------------------------</text:span></text:p>
      <text:p text:style-name="OrgSrcBlock"><text:span text:style-name="OrgSrcFontLockCommentDelimiterFace">//<text:s/></text:span><text:span text:style-name="OrgSrcFontLockCommentFace">質点</text:span></text:p>
      <text:p text:style-name="OrgSrcBlock"><text:span text:style-name="OrgSrcFontLockKeywordFace">c</text:span><text:span text:style-name="OrgSrcFontLockKeywordFace">las</text:span><text:span text:style-name="OrgSrcFontLockKeywordFace">s</text:span><text:s/><text:span text:style-name="OrgSrcFontLockTypeFace">Point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Vector3</text:span><text:span text:style-name="OrgSrcFontLockTypeFace">d</text:span><text:s/><text:span text:style-name="OrgSrcFontLockVariableNameFace">f</text:span>;<text:s/><text:span text:style-name="OrgSrcFontLockCommentDelimiterFace">/</text:span><text:span text:style-name="OrgSrcFontLockCommentDelimiterFace">/<text:s/></text:span><text:span text:style-name="OrgSrcFontLockCommentFace">質点に働く力のベクトル</text:span></text:p>
      <text:p text:style-name="OrgSrcBlock"><text:s/><text:s/><text:span text:style-name="OrgSrcFontLockTypeFace">V</text:span><text:span text:style-name="OrgSrcFontLockTypeFace">ector3</text:span><text:span text:style-name="OrgSrcFontLockTypeFace">d</text:span><text:s/><text:span text:style-name="OrgSrcFontLockVariableNameFace">v</text:span>;<text:s/><text:span text:style-name="OrgSrcFontLockCommentDelimiterFace">/</text:span><text:span text:style-name="OrgSrcFontLockCommentDelimiterFace">/<text:s/></text:span><text:span text:style-name="OrgSrcFontLockCommentFace">速度ベクトル</text:span></text:p>
      <text:p text:style-name="OrgSrcBlock"><text:s/><text:s/><text:span text:style-name="OrgSrcFontLockTypeFace">V</text:span><text:span text:style-name="OrgSrcFontLockTypeFace">ector3</text:span><text:span text:style-name="OrgSrcFontLockTypeFace">d</text:span><text:s/><text:span text:style-name="OrgSrcFontLockVariableNameFace">p</text:span>;<text:s/><text:span text:style-name="OrgSrcFontLockCommentDelimiterFace">/</text:span><text:span text:style-name="OrgSrcFontLockCommentDelimiterFace">/<text:s/></text:span><text:span text:style-name="OrgSrcFontLockCommentFace">位置</text:span></text:p>
      <text:p text:style-name="OrgSrcBlock"><text:s/><text:s/><text:span text:style-name="OrgSrcFontLockTypeFace">b</text:span><text:span text:style-name="OrgSrcFontLockTypeFace">oo</text:span><text:span text:style-name="OrgSrcFontLockTypeFace">l</text:span><text:s/><text:span text:style-name="OrgSrcFontLockVariableNameFace">bFixed</text:span>;<text:s/><text:span text:style-name="OrgSrcFontLockCommentDelimiterFace">//<text:s/></text:span><text:span text:style-name="OrgSrcFontLockCommentFace">true:<text:s/>固定されている<text:s/>false:固定されていない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バネ</text:span></text:p>
      <text:p text:style-name="OrgSrcBlock"><text:span text:style-name="OrgSrcFontLockKeywordFace">c</text:span><text:span text:style-name="OrgSrcFontLockKeywordFace">las</text:span><text:span text:style-name="OrgSrcFontLockKeywordFace">s</text:span><text:s/><text:span text:style-name="OrgSrcFontLockTypeFace">Spring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Poin</text:span><text:span text:style-name="OrgSrcFontLockTypeFace">t</text:span><text:s/>*<text:span text:style-name="OrgSrcFontLockVariableNameFace">p0</text:span>;<text:s/><text:span text:style-name="OrgSrcFontLockCommentDelimiterFace">/</text:span><text:span text:style-name="OrgSrcFontLockCommentDelimiterFace">/<text:s/></text:span><text:span text:style-name="OrgSrcFontLockCommentFace">質点</text:span></text:p>
      <text:p text:style-name="OrgSrcBlock"><text:s/><text:s/><text:span text:style-name="OrgSrcFontLockTypeFace">P</text:span><text:span text:style-name="OrgSrcFontLockTypeFace">oin</text:span><text:span text:style-name="OrgSrcFontLockTypeFace">t</text:span><text:s/>*<text:span text:style-name="OrgSrcFontLockVariableNameFace">p1</text:span>;<text:s/><text:span text:style-name="OrgSrcFontLockCommentDelimiterFace">/</text:span><text:span text:style-name="OrgSrcFontLockCommentDelimiterFace">/<text:s/></text:span><text:span text:style-name="OrgSrcFontLockCommentFace">質点</text:span></text:p>
      <text:p text:style-name="OrgSrcBlock"><text:s/><text:s/><text:span text:style-name="OrgSrcFontLockTypeFace">d</text:span><text:span text:style-name="OrgSrcFontLockTypeFace">oubl</text:span><text:span text:style-name="OrgSrcFontLockTypeFace">e</text:span><text:s/><text:span text:style-name="OrgSrcFontLockVariableNameFace">restLength</text:span>;<text:s/><text:span text:style-name="OrgSrcFontLockCommentDelimiterFace">/</text:span><text:span text:style-name="OrgSrcFontLockCommentDelimiterFace">/<text:s/></text:span><text:span text:style-name="OrgSrcFontLockCommentFace">自然長</text:span></text:p>
      <text:p text:style-name="OrgSrcBlock"/>
      <text:p text:style-name="OrgSrcBlock"><text:s/><text:s/><text:span text:style-name="OrgSrcFontLockFunctionNameFace">S</text:span><text:span text:style-name="OrgSrcFontLockFunctionNameFace">pring</text:span><text:span text:style-name="OrgSrcRainbowDelimitersDepth2Face">(</text:span><text:span text:style-name="OrgSrcFontLockTypeFace">Point</text:span><text:s/>*<text:span text:style-name="OrgSrcFontLockVariableNameFace">_p0</text:span>,<text:s/><text:span text:style-name="OrgSrcFontLockTypeFace">Point</text:span><text:s/>*<text:span text:style-name="OrgSrcFontLockVariableNameFace">_p1</text:span><text:span text:style-name="OrgSrcRainbowDelimitersDepth2Face">)</text:span><text:s/><text:span text:style-name="OrgSrcRainbowDelimitersDepth2Face">{</text:span></text:p>
      <text:p text:style-name="OrgSrcBlock"><text:s/><text:s/><text:s/><text:s/>p0<text:s/>=<text:s/>_p0;</text:p>
      <text:p text:style-name="OrgSrcBlock"><text:s/><text:s/><text:s/><text:s/>p1<text:s/>=<text:s/>_p1;</text:p>
      <text:p text:style-name="OrgSrcBlock"><text:s/><text:s/><text:s/><text:s/>restLength<text:s/>=<text:s/><text:span text:style-name="OrgSrcRainbowDelimitersDepth3Face">(</text:span>p0-&gt;p<text:s/>-<text:s/>p1-&gt;p<text:span text:style-name="OrgSrcRainbowDelimitersDepth3Face">)</text:span>.length<text:span text:style-name="OrgSrcRainbowDelimitersDepth3Face">(</text:span><text:span text:style-name="OrgSrcRainbowDelimitersDepth3Face">)</text:span>;</text:p>
      <text:p text:style-name="OrgSrcBlock"><text:s/><text:s/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----------------------------------------------------------------</text:span></text:p>
      <text:p text:style-name="OrgSrcBlock"><text:span text:style-name="OrgSrcFontLockPreprocessorFace">#</text:span><text:span text:style-name="OrgSrcFontLockPreprocessorFace">define</text:span><text:s/><text:span text:style-name="OrgSrcFontLockVariableNameFace">POINT_NUM</text:span><text:s/><text:span text:style-name="OrgSrcHighlightNumbersNumber">20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#define<text:s/>POINT_NUM<text:s/>40</text:span></text:p>
      <text:p text:style-name="OrgSrcBlock"><text:span text:style-name="OrgSrcFontLockCommentDelimiterFace">//<text:s/></text:span><text:span text:style-name="OrgSrcFontLockCommentFace">#define<text:s/>POINT_NUM<text:s/>60</text:span></text:p>
      <text:p text:style-name="OrgSrcBlock"><text:span text:style-name="OrgSrcFontLockCommentDelimiterFace">//<text:s/></text:span><text:span text:style-name="OrgSrcFontLockCommentFace">----------------------------------------------------------------</text:span></text:p>
      <text:p text:style-name="OrgSrcBlock"/>
      <text:p text:style-name="OrgSrcBlock"><text:span text:style-name="OrgSrcFontLockCommentDelimiterFace">//<text:s/></text:span><text:span text:style-name="OrgSrcFontLockCommentFace">布の定義</text:span></text:p>
      <text:p text:style-name="OrgSrcBlock"><text:span text:style-name="OrgSrcFontLockKeywordFace">c</text:span><text:span text:style-name="OrgSrcFontLockKeywordFace">las</text:span><text:span text:style-name="OrgSrcFontLockKeywordFace">s</text:span><text:s/><text:span text:style-name="OrgSrcFontLockTypeFace">Cloth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Poin</text:span><text:span text:style-name="OrgSrcFontLockTypeFace">t</text:span><text:s/><text:span text:style-name="OrgSrcFontLockVariableNameFace">points</text:span><text:span text:style-name="OrgSrcRainbowDelimitersDepth2Face">[</text:span>POINT_NUM<text:span text:style-name="OrgSrcRainbowDelimitersDepth2Face">]</text:span><text:span text:style-name="OrgSrcRainbowDelimitersDepth2Face">[</text:span>POINT_NUM<text:span text:style-name="OrgSrcRainbowDelimitersDepth2Face">]</text:span>;</text:p>
      <text:p text:style-name="OrgSrcBlock"><text:s/><text:s/><text:span text:style-name="OrgSrcFontLockConstantFace">std</text:span>::<text:span text:style-name="OrgSrcFontLockTypeFace">vector</text:span><text:span text:style-name="OrgSrcRainbowDelimitersDepth2Face">&lt;</text:span><text:span text:style-name="OrgSrcFontLockTypeFace">Spring</text:span>*<text:span text:style-name="OrgSrcRainbowDelimitersDepth2Face">&gt;</text:span><text:s/><text:span text:style-name="OrgSrcFontLockVariableNameFace">springs</text:span>;</text:p>
      <text:p text:style-name="OrgSrcBlock"/>
      <text:p text:style-name="OrgSrcBlock"><text:s/><text:s/><text:span text:style-name="OrgSrcFontLockFunctionNameFace">Cloth</text:span><text:span text:style-name="OrgSrcRainbowDelimitersDepth2Face">(</text:span>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質点の定義</text:span></text:p>
      <text:p text:style-name="OrgSrcBlock"><text:s/><text:s/><text:s/><text:s/><text:span text:style-name="OrgSrcFontLockKeywordFace">f</text:span><text:span text:style-name="OrgSrcFontLockKeywordFace">or</text:span><text:span text:style-name="OrgSrcRainbowDelimitersDepth3Face">(</text:span><text:span text:style-name="OrgSrcFontLockTypeFace">in</text:span><text:span text:style-name="OrgSrcFontLockTypeFace">t</text:span><text:s/><text:span text:style-name="OrgSrcFontLockVariableNameFace">y</text:span><text:s/>=<text:s/><text:span text:style-name="OrgSrcHighlightNumbersNumber">0</text:span>;<text:s/>y<text:s/>&lt;<text:s/>POINT_NUM;<text:s/>y++<text:span text:style-name="OrgSrcRainbowDelimitersDepth3Face">)</text:span><text:s/><text:span text:style-name="OrgSrcRainbowDelimitersDepth3Face">{</text:span></text:p>
      <text:p text:style-name="OrgSrcBlock"><text:s/><text:s/><text:s/><text:s/><text:s/><text:s/><text:span text:style-name="OrgSrcFontLockKeywordFace">for</text:span><text:span text:style-name="OrgSrcRainbowDelimitersDepth4Face">(</text:span><text:span text:style-name="OrgSrcFontLockTypeFace">in</text:span><text:span text:style-name="OrgSrcFontLockTypeFace">t</text:span><text:s/><text:span text:style-name="OrgSrcFontLockVariableNameFace">x</text:span><text:s/>=<text:s/><text:span text:style-name="OrgSrcHighlightNumbersNumber">0</text:span>;<text:s/>x<text:s/>&lt;<text:s/>POINT_NUM;<text:s/>x++<text:span text:style-name="OrgSrcRainbowDelimitersDepth4Face">)</text:span><text:s/><text:span text:style-name="OrgSrcRainbowDelimitersDepth4Face">{</text:span></text:p>
      <text:p text:style-name="OrgSrcBlock"><text:s/><text:s/><text:s/><text:s/><text:s/><text:s/><text:s/><text:s/>points<text:span text:style-name="OrgSrcRainbowDelimitersDepth5Face">[</text:span>x<text:span text:style-name="OrgSrcRainbowDelimitersDepth5Face">]</text:span><text:span text:style-name="OrgSrcRainbowDelimitersDepth5Face">[</text:span>y<text:span text:style-name="OrgSrcRainbowDelimitersDepth5Face">]</text:span>.bFixed<text:s/>=<text:s/><text:span text:style-name="OrgSrcFontLockConstantFace">false</text:span>;</text:p>
      <text:p text:style-name="OrgSrcBlock"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---------------------------------------------------------------</text:span></text:p>
      <text:p text:style-name="OrgSrcBlock"><text:s/><text:s/><text:s/><text:s/><text:s/><text:s/><text:s/><text:s/>points<text:span text:style-name="OrgSrcRainbowDelimitersDepth5Face">[</text:span>x<text:span text:style-name="OrgSrcRainbowDelimitersDepth5Face">]</text:span><text:span text:style-name="OrgSrcRainbowDelimitersDepth5Face">[</text:span>y<text:span text:style-name="OrgSrcRainbowDelimitersDepth5Face">]</text:span>.p.set<text:span text:style-name="OrgSrcRainbowDelimitersDepth5Face">(</text:span><text:span text:style-name="OrgSrcRainbowDelimitersDepth6Face">(</text:span>x<text:s/>-<text:s/>POINT_NUM<text:s/>/<text:s/><text:span text:style-name="OrgSrcHighlightNumbersNumber">2</text:span><text:span text:style-name="OrgSrcRainbowDelimitersDepth6Face">)</text:span><text:s/>/<text:s/><text:span text:style-name="OrgSrcRainbowDelimitersDepth6Face">(</text:span>POINT_NUM<text:s/>/<text:s/><text:span text:style-name="OrgSrcHighlightNumbersNumber">20.0</text:span><text:span text:style-name="OrgSrcRainbowDelimitersDepth6Face">)</text:span>,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pan text:style-name="OrgSrcRainbowDelimitersDepth6Face">(</text:span>POINT_NUM<text:s/>/<text:s/><text:span text:style-name="OrgSrcHighlightNumbersNumber">2</text:span><text:span text:style-name="OrgSrcRainbowDelimitersDepth6Face">)</text:span><text:s/>/<text:s/><text:span text:style-name="OrgSrcRainbowDelimitersDepth6Face">(</text:span>POINT_NUM<text:s/>/<text:s/><text:span text:style-name="OrgSrcHighlightNumbersNumber">20.0</text:span><text:span text:style-name="OrgSrcRainbowDelimitersDepth6Face">)</text:span>,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-<text:s/>y<text:s/>/<text:s/><text:span text:style-name="OrgSrcRainbowDelimitersDepth6Face">(</text:span>POINT_NUM<text:s/>/<text:s/><text:span text:style-name="OrgSrcHighlightNumbersNumber">20.0</text:span><text:span text:style-name="OrgSrcRainbowDelimitersDepth6Face">)</text:span><text:span text:style-name="OrgSrcRainbowDelimitersDepth5Face">)</text:span>;</text:p>
      <text:p text:style-name="OrgSrcBlock"><text:s/><text:s/><text:s/><text:s/><text:s/><text:s/><text:s/><text:s/><text:span text:style-name="OrgSrcFontLockCommentDelimiterFace">//<text:s/></text:span><text:span text:style-name="OrgSrcFontLockCommentFace">--------------------------------------------------------------</text:span></text:p>
      <text:p text:style-name="OrgSrcBlock"><text:s/><text:s/><text:s/><text:s/><text:s/><text:s/><text:span text:style-name="OrgSrcRainbowDelimitersDepth4Face">}</text:span></text:p>
      <text:p text:style-name="OrgSrcBlock"><text:s/><text:s/><text:s/><text:s/><text:span text:style-name="OrgSrcRainbowDelimitersDepth3Face">}</text:span>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バネの設定</text:span></text:p>
      <text:p text:style-name="OrgSrcBlock"><text:s/><text:s/><text:s/><text:s/><text:span text:style-name="OrgSrcFontLockKeywordFace">f</text:span><text:span text:style-name="OrgSrcFontLockKeywordFace">or</text:span><text:span text:style-name="OrgSrcRainbowDelimitersDepth3Face">(</text:span><text:span text:style-name="OrgSrcFontLockTypeFace">in</text:span><text:span text:style-name="OrgSrcFontLockTypeFace">t</text:span><text:s/><text:span text:style-name="OrgSrcFontLockVariableNameFace">y</text:span><text:s/>=<text:s/><text:span text:style-name="OrgSrcHighlightNumbersNumber">0</text:span>;<text:s/>y<text:s/>&lt;<text:s/>POINT_NUM;<text:s/>y++<text:span text:style-name="OrgSrcRainbowDelimitersDepth3Face">)</text:span><text:s/><text:span text:style-name="OrgSrcRainbowDelimitersDepth3Face">{</text:span></text:p>
      <text:p text:style-name="OrgSrcBlock"><text:s/><text:s/><text:s/><text:s/><text:s/><text:s/><text:span text:style-name="OrgSrcFontLockKeywordFace">for</text:span><text:span text:style-name="OrgSrcRainbowDelimitersDepth4Face">(</text:span><text:span text:style-name="OrgSrcFontLockTypeFace">in</text:span><text:span text:style-name="OrgSrcFontLockTypeFace">t</text:span><text:s/><text:span text:style-name="OrgSrcFontLockVariableNameFace">x</text:span><text:s/>=<text:s/><text:span text:style-name="OrgSrcHighlightNumbersNumber">0</text:span>;<text:s/>x<text:s/>&lt;<text:s/>POINT_NUM;<text:s/>x++<text:span text:style-name="OrgSrcRainbowDelimitersDepth4Face">)</text:span><text:s/><text:span text:style-name="OrgSrcRainbowDelimitersDepth4Face">{</text:span></text:p>
      <text:p text:style-name="OrgSrcBlock"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横方向のバネ</text:span></text:p>
      <text:p text:style-name="OrgSrcBlock"><text:s/><text:s/><text:s/><text:s/><text:s/><text:s/><text:s/><text:s/><text:span text:style-name="OrgSrcFontLockKeywordFace">i</text:span><text:span text:style-name="OrgSrcFontLockKeywordFace">f</text:span><text:span text:style-name="OrgSrcRainbowDelimitersDepth5Face">(</text:span>x<text:s/>&lt;<text:s/>POINT_NUM<text:s/>-<text:s/><text:span text:style-name="OrgSrcHighlightNumbersNumber">1</text:span><text:span text:style-name="OrgSrcRainbowDelimitersDepth5Face">)</text:span><text:s/><text:span text:style-name="OrgSrcRainbowDelimitersDepth5Face">{</text:span><text:tab/><text:tab/><text:tab/><text:tab/></text:p>
      <text:p text:style-name="OrgSrcBlock"><text:s/><text:s/><text:s/><text:s/><text:s/><text:s/><text:s/><text:s/><text:s/><text:s/>springs.push_back<text:span text:style-name="OrgSrcRainbowDelimitersDepth6Face">(</text:span><text:span text:style-name="OrgSrcFontLockKeywordFace">new</text:span><text:s/><text:span text:style-name="OrgSrcFontLockTypeFace">Spring</text:span><text:span text:style-name="OrgSrcRainbowDelimitersDepth7Face">(</text:span>&amp;points<text:span text:style-name="OrgSrcRainbowDelimitersDepth8Face">[</text:span>x<text:span text:style-name="OrgSrcRainbowDelimitersDepth8Face">]</text:span><text:span text:style-name="OrgSrcRainbowDelimitersDepth8Face">[</text:span>y<text:span text:style-name="OrgSrcRainbowDelimitersDepth8Face">]</text:span>,<text:s/>&amp;points<text:span text:style-name="OrgSrcRainbowDelimitersDepth8Face">[</text:span>x+<text:span text:style-name="OrgSrcHighlightNumbersNumber">1</text:span><text:span text:style-name="OrgSrcRainbowDelimitersDepth8Face">]</text:span><text:span text:style-name="OrgSrcRainbowDelimitersDepth8Face">[</text:span>y<text:span text:style-name="OrgSrcRainbowDelimitersDepth8Face">]</text:span><text:span text:style-name="OrgSrcRainbowDelimitersDepth7Face">)</text:span><text:span text:style-name="OrgSrcRainbowDelimitersDepth6Face">)</text:span>;</text:p>
      <text:p text:style-name="OrgSrcBlock"><text:s/><text:s/><text:s/><text:s/><text:s/><text:s/><text:s/><text:s/><text:span text:style-name="OrgSrcRainbowDelimitersDepth5Face">}</text:span></text:p>
      <text:p text:style-name="OrgSrcBlock"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縦方向のバネ</text:span></text:p>
      <text:p text:style-name="OrgSrcBlock"><text:s/><text:s/><text:s/><text:s/><text:s/><text:s/><text:s/><text:s/><text:span text:style-name="OrgSrcFontLockKeywordFace">i</text:span><text:span text:style-name="OrgSrcFontLockKeywordFace">f</text:span><text:span text:style-name="OrgSrcRainbowDelimitersDepth5Face">(</text:span>y<text:s/>&lt;<text:s/>POINT_NUM<text:s/>-<text:span text:style-name="OrgSrcHighlightNumbersNumber">1</text:span><text:span text:style-name="OrgSrcRainbowDelimitersDepth5Face">)</text:span><text:s/><text:span text:style-name="OrgSrcRainbowDelimitersDepth5Face">{</text:span></text:p>
      <text:p text:style-name="OrgSrcBlock"><text:s/><text:s/><text:s/><text:s/><text:s/><text:s/><text:s/><text:s/><text:s/><text:s/>springs.push_back<text:span text:style-name="OrgSrcRainbowDelimitersDepth6Face">(</text:span><text:span text:style-name="OrgSrcFontLockKeywordFace">new</text:span><text:s/><text:span text:style-name="OrgSrcFontLockTypeFace">Spring</text:span><text:span text:style-name="OrgSrcRainbowDelimitersDepth7Face">(</text:span>&amp;points<text:span text:style-name="OrgSrcRainbowDelimitersDepth8Face">[</text:span>x<text:span text:style-name="OrgSrcRainbowDelimitersDepth8Face">]</text:span><text:span text:style-name="OrgSrcRainbowDelimitersDepth8Face">[</text:span>y<text:span text:style-name="OrgSrcRainbowDelimitersDepth8Face">]</text:span>,<text:s/>&amp;points<text:span text:style-name="OrgSrcRainbowDelimitersDepth8Face">[</text:span>x<text:span text:style-name="OrgSrcRainbowDelimitersDepth8Face">]</text:span><text:span text:style-name="OrgSrcRainbowDelimitersDepth8Face">[</text:span>y+<text:span text:style-name="OrgSrcHighlightNumbersNumber">1</text:span><text:span text:style-name="OrgSrcRainbowDelimitersDepth8Face">]</text:span><text:span text:style-name="OrgSrcRainbowDelimitersDepth7Face">)</text:span><text:span text:style-name="OrgSrcRainbowDelimitersDepth6Face">)</text:span>;</text:p>
      <text:p text:style-name="OrgSrcBlock"><text:s/><text:s/><text:s/><text:s/><text:s/><text:s/><text:s/><text:s/><text:span text:style-name="OrgSrcRainbowDelimitersDepth5Face">}</text:span></text:p>
      <text:p text:style-name="OrgSrcBlock"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右下方向のバネ</text:span></text:p>
      <text:p text:style-name="OrgSrcBlock"><text:s/><text:s/><text:s/><text:s/><text:s/><text:s/><text:s/><text:s/><text:span text:style-name="OrgSrcFontLockKeywordFace">i</text:span><text:span text:style-name="OrgSrcFontLockKeywordFace">f</text:span><text:span text:style-name="OrgSrcRainbowDelimitersDepth5Face">(</text:span>x<text:s/>&lt;<text:s/>POINT_NUM<text:s/>-<text:s/><text:span text:style-name="OrgSrcHighlightNumbersNumber">1</text:span><text:s/>&amp;&amp;<text:s/>y<text:s/>&lt;<text:s/>POINT_NUM<text:s/>-<text:s/><text:span text:style-name="OrgSrcHighlightNumbersNumber">1</text:span><text:span text:style-name="OrgSrcRainbowDelimitersDepth5Face">)</text:span><text:s/><text:span text:style-name="OrgSrcRainbowDelimitersDepth5Face">{</text:span><text:tab/><text:tab/><text:tab/><text:tab/></text:p>
      <text:p text:style-name="OrgSrcBlock"><text:s/><text:s/><text:s/><text:s/><text:s/><text:s/><text:s/><text:s/><text:s/><text:s/>springs.push_back<text:span text:style-name="OrgSrcRainbowDelimitersDepth6Face">(</text:span><text:span text:style-name="OrgSrcFontLockKeywordFace">new</text:span><text:s/><text:span text:style-name="OrgSrcFontLockTypeFace">Spring</text:span><text:span text:style-name="OrgSrcRainbowDelimitersDepth7Face">(</text:span>&amp;points<text:span text:style-name="OrgSrcRainbowDelimitersDepth8Face">[</text:span>x<text:span text:style-name="OrgSrcRainbowDelimitersDepth8Face">]</text:span><text:span text:style-name="OrgSrcRainbowDelimitersDepth8Face">[</text:span>y<text:span text:style-name="OrgSrcRainbowDelimitersDepth8Face">]</text:span>,<text:s/>&amp;points<text:span text:style-name="OrgSrcRainbowDelimitersDepth8Face">[</text:span>x+<text:span text:style-name="OrgSrcHighlightNumbersNumber">1</text:span><text:span text:style-name="OrgSrcRainbowDelimitersDepth8Face">]</text:span><text:span text:style-name="OrgSrcRainbowDelimitersDepth8Face">[</text:span>y+<text:span text:style-name="OrgSrcHighlightNumbersNumber">1</text:span><text:span text:style-name="OrgSrcRainbowDelimitersDepth8Face">]</text:span><text:span text:style-name="OrgSrcRainbowDelimitersDepth7Face">)</text:span><text:span text:style-name="OrgSrcRainbowDelimitersDepth6Face">)</text:span>;</text:p>
      <text:p text:style-name="OrgSrcBlock"><text:s/><text:s/><text:s/><text:s/><text:s/><text:s/><text:s/><text:s/><text:span text:style-name="OrgSrcRainbowDelimitersDepth5Face">}</text:span></text:p>
      <text:p text:style-name="OrgSrcBlock"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左下方向のバネ</text:span></text:p>
      <text:p text:style-name="OrgSrcBlock"><text:s/><text:s/><text:s/><text:s/><text:s/><text:s/><text:s/><text:s/><text:span text:style-name="OrgSrcFontLockKeywordFace">i</text:span><text:span text:style-name="OrgSrcFontLockKeywordFace">f</text:span><text:span text:style-name="OrgSrcRainbowDelimitersDepth5Face">(</text:span>x<text:s/>&gt;<text:s/><text:span text:style-name="OrgSrcHighlightNumbersNumber">0</text:span><text:s/>&amp;&amp;<text:s/>y<text:s/>&lt;<text:s/>POINT_NUM<text:s/>-<text:s/><text:span text:style-name="OrgSrcHighlightNumbersNumber">1</text:span><text:span text:style-name="OrgSrcRainbowDelimitersDepth5Face">)</text:span><text:s/><text:span text:style-name="OrgSrcRainbowDelimitersDepth5Face">{</text:span><text:tab/><text:tab/><text:tab/><text:tab/></text:p>
      <text:p text:style-name="OrgSrcBlock"><text:s/><text:s/><text:s/><text:s/><text:s/><text:s/><text:s/><text:s/><text:s/><text:s/>springs.push_back<text:span text:style-name="OrgSrcRainbowDelimitersDepth6Face">(</text:span><text:span text:style-name="OrgSrcFontLockKeywordFace">new</text:span><text:s/><text:span text:style-name="OrgSrcFontLockTypeFace">Spring</text:span><text:span text:style-name="OrgSrcRainbowDelimitersDepth7Face">(</text:span>&amp;points<text:span text:style-name="OrgSrcRainbowDelimitersDepth8Face">[</text:span>x<text:span text:style-name="OrgSrcRainbowDelimitersDepth8Face">]</text:span><text:span text:style-name="OrgSrcRainbowDelimitersDepth8Face">[</text:span>y<text:span text:style-name="OrgSrcRainbowDelimitersDepth8Face">]</text:span>,<text:s/>&amp;points<text:span text:style-name="OrgSrcRainbowDelimitersDepth8Face">[</text:span>x-<text:span text:style-name="OrgSrcHighlightNumbersNumber">1</text:span><text:span text:style-name="OrgSrcRainbowDelimitersDepth8Face">]</text:span><text:span text:style-name="OrgSrcRainbowDelimitersDepth8Face">[</text:span>y+<text:span text:style-name="OrgSrcHighlightNumbersNumber">1</text:span><text:span text:style-name="OrgSrcRainbowDelimitersDepth8Face">]</text:span><text:span text:style-name="OrgSrcRainbowDelimitersDepth7Face">)</text:span><text:span text:style-name="OrgSrcRainbowDelimitersDepth6Face">)</text:span>;</text:p>
      <text:p text:style-name="OrgSrcBlock"><text:s/><text:s/><text:s/><text:s/><text:s/><text:s/><text:s/><text:s/><text:span text:style-name="OrgSrcRainbowDelimitersDepth5Face">}</text:span></text:p>
      <text:p text:style-name="OrgSrcBlock"><text:s/><text:s/><text:s/><text:s/><text:s/><text:s/><text:span text:style-name="OrgSrcRainbowDelimitersDepth4Face">}</text:span></text:p>
      <text:p text:style-name="OrgSrcBlock"><text:s/><text:s/><text:s/><text:s/><text:span text:style-name="OrgSrcRainbowDelimitersDepth3Face">}</text:span></text:p>
      <text:p text:style-name="OrgSrcBlock"/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固定点の指定</text:span></text:p>
      <text:p text:style-name="OrgSrcBlock"><text:s/><text:s/><text:s/><text:s/>points<text:span text:style-name="OrgSrcRainbowDelimitersDepth3Face">[</text:span><text:span text:style-name="OrgSrcHighlightNumbersNumber">0</text:span><text:span text:style-name="OrgSrcRainbowDelimitersDepth3Face">]</text:span><text:span text:style-name="OrgSrcRainbowDelimitersDepth3Face">[</text:span><text:span text:style-name="OrgSrcHighlightNumbersNumber">0</text:span><text:span text:style-name="OrgSrcRainbowDelimitersDepth3Face">]</text:span>.bFixed<text:s/>=<text:s/><text:span text:style-name="OrgSrcFontLockConstantFace">true</text:span>;</text:p>
      <text:p text:style-name="OrgSrcBlock"><text:s/><text:s/><text:s/><text:s/>points<text:span text:style-name="OrgSrcRainbowDelimitersDepth3Face">[</text:span>POINT_NUM-<text:span text:style-name="OrgSrcHighlightNumbersNumber">1</text:span><text:span text:style-name="OrgSrcRainbowDelimitersDepth3Face">]</text:span><text:span text:style-name="OrgSrcRainbowDelimitersDepth3Face">[</text:span><text:span text:style-name="OrgSrcHighlightNumbersNumber">0</text:span><text:span text:style-name="OrgSrcRainbowDelimitersDepth3Face">]</text:span>.bFixed<text:s/>=<text:s/><text:span text:style-name="OrgSrcFontLockConstantFace">true</text:span>;</text:p>
      <text:p text:style-name="OrgSrcBlock"><text:s/><text:s/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/>
      <text:p text:style-name="OrgSrcBlock"><text:span text:style-name="OrgSrcFontLockTypeFace">Clot</text:span><text:span text:style-name="OrgSrcFontLockTypeFace">h</text:span><text:s/>*<text:span text:style-name="OrgSrcFontLockVariableNameFace">cloth</text:span>;</text:p>
      <text:p text:style-name="OrgSrcBlock"><text:span text:style-name="OrgSrcFontLockTypeFace">doubl</text:span><text:span text:style-name="OrgSrcFontLockTypeFace">e</text:span><text:s/><text:span text:style-name="OrgSrcFontLockVariableNameFace">rotateAngleH_deg</text:span>;<text:s/><text:span text:style-name="OrgSrcFontLockCommentDelimiterFace">/</text:span><text:span text:style-name="OrgSrcFontLockCommentDelimiterFace">/<text:s/></text:span><text:span text:style-name="OrgSrcFontLockCommentFace">画面水平方向の回転角度</text:span></text:p>
      <text:p text:style-name="OrgSrcBlock"><text:span text:style-name="OrgSrcFontLockTypeFace">d</text:span><text:span text:style-name="OrgSrcFontLockTypeFace">oubl</text:span><text:span text:style-name="OrgSrcFontLockTypeFace">e</text:span><text:s/><text:span text:style-name="OrgSrcFontLockVariableNameFace">rotateAngleV_deg</text:span>;<text:s/><text:span text:style-name="OrgSrcFontLockCommentDelimiterFace">/</text:span><text:span text:style-name="OrgSrcFontLockCommentDelimiterFace">/<text:s/></text:span><text:span text:style-name="OrgSrcFontLockCommentFace">縦方向の回転角度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VariableNameFace">preMousePositionX</text:span>;<text:s/><text:s/><text:s/><text:span text:style-name="OrgSrcFontLockCommentDelimiterFace">/</text:span><text:span text:style-name="OrgSrcFontLockCommentDelimiterFace">/<text:s/></text:span><text:span text:style-name="OrgSrcFontLockCommentFace">マウスカーソルの位置を記憶しておく変数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VariableNameFace">preMousePositionY</text:span>;<text:s/><text:s/><text:s/><text:span text:style-name="OrgSrcFontLockCommentDelimiterFace">/</text:span><text:span text:style-name="OrgSrcFontLockCommentDelimiterFace">/<text:s/></text:span><text:span text:style-name="OrgSrcFontLockCommentFace">マウスカーソルの位置を記憶しておく変数</text:span></text:p>
      <text:p text:style-name="OrgSrcBlock"><text:span text:style-name="OrgSrcFontLockTypeFace">b</text:span><text:span text:style-name="OrgSrcFontLockTypeFace">oo</text:span><text:span text:style-name="OrgSrcFontLockTypeFace">l</text:span><text:s/><text:span text:style-name="OrgSrcFontLockVariableNameFace">bRunning</text:span>;<text:s/><text:span text:style-name="OrgSrcFontLockCommentDelimiterFace">/</text:span><text:span text:style-name="OrgSrcFontLockCommentDelimiterFace">/<text:s/></text:span><text:span text:style-name="OrgSrcFontLockCommentFace">アニメーションの実行/停止を切り替えるフラグ</text:span></text:p>
      <text:p text:style-name="OrgSrcBlock"/>
      <text:p text:style-name="OrgSrcBlock"><text:span text:style-name="OrgSrcFontLockTypeFace">d</text:span><text:span text:style-name="OrgSrcFontLockTypeFace">oubl</text:span><text:span text:style-name="OrgSrcFontLockTypeFace">e</text:span><text:s/><text:span text:style-name="OrgSrcFontLockVariableNameFace">Ks</text:span><text:s/>=<text:s/><text:span text:style-name="OrgSrcHighlightNumbersNumber">8</text:span>;<text:s/><text:s/><text:s/><text:span text:style-name="OrgSrcFontLockCommentDelimiterFace">/</text:span><text:span text:style-name="OrgSrcFontLockCommentDelimiterFace">/<text:s/></text:span><text:span text:style-name="OrgSrcFontLockCommentFace">バネ定数</text:span></text:p>
      <text:p text:style-name="OrgSrcBlock"><text:span text:style-name="OrgSrcFontLockTypeFace">d</text:span><text:span text:style-name="OrgSrcFontLockTypeFace">oubl</text:span><text:span text:style-name="OrgSrcFontLockTypeFace">e</text:span><text:s/><text:span text:style-name="OrgSrcFontLockVariableNameFace">Mass</text:span><text:s/>=<text:s/><text:span text:style-name="OrgSrcHighlightNumbersNumber">30</text:span>;<text:s/><text:span text:style-name="OrgSrcFontLockCommentDelimiterFace">/</text:span><text:span text:style-name="OrgSrcFontLockCommentDelimiterFace">/<text:s/></text:span><text:span text:style-name="OrgSrcFontLockCommentFace">質点の質量</text:span></text:p>
      <text:p text:style-name="OrgSrcBlock"><text:span text:style-name="OrgSrcFontLockTypeFace">d</text:span><text:span text:style-name="OrgSrcFontLockTypeFace">oubl</text:span><text:span text:style-name="OrgSrcFontLockTypeFace">e</text:span><text:s/><text:span text:style-name="OrgSrcFontLockVariableNameFace">dT</text:span><text:s/>=<text:s/><text:span text:style-name="OrgSrcHighlightNumbersNumber">1</text:span>;<text:s/><text:span text:style-name="OrgSrcFontLockCommentDelimiterFace">/</text:span><text:span text:style-name="OrgSrcFontLockCommentDelimiterFace">/<text:s/></text:span><text:span text:style-name="OrgSrcFontLockCommentFace">時間刻み幅</text:span></text:p>
      <text:p text:style-name="OrgSrcBlock"><text:span text:style-name="OrgSrcFontLockTypeFace">d</text:span><text:span text:style-name="OrgSrcFontLockTypeFace">oubl</text:span><text:span text:style-name="OrgSrcFontLockTypeFace">e</text:span><text:s/><text:span text:style-name="OrgSrcFontLockVariableNameFace">Dk</text:span><text:s/>=<text:s/><text:span text:style-name="OrgSrcHighlightNumbersNumber">0.1</text:span>;<text:s/><text:span text:style-name="OrgSrcFontLockCommentDelimiterFace">/</text:span><text:span text:style-name="OrgSrcFontLockCommentDelimiterFace">/<text:s/></text:span><text:span text:style-name="OrgSrcFontLockCommentFace">速度に比例して、逆向きにはたらく抵抗係数</text:span></text:p>
      <text:p text:style-name="OrgSrcBlock"><text:span text:style-name="OrgSrcFontLockTypeFace">V</text:span><text:span text:style-name="OrgSrcFontLockTypeFace">ector3</text:span><text:span text:style-name="OrgSrcFontLockTypeFace">d</text:span><text:s/><text:span text:style-name="OrgSrcFontLockVariableNameFace">gravity</text:span><text:span text:style-name="OrgSrcRainbowDelimitersDepth1Face">(</text:span><text:span text:style-name="OrgSrcHighlightNumbersNumber">0</text:span>,<text:s/>-<text:span text:style-name="OrgSrcHighlightNumbersNumber">0.002</text:span>,<text:s/><text:span text:style-name="OrgSrcHighlightNumbersNumber">0</text:span><text:span text:style-name="OrgSrcRainbowDelimitersDepth1Face">)</text:span>;<text:s/><text:span text:style-name="OrgSrcFontLockCommentDelimiterFace">/</text:span><text:span text:style-name="OrgSrcFontLockCommentDelimiterFace">/<text:s/></text:span><text:span text:style-name="OrgSrcFontLockCommentFace">重力(y軸方向の負の向きに働く)</text:span></text:p>
      <text:p text:style-name="OrgSrcBlock"/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drawCloth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バネを描画</text:span></text:p>
      <text:p text:style-name="OrgSrcBlock"><text:s/><text:s/>glColor3f<text:span text:style-name="OrgSrcRainbowDelimitersDepth2Face">(</text:span><text:span text:style-name="OrgSrcHighlightNumbersNumber">0.0f</text:span>,<text:s/><text:span text:style-name="OrgSrcHighlightNumbersNumber">0.0f</text:span>,<text:s/><text:span text:style-name="OrgSrcHighlightNumbersNumber">0.0f</text:span><text:span text:style-name="OrgSrcRainbowDelimitersDepth2Face">)</text:span>;</text:p>
      <text:p text:style-name="OrgSrcBlock"><text:s/><text:s/>glBegin<text:span text:style-name="OrgSrcRainbowDelimitersDepth2Face">(</text:span>GL_LINES<text:span text:style-name="OrgSrcRainbowDelimitersDepth2Face">)</text:span>;</text:p>
      <text:p text:style-name="OrgSrcBlock"><text:s/><text:s/><text:span text:style-name="OrgSrcFontLockKeywordFace">f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i</text:span><text:s/>=<text:s/><text:span text:style-name="OrgSrcHighlightNumbersNumber">0</text:span>;<text:s/>i<text:s/>&lt;<text:s/>cloth-&gt;springs.size<text:span text:style-name="OrgSrcRainbowDelimitersDepth3Face">(</text:span><text:span text:style-name="OrgSrcRainbowDelimitersDepth3Face">)</text:span>;<text:s/>i++<text:span text:style-name="OrgSrcRainbowDelimitersDepth2Face">)</text:span><text:s/><text:span text:style-name="OrgSrcRainbowDelimitersDepth2Face">{</text:span></text:p>
      <text:p text:style-name="OrgSrcBlock"><text:s/><text:s/><text:s/><text:s/>glVertex3d<text:span text:style-name="OrgSrcRainbowDelimitersDepth3Face">(</text:span>cloth-&gt;springs<text:span text:style-name="OrgSrcRainbowDelimitersDepth4Face">[</text:span>i<text:span text:style-name="OrgSrcRainbowDelimitersDepth4Face">]</text:span>-&gt;p0-&gt;p.x,<text:s/>cloth-&gt;springs<text:span text:style-name="OrgSrcRainbowDelimitersDepth4Face">[</text:span>i<text:span text:style-name="OrgSrcRainbowDelimitersDepth4Face">]</text:span>-&gt;p0-&gt;p.y,<text:s/>cloth-&gt;springs<text:span text:style-name="OrgSrcRainbowDelimitersDepth4Face">[</text:span>i<text:span text:style-name="OrgSrcRainbowDelimitersDepth4Face">]</text:span>-&gt;p0-&gt;p.z<text:span text:style-name="OrgSrcRainbowDelimitersDepth3Face">)</text:span>;</text:p>
      <text:p text:style-name="OrgSrcBlock"><text:s/><text:s/><text:s/><text:s/>glVertex3d<text:span text:style-name="OrgSrcRainbowDelimitersDepth3Face">(</text:span>cloth-&gt;springs<text:span text:style-name="OrgSrcRainbowDelimitersDepth4Face">[</text:span>i<text:span text:style-name="OrgSrcRainbowDelimitersDepth4Face">]</text:span>-&gt;p1-&gt;p.x,<text:s/>cloth-&gt;springs<text:span text:style-name="OrgSrcRainbowDelimitersDepth4Face">[</text:span>i<text:span text:style-name="OrgSrcRainbowDelimitersDepth4Face">]</text:span>-&gt;p1-&gt;p.y,<text:s/>cloth-&gt;springs<text:span text:style-name="OrgSrcRainbowDelimitersDepth4Face">[</text:span>i<text:span text:style-name="OrgSrcRainbowDelimitersDepth4Face">]</text:span>-&gt;p1-&gt;p.z<text:span text:style-name="OrgSrcRainbowDelimitersDepth3Face">)</text:span>;</text:p>
      <text:p text:style-name="OrgSrcBlock"><text:s/><text:s/><text:span text:style-name="OrgSrcRainbowDelimitersDepth2Face">}</text:span></text:p>
      <text:p text:style-name="OrgSrcBlock"><text:s/><text:s/>glEnd<text:span text:style-name="OrgSrcRainbowDelimitersDepth2Face">(</text:span><text:span text:style-name="OrgSrcRainbowDelimitersDepth2Face">)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質点を描画</text:span></text:p>
      <text:p text:style-name="OrgSrcBlock"><text:s/><text:s/>glColor3f<text:span text:style-name="OrgSrcRainbowDelimitersDepth2Face">(</text:span><text:span text:style-name="OrgSrcHighlightNumbersNumber">1.0f</text:span>,<text:s/><text:span text:style-name="OrgSrcHighlightNumbersNumber">0.0f</text:span>,<text:s/><text:span text:style-name="OrgSrcHighlightNumbersNumber">0.0f</text:span><text:span text:style-name="OrgSrcRainbowDelimitersDepth2Face">)</text:span>;</text:p>
      <text:p text:style-name="OrgSrcBlock"><text:s/><text:s/>glPointSize<text:span text:style-name="OrgSrcRainbowDelimitersDepth2Face">(</text:span><text:span text:style-name="OrgSrcHighlightNumbersNumber">4.0f</text:span><text:span text:style-name="OrgSrcRainbowDelimitersDepth2Face">)</text:span>;</text:p>
      <text:p text:style-name="OrgSrcBlock"><text:s/><text:s/>glBegin<text:span text:style-name="OrgSrcRainbowDelimitersDepth2Face">(</text:span>GL_POINTS<text:span text:style-name="OrgSrcRainbowDelimitersDepth2Face">)</text:span>;</text:p>
      <text:p text:style-name="OrgSrcBlock"><text:s/><text:s/><text:span text:style-name="OrgSrcFontLockKeywordFace">f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y</text:span><text:s/>=<text:s/><text:span text:style-name="OrgSrcHighlightNumbersNumber">0</text:span>;<text:s/>y<text:s/>&lt;<text:s/>POINT_NUM;<text:s/>y++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for</text:span><text:span text:style-name="OrgSrcRainbowDelimitersDepth3Face">(</text:span><text:span text:style-name="OrgSrcFontLockTypeFace">in</text:span><text:span text:style-name="OrgSrcFontLockTypeFace">t</text:span><text:s/><text:span text:style-name="OrgSrcFontLockVariableNameFace">x</text:span><text:s/>=<text:s/><text:span text:style-name="OrgSrcHighlightNumbersNumber">0</text:span>;<text:s/>x<text:s/>&lt;<text:s/>POINT_NUM;<text:s/>x++<text:span text:style-name="OrgSrcRainbowDelimitersDepth3Face">)</text:span><text:s/><text:span text:style-name="OrgSrcRainbowDelimitersDepth3Face">{</text:span></text:p>
      <text:p text:style-name="OrgSrcBlock"><text:s/><text:s/><text:s/><text:s/><text:s/><text:s/>glVertex3d<text:span text:style-name="OrgSrcRainbowDelimitersDepth4Face">(</text:span>cloth-&gt;points<text:span text:style-name="OrgSrcRainbowDelimitersDepth5Face">[</text:span>x<text:span text:style-name="OrgSrcRainbowDelimitersDepth5Face">]</text:span><text:span text:style-name="OrgSrcRainbowDelimitersDepth5Face">[</text:span>y<text:span text:style-name="OrgSrcRainbowDelimitersDepth5Face">]</text:span>.p.x,<text:s/>cloth-&gt;points<text:span text:style-name="OrgSrcRainbowDelimitersDepth5Face">[</text:span>x<text:span text:style-name="OrgSrcRainbowDelimitersDepth5Face">]</text:span><text:span text:style-name="OrgSrcRainbowDelimitersDepth5Face">[</text:span>y<text:span text:style-name="OrgSrcRainbowDelimitersDepth5Face">]</text:span>.p.y,<text:s/>cloth-&gt;points<text:span text:style-name="OrgSrcRainbowDelimitersDepth5Face">[</text:span>x<text:span text:style-name="OrgSrcRainbowDelimitersDepth5Face">]</text:span><text:span text:style-name="OrgSrcRainbowDelimitersDepth5Face">[</text:span>y<text:span text:style-name="OrgSrcRainbowDelimitersDepth5Face">]</text:span>.p.z<text:span text:style-name="OrgSrcRainbowDelimitersDepth4Face">)</text:span>;</text:p>
      <text:p text:style-name="OrgSrcBlock"><text:s/><text:s/><text:s/><text:s/><text:span text:style-name="OrgSrcRainbowDelimitersDepth3Face">}</text:span></text:p>
      <text:p text:style-name="OrgSrcBlock"><text:s/><text:s/><text:span text:style-name="OrgSrcRainbowDelimitersDepth2Face">}</text:span></text:p>
      <text:p text:style-name="OrgSrcBlock"><text:s/><text:s/>glEnd<text:span text:style-name="OrgSrcRainbowDelimitersDepth2Face">(</text:span>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display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glClear<text:span text:style-name="OrgSrcRainbowDelimitersDepth2Face">(</text:span>GL_COLOR_BUFFER_BIT<text:s/>|<text:s/>GL_DEPTH_BUFFER_BIT<text:span text:style-name="OrgSrcRainbowDelimitersDepth2Face">)</text:span>;</text:p>
      <text:p text:style-name="OrgSrcBlock"><text:s/><text:s/>glDisable<text:span text:style-name="OrgSrcRainbowDelimitersDepth2Face">(</text:span>GL_LIGHTING<text:span text:style-name="OrgSrcRainbowDelimitersDepth2Face">)</text:span>;</text:p>
      <text:p text:style-name="OrgSrcBlock"><text:s/><text:s/>glLoadIdentity<text:span text:style-name="OrgSrcRainbowDelimitersDepth2Face">(</text:span><text:span text:style-name="OrgSrcRainbowDelimitersDepth2Face">)</text:span>;</text:p>
      <text:p text:style-name="OrgSrcBlock"><text:s/><text:s/>glTranslated<text:span text:style-name="OrgSrcRainbowDelimitersDepth2Face">(</text:span><text:span text:style-name="OrgSrcHighlightNumbersNumber">0</text:span>,<text:s/><text:span text:style-name="OrgSrcHighlightNumbersNumber">0.0</text:span>,<text:s/>-<text:span text:style-name="OrgSrcHighlightNumbersNumber">50</text:span><text:span text:style-name="OrgSrcRainbowDelimitersDepth2Face">)</text:span>;</text:p>
      <text:p text:style-name="OrgSrcBlock"><text:s/><text:s/>glRotated<text:span text:style-name="OrgSrcRainbowDelimitersDepth2Face">(</text:span>rotateAngleV_deg,<text:s/><text:span text:style-name="OrgSrcHighlightNumbersNumber">1.0</text:span>,<text:s/><text:span text:style-name="OrgSrcHighlightNumbersNumber">0.0</text:span>,<text:s/><text:span text:style-name="OrgSrcHighlightNumbersNumber">0.0</text:span><text:span text:style-name="OrgSrcRainbowDelimitersDepth2Face">)</text:span>;</text:p>
      <text:p text:style-name="OrgSrcBlock"><text:s/><text:s/>glRotated<text:span text:style-name="OrgSrcRainbowDelimitersDepth2Face">(</text:span>rotateAngleH_deg,<text:s/><text:span text:style-name="OrgSrcHighlightNumbersNumber">0.0</text:span>,<text:s/><text:span text:style-name="OrgSrcHighlightNumbersNumber">1.0</text:span>,<text:s/><text:span text:style-name="OrgSrcHighlightNumbersNumber">0.0</text:span><text:span text:style-name="OrgSrcRainbowDelimitersDepth2Face">)</text:span>;</text:p>
      <text:p text:style-name="OrgSrcBlock"><text:s/><text:s/>sphere.display<text:span text:style-name="OrgSrcRainbowDelimitersDepth2Face">(</text:span><text:span text:style-name="OrgSrcRainbowDelimitersDepth2Face">)</text:span>;</text:p>
      <text:p text:style-name="OrgSrcBlock"><text:s/><text:s/>drawCloth<text:span text:style-name="OrgSrcRainbowDelimitersDepth2Face">(</text:span><text:span text:style-name="OrgSrcRainbowDelimitersDepth2Face">)</text:span>;</text:p>
      <text:p text:style-name="OrgSrcBlock"/>
      <text:p text:style-name="OrgSrcBlock"><text:s/><text:s/>glFlush<text:span text:style-name="OrgSrcRainbowDelimitersDepth2Face">(</text:span>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resize</text:span><text:span text:style-name="OrgSrcRainbowDelimitersDepth1Face">(</text:span><text:span text:style-name="OrgSrcFontLockTypeFace">int</text:span><text:s/><text:span text:style-name="OrgSrcFontLockVariableNameFace">w</text:span>,<text:s/><text:span text:style-name="OrgSrcFontLockTypeFace">int</text:span><text:s/><text:span text:style-name="OrgSrcFontLockVariableNameFace">h</text:span><text:span text:style-name="OrgSrcRainbowDelimitersDepth1Face">)</text:span><text:s/><text:span text:style-name="OrgSrcRainbowDelimitersDepth1Face">{</text:span></text:p>
      <text:p text:style-name="OrgSrcBlock"><text:s/><text:s/>glViewport<text:span text:style-name="OrgSrcRainbowDelimitersDepth2Face">(</text:span><text:span text:style-name="OrgSrcHighlightNumbersNumber">0</text:span>,<text:s/><text:span text:style-name="OrgSrcHighlightNumbersNumber">0</text:span>,<text:s/>w,<text:s/>h<text:span text:style-name="OrgSrcRainbowDelimitersDepth2Face">)</text:span>;</text:p>
      <text:p text:style-name="OrgSrcBlock"><text:s/><text:s/>glMatrixMode<text:span text:style-name="OrgSrcRainbowDelimitersDepth2Face">(</text:span>GL_PROJECTION<text:span text:style-name="OrgSrcRainbowDelimitersDepth2Face">)</text:span>;</text:p>
      <text:p text:style-name="OrgSrcBlock"><text:s/><text:s/>glLoadIdentity<text:span text:style-name="OrgSrcRainbowDelimitersDepth2Face">(</text:span><text:span text:style-name="OrgSrcRainbowDelimitersDepth2Face">)</text:span>;</text:p>
      <text:p text:style-name="OrgSrcBlock"><text:s/><text:s/>gluPerspective<text:span text:style-name="OrgSrcRainbowDelimitersDepth2Face">(</text:span><text:span text:style-name="OrgSrcHighlightNumbersNumber">30.0</text:span>,<text:s/><text:span text:style-name="OrgSrcRainbowDelimitersDepth3Face">(</text:span><text:span text:style-name="OrgSrcFontLockTypeFace">double</text:span><text:span text:style-name="OrgSrcRainbowDelimitersDepth3Face">)</text:span>w<text:s/>/<text:s/><text:span text:style-name="OrgSrcRainbowDelimitersDepth3Face">(</text:span><text:span text:style-name="OrgSrcFontLockTypeFace">double</text:span><text:span text:style-name="OrgSrcRainbowDelimitersDepth3Face">)</text:span>h,<text:s/><text:span text:style-name="OrgSrcHighlightNumbersNumber">1.0</text:span>,<text:s/><text:span text:style-name="OrgSrcHighlightNumbersNumber">100.0</text:span><text:span text:style-name="OrgSrcRainbowDelimitersDepth2Face">)</text:span>;</text:p>
      <text:p text:style-name="OrgSrcBlock"><text:s/><text:s/>glMatrixMode<text:span text:style-name="OrgSrcRainbowDelimitersDepth2Face">(</text:span>GL_MODELVIEW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keyboard</text:span><text:span text:style-name="OrgSrcRainbowDelimitersDepth1Face">(</text:span><text:span text:style-name="OrgSrcFontLockTypeFace">unsigned</text:span><text:s/><text:span text:style-name="OrgSrcFontLockTypeFace">char</text:span><text:s/><text:span text:style-name="OrgSrcFontLockVariableNameFace">key</text:span>,<text:s/><text:span text:style-name="OrgSrcFontLockTypeFace">int</text:span><text:s/><text:span text:style-name="OrgSrcFontLockVariableNameFace">x</text:span>,<text:s/><text:span text:style-name="OrgSrcFontLockTypeFace">int</text:span><text:s/><text:span text:style-name="OrgSrcFontLockVariableNameFace">y</text:span><text:span text:style-name="OrgSrcRainbowDelimitersDepth1Face">)</text:span><text:s/><text:span text:style-name="OrgSrcRainbowDelimitersDepth1Face">{</text:span></text:p>
      <text:p text:style-name="OrgSrcBlock"/>
      <text:p text:style-name="OrgSrcBlock"><text:s/><text:s/><text:span text:style-name="OrgSrcFontLockKeywordFace">if</text:span><text:s/><text:span text:style-name="OrgSrcRainbowDelimitersDepth2Face">(</text:span>key<text:s/>==<text:s/><text:span text:style-name="OrgSrcFontLockStringFace">'\033'</text:span><text:s/>||<text:s/>key<text:s/>==<text:s/><text:span text:style-name="OrgSrcFontLockStringFace">'q'</text:span><text:span text:style-name="OrgSrcRainbowDelimitersDepth2Face">)</text:span><text:s/><text:span text:style-name="OrgSrcRainbowDelimitersDepth2Face">{</text:span><text:s/>exit<text:span text:style-name="OrgSrcRainbowDelimitersDepth3Face">(</text:span><text:span text:style-name="OrgSrcHighlightNumbersNumber">0</text:span><text:span text:style-name="OrgSrcRainbowDelimitersDepth3Face">)</text:span>;<text:span text:style-name="OrgSrcRainbowDelimitersDepth2Face">}</text:span><text:s/><text:span text:style-name="OrgSrcFontLockCommentDelimiterFace">/</text:span><text:span text:style-name="OrgSrcFontLockCommentDelimiterFace">/<text:s/></text:span><text:span text:style-name="OrgSrcFontLockCommentFace">ESC<text:s/>または<text:s/>q<text:s/>で終了</text:span></text:p>
      <text:p text:style-name="OrgSrcBlock"><text:s/><text:s/><text:span text:style-name="OrgSrcFontLockKeywordFace">i</text:span><text:span text:style-name="OrgSrcFontLockKeywordFace">f</text:span><text:s/><text:span text:style-name="OrgSrcRainbowDelimitersDepth2Face">(</text:span>key<text:s/>==<text:s/><text:span text:style-name="OrgSrcFontLockStringFace">'a'</text:span><text:span text:style-name="OrgSrcRainbowDelimitersDepth2Face">)</text:span><text:s/><text:span text:style-name="OrgSrcRainbowDelimitersDepth2Face">{</text:span><text:s/>bRunning<text:s/>=<text:s/><text:span text:style-name="OrgSrcFontLockNegationCharFace">!</text:span>bRunning;<text:s/><text:span text:style-name="OrgSrcRainbowDelimitersDepth2Face">}</text:span><text:s/><text:s/><text:s/><text:s/><text:span text:style-name="OrgSrcFontLockCommentDelimiterFace">//<text:s/></text:span><text:span text:style-name="OrgSrcFontLockCommentFace">a<text:s/>でアニメーションのオンオフ</text:span>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mouse</text:span><text:span text:style-name="OrgSrcRainbowDelimitersDepth1Face">(</text:span><text:span text:style-name="OrgSrcFontLockTypeFace">int</text:span><text:s/><text:span text:style-name="OrgSrcFontLockVariableNameFace">button</text:span>,<text:s/><text:span text:style-name="OrgSrcFontLockTypeFace">int</text:span><text:s/><text:span text:style-name="OrgSrcFontLockVariableNameFace">state</text:span>,<text:s/><text:span text:style-name="OrgSrcFontLockTypeFace">int</text:span><text:s/><text:span text:style-name="OrgSrcFontLockVariableNameFace">x</text:span>,<text:s/><text:span text:style-name="OrgSrcFontLockTypeFace">int</text:span><text:s/><text:span text:style-name="OrgSrcFontLockVariableNameFace">y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KeywordFace">switch</text:span><text:s/><text:span text:style-name="OrgSrcRainbowDelimitersDepth2Face">(</text:span>button<text:span text:style-name="OrgSrcRainbowDelimitersDepth2Face">)</text:span><text:s/><text:span text:style-name="OrgSrcRainbowDelimitersDepth2Face">{</text:span></text:p>
      <text:p text:style-name="OrgSrcBlock"><text:s/><text:s/><text:span text:style-name="OrgSrcFontLockKeywordFace">case</text:span><text:s/>GLUT_LEFT_BUTTON:</text:p>
      <text:p text:style-name="OrgSrcBlock"><text:s/><text:s/><text:s/><text:s/>preMousePositionX<text:s/>=<text:s/>x;</text:p>
      <text:p text:style-name="OrgSrcBlock"><text:s/><text:s/><text:s/><text:s/>preMousePositionY<text:s/>=<text:s/>y;</text:p>
      <text:p text:style-name="OrgSrcBlock"><text:s/><text:s/><text:s/><text:s/><text:span text:style-name="OrgSrcFontLockKeywordFace">break</text:span>;</text:p>
      <text:p text:style-name="OrgSrcBlock"><text:s/><text:s/><text:span text:style-name="OrgSrcFontLockKeywordFace">case</text:span><text:s/>GLUT_MIDDLE_BUTTON:</text:p>
      <text:p text:style-name="OrgSrcBlock"><text:s/><text:s/><text:s/><text:s/><text:span text:style-name="OrgSrcFontLockKeywordFace">break</text:span>;</text:p>
      <text:p text:style-name="OrgSrcBlock"><text:s/><text:s/><text:span text:style-name="OrgSrcFontLockKeywordFace">case</text:span><text:s/>GLUT_RIGHT_BUTTON:</text:p>
      <text:p text:style-name="OrgSrcBlock"><text:s/><text:s/><text:s/><text:s/>preMousePositionX<text:s/>=<text:s/>x;</text:p>
      <text:p text:style-name="OrgSrcBlock"><text:s/><text:s/><text:s/><text:s/>preMousePositionY<text:s/>=<text:s/>y;</text:p>
      <text:p text:style-name="OrgSrcBlock"><text:s/><text:s/><text:s/><text:s/><text:span text:style-name="OrgSrcFontLockKeywordFace">break</text:span>;</text:p>
      <text:p text:style-name="OrgSrcBlock"><text:s/><text:s/><text:span text:style-name="OrgSrcFontLockKeywordFace">default</text:span>:</text:p>
      <text:p text:style-name="OrgSrcBlock"><text:s/><text:s/><text:s/><text:s/><text:span text:style-name="OrgSrcFontLockKeywordFace">break</text:span>;</text:p>
      <text:p text:style-name="OrgSrcBlock"><text:s/><text:s/><text:span text:style-name="OrgSrcRainbowDelimitersDepth2Face">}</text:span></text:p>
      <text:p text:style-name="OrgSrcBlock"><text:span text:style-name="OrgSrcRainbowDelimitersDepth1Face">}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-------------------------------------------------------------------</text:span></text:p>
      <text:p text:style-name="OrgSrcBlock"><text:span text:style-name="OrgSrcFontLockCommentDelimiterFace">//<text:s/></text:span><text:span text:style-name="OrgSrcFontLockCommentFace">布の形状の更新</text:span></text:p>
      <text:p text:style-name="OrgSrcBlock"><text:span text:style-name="OrgSrcFontLockCommentDelimiterFace">//<text:s/></text:span><text:span text:style-name="OrgSrcFontLockCommentFace">布の形状の更新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updateCloth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★次の手順で質点の位置を決定する</text:span></text:p>
      <text:p text:style-name="OrgSrcBlock"><text:s/><text:s/><text:span text:style-name="OrgSrcFontLockCommentDelimiterFace">//<text:s/></text:span><text:span text:style-name="OrgSrcFontLockCommentFace">1.<text:s/>質点に働く力を求める</text:span></text:p>
      <text:p text:style-name="OrgSrcBlock"><text:s/><text:s/><text:span text:style-name="OrgSrcFontLockCommentDelimiterFace">//<text:s/></text:span><text:span text:style-name="OrgSrcFontLockCommentFace">2.<text:s/>質点の加速度を求める</text:span></text:p>
      <text:p text:style-name="OrgSrcBlock"><text:s/><text:s/><text:span text:style-name="OrgSrcFontLockCommentDelimiterFace">//<text:s/></text:span><text:span text:style-name="OrgSrcFontLockCommentFace">3.<text:s/>質点の速度を更新する</text:span></text:p>
      <text:p text:style-name="OrgSrcBlock"><text:s/><text:s/><text:span text:style-name="OrgSrcFontLockCommentDelimiterFace">//<text:s/></text:span><text:span text:style-name="OrgSrcFontLockCommentFace">4.<text:s/>質点の位置を更新する</text:span></text:p>
      <text:p text:style-name="OrgSrcBlock"/>
      <text:p text:style-name="OrgSrcBlock"><text:s/><text:s/><text:span text:style-name="OrgSrcFontLockCommentDelimiterFace">//</text:span><text:span text:style-name="OrgSrcFontLockCommentFace">1-1.<text:s/>質点に働く力をリセット</text:span></text:p>
      <text:p text:style-name="OrgSrcBlock"><text:s/><text:s/><text:span text:style-name="OrgSrcFontLockCommentDelimiterFace">//<text:s/></text:span><text:span text:style-name="OrgSrcFontLockCommentFace">全ての質点について順番に処理する</text:span></text:p>
      <text:p text:style-name="OrgSrcBlock"><text:s/><text:s/><text:span text:style-name="OrgSrcFontLockKeywordFace">f</text:span><text:span text:style-name="OrgSrcFontLockKeywordFace">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y</text:span><text:s/>=<text:s/><text:span text:style-name="OrgSrcHighlightNumbersNumber">0</text:span>;<text:s/>y<text:s/>&lt;<text:s/>POINT_NUM;<text:s/>y++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for</text:span><text:span text:style-name="OrgSrcRainbowDelimitersDepth3Face">(</text:span><text:span text:style-name="OrgSrcFontLockTypeFace">in</text:span><text:span text:style-name="OrgSrcFontLockTypeFace">t</text:span><text:s/><text:span text:style-name="OrgSrcFontLockVariableNameFace">x</text:span><text:s/>=<text:s/><text:span text:style-name="OrgSrcHighlightNumbersNumber">0</text:span>;<text:s/>x<text:s/>&lt;<text:s/>POINT_NUM;<text:s/>x++<text:span text:style-name="OrgSrcRainbowDelimitersDepth3Face">)</text:span><text:s/><text:span text:style-name="OrgSrcRainbowDelimitersDepth3Face">{</text:span></text:p>
      <text:p text:style-name="OrgSrcBlock"><text:s/><text:s/><text:s/><text:s/><text:s/><text:s/>cloth-&gt;points<text:span text:style-name="OrgSrcRainbowDelimitersDepth4Face">[</text:span>x<text:span text:style-name="OrgSrcRainbowDelimitersDepth4Face">]</text:span><text:span text:style-name="OrgSrcRainbowDelimitersDepth4Face">[</text:span>y<text:span text:style-name="OrgSrcRainbowDelimitersDepth4Face">]</text:span>.f.set<text:span text:style-name="OrgSrcRainbowDelimitersDepth4Face">(</text:span><text:span text:style-name="OrgSrcHighlightNumbersNumber">0</text:span>,<text:s/><text:span text:style-name="OrgSrcHighlightNumbersNumber">0</text:span>,<text:s/><text:span text:style-name="OrgSrcHighlightNumbersNumber">0</text:span><text:span text:style-name="OrgSrcRainbowDelimitersDepth4Face">)</text:span>;</text:p>
      <text:p text:style-name="OrgSrcBlock"><text:s/><text:s/><text:s/><text:s/><text:span text:style-name="OrgSrcRainbowDelimitersDepth3Face">}</text:span></text:p>
      <text:p text:style-name="OrgSrcBlock"><text:s/><text:s/><text:span text:style-name="OrgSrcRainbowDelimitersDepth2Face">}</text:span></text:p>
      <text:p text:style-name="OrgSrcBlock"/>
      <text:p text:style-name="OrgSrcBlock"><text:s/><text:s/><text:span text:style-name="OrgSrcFontLockCommentDelimiterFace">/</text:span><text:span text:style-name="OrgSrcFontLockCommentDelimiterFace">/</text:span><text:span text:style-name="OrgSrcFontLockCommentFace">1-2.<text:s/>バネの両端の質点に力を働かせる</text:span></text:p>
      <text:p text:style-name="OrgSrcBlock"><text:s/><text:s/><text:span text:style-name="OrgSrcFontLockCommentDelimiterFace">//<text:s/></text:span><text:span text:style-name="OrgSrcFontLockCommentFace">（考え方）質点を1つ1つ調べるのではなく</text:span></text:p>
      <text:p text:style-name="OrgSrcBlock"><text:s/><text:s/><text:span text:style-name="OrgSrcFontLockCommentDelimiterFace">//<text:s/></text:span><text:span text:style-name="OrgSrcFontLockCommentFace">バネを1つ1つを見て、その両端の質点に力を加算していくアプローチをとる</text:span></text:p>
      <text:p text:style-name="OrgSrcBlock"><text:s/><text:s/><text:span text:style-name="OrgSrcFontLockKeywordFace">f</text:span><text:span text:style-name="OrgSrcFontLockKeywordFace">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i</text:span><text:s/>=<text:s/><text:span text:style-name="OrgSrcHighlightNumbersNumber">0</text:span>;<text:s/>i<text:s/>&lt;<text:s/>cloth-&gt;springs.size<text:span text:style-name="OrgSrcRainbowDelimitersDepth3Face">(</text:span><text:span text:style-name="OrgSrcRainbowDelimitersDepth3Face">)</text:span>;<text:s/>i++<text:span text:style-name="OrgSrcRainbowDelimitersDepth2Face">)</text:span><text:s/><text:span text:style-name="OrgSrcRainbowDelimitersDepth2Face">{</text:span><text:span text:style-name="OrgSrcFontLockCommentDelimiterFace">/</text:span><text:span text:style-name="OrgSrcFontLockCommentDelimiterFace">/<text:s/></text:span><text:span text:style-name="OrgSrcFontLockCommentFace">全てのバネについて順番に処理する</text:span></text:p>
      <text:p text:style-name="OrgSrcBlock"><text:s/><text:s/><text:s/><text:s/><text:span text:style-name="OrgSrcFontLockTypeFace">S</text:span><text:span text:style-name="OrgSrcFontLockTypeFace">prin</text:span><text:span text:style-name="OrgSrcFontLockTypeFace">g</text:span><text:s/>*<text:span text:style-name="OrgSrcFontLockVariableNameFace">spring</text:span><text:s/>=<text:s/>cloth-&gt;springs<text:span text:style-name="OrgSrcRainbowDelimitersDepth3Face">[</text:span>i<text:span text:style-name="OrgSrcRainbowDelimitersDepth3Face">]</text:span>;<text:s/></text:p>
      <text:p text:style-name="OrgSrcBlock"/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(a)<text:s/>バネの自然長と現在の長さの差分を求める</text:span></text:p>
      <text:p text:style-name="OrgSrcBlock"><text:s/><text:s/><text:s/><text:s/><text:span text:style-name="OrgSrcFontLockCommentDelimiterFace">//<text:s/></text:span><text:span text:style-name="OrgSrcFontLockCommentFace">バネの自然長は<text:s/>spring-&gt;restLength<text:s/>に格納されている</text:span></text:p>
      <text:p text:style-name="OrgSrcBlock"><text:s/><text:s/><text:s/><text:s/><text:span text:style-name="OrgSrcFontLockCommentDelimiterFace">//<text:s/></text:span><text:span text:style-name="OrgSrcFontLockCommentFace">現在の長さは、両端の質点間の距離を計算して求める</text:span></text:p>
      <text:p text:style-name="OrgSrcBlock"><text:s/><text:s/><text:s/><text:s/><text:span text:style-name="OrgSrcFontLockTypeFace">d</text:span><text:span text:style-name="OrgSrcFontLockTypeFace">oubl</text:span><text:span text:style-name="OrgSrcFontLockTypeFace">e</text:span><text:s/><text:span text:style-name="OrgSrcFontLockVariableNameFace">prelen</text:span><text:s/>=<text:s/>spring-&gt;restLength;</text:p>
      <text:p text:style-name="OrgSrcBlock"><text:s/><text:s/><text:s/><text:s/><text:span text:style-name="OrgSrcFontLockTypeFace">doubl</text:span><text:span text:style-name="OrgSrcFontLockTypeFace">e</text:span><text:s/><text:span text:style-name="OrgSrcFontLockVariableNameFace">newlen</text:span><text:s/>=<text:s/><text:span text:style-name="OrgSrcRainbowDelimitersDepth3Face">(</text:span>spring-&gt;p0-&gt;p<text:s/>-<text:s/>spring-&gt;p1-&gt;p<text:span text:style-name="OrgSrcRainbowDelimitersDepth3Face">)</text:span>.length<text:span text:style-name="OrgSrcRainbowDelimitersDepth3Face">(</text:span><text:span text:style-name="OrgSrcRainbowDelimitersDepth3Face">)</text:span>;</text:p>
      <text:p text:style-name="OrgSrcBlock"><text:s/><text:s/><text:s/><text:s/><text:span text:style-name="OrgSrcFontLockTypeFace">doubl</text:span><text:span text:style-name="OrgSrcFontLockTypeFace">e</text:span><text:s/><text:span text:style-name="OrgSrcFontLockVariableNameFace">lendiff</text:span><text:s/>=<text:s/>newlen<text:s/>-<text:s/>prelen;</text:p>
      <text:p text:style-name="OrgSrcBlock"/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(b)<text:s/>バネが質点に加える力の大きさを求める</text:span></text:p>
      <text:p text:style-name="OrgSrcBlock"><text:s/><text:s/><text:s/><text:s/><text:span text:style-name="OrgSrcFontLockCommentDelimiterFace">//<text:s/></text:span><text:span text:style-name="OrgSrcFontLockCommentFace">（自然長<text:s/>-<text:s/>現在の長さ）にバネ定数<text:s/>Ks<text:s/>を掛けた値が求める大きさ</text:span></text:p>
      <text:p text:style-name="OrgSrcBlock"><text:s/><text:s/><text:s/><text:s/><text:span text:style-name="OrgSrcFontLockTypeFace">d</text:span><text:span text:style-name="OrgSrcFontLockTypeFace">oubl</text:span><text:span text:style-name="OrgSrcFontLockTypeFace">e</text:span><text:s/><text:span text:style-name="OrgSrcFontLockVariableNameFace">powerval</text:span><text:s/>=<text:s/>Ks<text:s/>*<text:s/>lendiff;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(c)<text:s/>バネが質点に加える力の向き（単位ベクトル）を求める</text:span></text:p>
      <text:p text:style-name="OrgSrcBlock"><text:s/><text:s/><text:s/><text:s/><text:span text:style-name="OrgSrcFontLockCommentDelimiterFace">//<text:s/></text:span><text:span text:style-name="OrgSrcFontLockCommentFace">バネには、両端に質点がついているので、一方から他方に向かう方向が力の向き</text:span></text:p>
      <text:p text:style-name="OrgSrcBlock"><text:s/><text:s/><text:s/><text:s/><text:span text:style-name="OrgSrcFontLockTypeFace">V</text:span><text:span text:style-name="OrgSrcFontLockTypeFace">ector3</text:span><text:span text:style-name="OrgSrcFontLockTypeFace">d</text:span><text:s/><text:span text:style-name="OrgSrcFontLockVariableNameFace">powervec</text:span><text:s/>=<text:s/>spring-&gt;p0-&gt;p<text:s/>-<text:s/>spring-&gt;p1-&gt;p;</text:p>
      <text:p text:style-name="OrgSrcBlock"><text:s/><text:s/><text:s/><text:s/>powervec.normalize<text:span text:style-name="OrgSrcRainbowDelimitersDepth3Face">(</text:span><text:span text:style-name="OrgSrcRainbowDelimitersDepth3Face">)</text:span>;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(d)<text:s/>両端の質点に対して、力ベクトル（<text:s/>大きさは(b)で求めた。向きは(c)で求めた）を加算する</text:span></text:p>
      <text:p text:style-name="OrgSrcBlock"><text:s/><text:s/><text:s/><text:s/><text:span text:style-name="OrgSrcFontLockCommentDelimiterFace">//<text:s/></text:span><text:span text:style-name="OrgSrcFontLockCommentFace">spring-&gt;p0-&gt;f<text:s/>バネの一方の質点に加わる力を表すので、これに力ベクトルを加える（向きに注意）</text:span></text:p>
      <text:p text:style-name="OrgSrcBlock"><text:s/><text:s/><text:s/><text:s/><text:span text:style-name="OrgSrcFontLockCommentDelimiterFace">//<text:s/></text:span><text:span text:style-name="OrgSrcFontLockCommentFace">spring-&gt;p1-&gt;f<text:s/>バネのもう一方の質点に加わる力を表すので、これに力ベクトルを加える（向きに注意）</text:span></text:p>
      <text:p text:style-name="OrgSrcBlock"><text:s/><text:s/><text:s/><text:s/>spring-&gt;p0-&gt;f<text:s/>-=<text:s/>powerval<text:s/>*<text:s/>powervec;</text:p>
      <text:p text:style-name="OrgSrcBlock"><text:s/><text:s/><text:s/><text:s/>spring-&gt;p1-&gt;f<text:s/>+=<text:s/>powerval<text:s/>*<text:s/>powervec;</text:p>
      <text:p text:style-name="OrgSrcBlock"><text:s/><text:s/><text:span text:style-name="OrgSrcRainbowDelimitersDepth2Face">}</text:span></text:p>
      <text:p text:style-name="OrgSrcBlock"/>
      <text:p text:style-name="OrgSrcBlock"><text:s/><text:s/><text:span text:style-name="OrgSrcFontLockCommentDelimiterFace">/</text:span><text:span text:style-name="OrgSrcFontLockCommentDelimiterFace">/</text:span><text:span text:style-name="OrgSrcFontLockCommentFace">1-3.<text:s/>重力、空気抵抗による力を加算する</text:span></text:p>
      <text:p text:style-name="OrgSrcBlock"><text:s/><text:s/><text:span text:style-name="OrgSrcFontLockCommentDelimiterFace">//<text:s/></text:span><text:span text:style-name="OrgSrcFontLockCommentFace">全ての質点について順番に処理する</text:span></text:p>
      <text:p text:style-name="OrgSrcBlock"><text:s/><text:s/><text:span text:style-name="OrgSrcFontLockKeywordFace">f</text:span><text:span text:style-name="OrgSrcFontLockKeywordFace">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y</text:span><text:s/>=<text:s/><text:span text:style-name="OrgSrcHighlightNumbersNumber">0</text:span>;<text:s/>y<text:s/>&lt;<text:s/>POINT_NUM;<text:s/>y++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for</text:span><text:span text:style-name="OrgSrcRainbowDelimitersDepth3Face">(</text:span><text:span text:style-name="OrgSrcFontLockTypeFace">in</text:span><text:span text:style-name="OrgSrcFontLockTypeFace">t</text:span><text:s/><text:span text:style-name="OrgSrcFontLockVariableNameFace">x</text:span><text:s/>=<text:s/><text:span text:style-name="OrgSrcHighlightNumbersNumber">0</text:span>;<text:s/>x<text:s/>&lt;<text:s/>POINT_NUM;<text:s/>x++<text:span text:style-name="OrgSrcRainbowDelimitersDepth3Face">)</text:span><text:s/><text:span text:style-name="OrgSrcRainbowDelimitersDepth3Face">{</text:span></text:p>
      <text:p text:style-name="OrgSrcBlock"><text:s/><text:s/><text:s/><text:s/><text:s/><text:s/><text:span text:style-name="OrgSrcFontLockCommentDelimiterFace">/</text:span><text:span text:style-name="OrgSrcFontLockCommentDelimiterFace">/<text:s/></text:span><text:span text:style-name="OrgSrcFontLockCommentFace">cloth-&gt;points[x][y].f<text:s/>に、重力による力を加算する</text:span></text:p>
      <text:p text:style-name="OrgSrcBlock"><text:s/><text:s/><text:s/><text:s/><text:s/><text:s/>cloth-&gt;points<text:span text:style-name="OrgSrcRainbowDelimitersDepth4Face">[</text:span>x<text:span text:style-name="OrgSrcRainbowDelimitersDepth4Face">]</text:span><text:span text:style-name="OrgSrcRainbowDelimitersDepth4Face">[</text:span>y<text:span text:style-name="OrgSrcRainbowDelimitersDepth4Face">]</text:span>.f<text:s/>+=<text:s/>Mass<text:s/>*<text:s/>gravity;</text:p>
      <text:p text:style-name="OrgSrcBlock"><text:s/><text:s/><text:s/><text:s/><text:s/><text:s/><text:span text:style-name="OrgSrcFontLockCommentDelimiterFace">/</text:span><text:span text:style-name="OrgSrcFontLockCommentDelimiterFace">/<text:s/></text:span><text:span text:style-name="OrgSrcFontLockCommentFace">cloth-&gt;points[x][y].f<text:s/>に、空気抵抗による力を加算する</text:span></text:p>
      <text:p text:style-name="OrgSrcBlock"><text:s/><text:s/><text:s/><text:s/><text:s/><text:s/><text:span text:style-name="OrgSrcFontLockCommentDelimiterFace">//<text:s/></text:span><text:span text:style-name="OrgSrcFontLockCommentFace">空気抵抗による力は速度に定数Dkをかけたもの。ただし向きは速度と逆向き</text:span></text:p>
      <text:p text:style-name="OrgSrcBlock"><text:s/><text:s/><text:s/><text:s/><text:s/><text:s/><text:span text:style-name="OrgSrcFontLockCommentDelimiterFace">//<text:s/></text:span><text:span text:style-name="OrgSrcFontLockCommentFace">速度は<text:s/>cloth-&gt;points[x][y].v<text:s/>で表される</text:span></text:p>
      <text:p text:style-name="OrgSrcBlock"><text:s/><text:s/><text:s/><text:s/><text:s/><text:s/><text:span text:style-name="OrgSrcFontLockTypeFace">V</text:span><text:span text:style-name="OrgSrcFontLockTypeFace">ector3</text:span><text:span text:style-name="OrgSrcFontLockTypeFace">d</text:span><text:s/><text:span text:style-name="OrgSrcFontLockVariableNameFace">newv</text:span><text:s/>=<text:s/>Dk<text:s/>*<text:s/>cloth-&gt;points<text:span text:style-name="OrgSrcRainbowDelimitersDepth4Face">[</text:span>x<text:span text:style-name="OrgSrcRainbowDelimitersDepth4Face">]</text:span><text:span text:style-name="OrgSrcRainbowDelimitersDepth4Face">[</text:span>y<text:span text:style-name="OrgSrcRainbowDelimitersDepth4Face">]</text:span>.v;</text:p>
      <text:p text:style-name="OrgSrcBlock"><text:s/><text:s/><text:s/><text:s/><text:s/><text:s/>cloth-&gt;points<text:span text:style-name="OrgSrcRainbowDelimitersDepth4Face">[</text:span>x<text:span text:style-name="OrgSrcRainbowDelimitersDepth4Face">]</text:span><text:span text:style-name="OrgSrcRainbowDelimitersDepth4Face">[</text:span>y<text:span text:style-name="OrgSrcRainbowDelimitersDepth4Face">]</text:span>.f<text:s/>-=<text:s/>newv;</text:p>
      <text:p text:style-name="OrgSrcBlock"><text:s/><text:s/><text:s/><text:s/><text:span text:style-name="OrgSrcRainbowDelimitersDepth3Face">}</text:span></text:p>
      <text:p text:style-name="OrgSrcBlock"><text:s/><text:s/><text:span text:style-name="OrgSrcRainbowDelimitersDepth2Face">}</text:span>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ここまでで、質点に加わる力をすべて計算し終わった</text:span></text:p>
      <text:p text:style-name="OrgSrcBlock"/>
      <text:p text:style-name="OrgSrcBlock"><text:s/><text:s/><text:span text:style-name="OrgSrcFontLockCommentDelimiterFace">//<text:s/></text:span><text:span text:style-name="OrgSrcFontLockCommentFace">全ての質点について順番に処理する</text:span></text:p>
      <text:p text:style-name="OrgSrcBlock"><text:s/><text:s/><text:span text:style-name="OrgSrcFontLockKeywordFace">f</text:span><text:span text:style-name="OrgSrcFontLockKeywordFace">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y</text:span><text:s/>=<text:s/><text:span text:style-name="OrgSrcHighlightNumbersNumber">0</text:span>;<text:s/>y<text:s/>&lt;<text:s/>POINT_NUM;<text:s/>y++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for</text:span><text:span text:style-name="OrgSrcRainbowDelimitersDepth3Face">(</text:span><text:span text:style-name="OrgSrcFontLockTypeFace">in</text:span><text:span text:style-name="OrgSrcFontLockTypeFace">t</text:span><text:s/><text:span text:style-name="OrgSrcFontLockVariableNameFace">x</text:span><text:s/>=<text:s/><text:span text:style-name="OrgSrcHighlightNumbersNumber">0</text:span>;<text:s/>x<text:s/>&lt;<text:s/>POINT_NUM;<text:s/>x++<text:span text:style-name="OrgSrcRainbowDelimitersDepth3Face">)</text:span><text:s/><text:span text:style-name="OrgSrcRainbowDelimitersDepth3Face">{</text:span></text:p>
      <text:p text:style-name="OrgSrcBlock"><text:s/><text:s/><text:s/><text:s/><text:s/><text:s/><text:span text:style-name="OrgSrcFontLockCommentDelimiterFace">/</text:span><text:span text:style-name="OrgSrcFontLockCommentDelimiterFace">/<text:s/></text:span><text:span text:style-name="OrgSrcFontLockCommentFace">頂点が固定されている場合は何もしない</text:span></text:p>
      <text:p text:style-name="OrgSrcBlock"><text:s/><text:s/><text:s/><text:s/><text:s/><text:s/><text:span text:style-name="OrgSrcFontLockCommentDelimiterFace">//<text:s/></text:span><text:span text:style-name="OrgSrcFontLockCommentFace">if(cloth-&gt;points[x][y].bFixed)<text:s/>continue;<text:tab/><text:tab/><text:tab/></text:span></text:p>
      <text:p text:style-name="OrgSrcBlock"><text:s/><text:s/><text:s/><text:s/><text:s/><text:s/><text:span text:style-name="OrgSrcFontLockCommentDelimiterFace">//<text:s/></text:span><text:span text:style-name="OrgSrcFontLockCommentFace">2.<text:s/>質点の加速度（ベクトル）を計算<text:s/>(力ベクトル<text:s/>cloth-&gt;points[x][y].f<text:s/>を質量で割った値)</text:span></text:p>
      <text:p text:style-name="OrgSrcBlock"><text:s/><text:s/><text:s/><text:s/><text:s/><text:s/><text:span text:style-name="OrgSrcFontLockTypeFace">V</text:span><text:span text:style-name="OrgSrcFontLockTypeFace">ector3</text:span><text:span text:style-name="OrgSrcFontLockTypeFace">d</text:span><text:s/><text:span text:style-name="OrgSrcFontLockVariableNameFace">acceralation</text:span><text:s/>=<text:s/>cloth-&gt;points<text:span text:style-name="OrgSrcRainbowDelimitersDepth4Face">[</text:span>x<text:span text:style-name="OrgSrcRainbowDelimitersDepth4Face">]</text:span><text:span text:style-name="OrgSrcRainbowDelimitersDepth4Face">[</text:span>y<text:span text:style-name="OrgSrcRainbowDelimitersDepth4Face">]</text:span>.f<text:s/>/<text:s/>Mass;</text:p>
      <text:p text:style-name="OrgSrcBlock"><text:s/><text:s/><text:s/><text:s/><text:s/><text:s/><text:span text:style-name="OrgSrcFontLockCommentDelimiterFace">/</text:span><text:span text:style-name="OrgSrcFontLockCommentDelimiterFace">/<text:s/></text:span><text:span text:style-name="OrgSrcFontLockCommentFace">3.<text:s/>質点の速度<text:s/>(cloth-&gt;points[x][y].v)<text:s/>を加速度に基づいて更新する</text:span></text:p>
      <text:p text:style-name="OrgSrcBlock"><text:s/><text:s/><text:s/><text:s/><text:s/><text:s/>cloth-&gt;points<text:span text:style-name="OrgSrcRainbowDelimitersDepth4Face">[</text:span>x<text:span text:style-name="OrgSrcRainbowDelimitersDepth4Face">]</text:span><text:span text:style-name="OrgSrcRainbowDelimitersDepth4Face">[</text:span>y<text:span text:style-name="OrgSrcRainbowDelimitersDepth4Face">]</text:span>.v<text:s/>+=<text:s/>acceralation<text:s/>*<text:s/>dT;</text:p>
      <text:p text:style-name="OrgSrcBlock"><text:s/><text:s/><text:s/><text:s/><text:s/><text:s/><text:span text:style-name="OrgSrcFontLockCommentDelimiterFace">/</text:span><text:span text:style-name="OrgSrcFontLockCommentDelimiterFace">/<text:s/></text:span><text:span text:style-name="OrgSrcFontLockCommentFace">4.<text:s/>質点の位置<text:s/>(cloth-&gt;points[x][y].p)<text:s/>を速度に基づいて更新する</text:span></text:p>
      <text:p text:style-name="OrgSrcBlock"><text:s/><text:s/><text:s/><text:s/><text:s/><text:s/>cloth-&gt;points<text:span text:style-name="OrgSrcRainbowDelimitersDepth4Face">[</text:span>x<text:span text:style-name="OrgSrcRainbowDelimitersDepth4Face">]</text:span><text:span text:style-name="OrgSrcRainbowDelimitersDepth4Face">[</text:span>y<text:span text:style-name="OrgSrcRainbowDelimitersDepth4Face">]</text:span>.p<text:s/>+=<text:s/>cloth-&gt;points<text:span text:style-name="OrgSrcRainbowDelimitersDepth4Face">[</text:span>x<text:span text:style-name="OrgSrcRainbowDelimitersDepth4Face">]</text:span><text:span text:style-name="OrgSrcRainbowDelimitersDepth4Face">[</text:span>y<text:span text:style-name="OrgSrcRainbowDelimitersDepth4Face">]</text:span>.v<text:s/>*<text:s/>dT;</text:p>
      <text:p text:style-name="OrgSrcBlock"><text:s/><text:s/><text:s/><text:s/><text:s/><text:s/><text:span text:style-name="OrgSrcFontLockCommentDelimiterFace">/</text:span><text:span text:style-name="OrgSrcFontLockCommentDelimiterFace">/<text:s/></text:span><text:span text:style-name="OrgSrcFontLockCommentFace">オプション.<text:s/>球体の内部に入るようなら、強制的に外に移動させる</text:span></text:p>
      <text:p text:style-name="OrgSrcBlock"><text:s/><text:s/><text:s/><text:s/><text:s/><text:s/><text:span text:style-name="OrgSrcFontLockKeywordFace">i</text:span><text:span text:style-name="OrgSrcFontLockKeywordFace">f</text:span><text:s/><text:span text:style-name="OrgSrcRainbowDelimitersDepth4Face">(</text:span>cloth-&gt;points<text:span text:style-name="OrgSrcRainbowDelimitersDepth5Face">[</text:span>x<text:span text:style-name="OrgSrcRainbowDelimitersDepth5Face">]</text:span><text:span text:style-name="OrgSrcRainbowDelimitersDepth5Face">[</text:span>y<text:span text:style-name="OrgSrcRainbowDelimitersDepth5Face">]</text:span>.p.length<text:span text:style-name="OrgSrcRainbowDelimitersDepth5Face">(</text:span><text:span text:style-name="OrgSrcRainbowDelimitersDepth5Face">)</text:span><text:s/>&lt;<text:s/>radius<text:span text:style-name="OrgSrcRainbowDelimitersDepth4Face">)</text:span><text:s/><text:span text:style-name="OrgSrcRainbowDelimitersDepth4Face">{</text:span></text:p>
      <text:p text:style-name="OrgSrcBlock"><text:s/><text:s/><text:s/><text:s/><text:s/><text:s/><text:s/><text:s/>cloth-&gt;points<text:span text:style-name="OrgSrcRainbowDelimitersDepth5Face">[</text:span>x<text:span text:style-name="OrgSrcRainbowDelimitersDepth5Face">]</text:span><text:span text:style-name="OrgSrcRainbowDelimitersDepth5Face">[</text:span>y<text:span text:style-name="OrgSrcRainbowDelimitersDepth5Face">]</text:span>.p<text:s/>-=<text:s/>cloth-&gt;points<text:span text:style-name="OrgSrcRainbowDelimitersDepth5Face">[</text:span>x<text:span text:style-name="OrgSrcRainbowDelimitersDepth5Face">]</text:span><text:span text:style-name="OrgSrcRainbowDelimitersDepth5Face">[</text:span>y<text:span text:style-name="OrgSrcRainbowDelimitersDepth5Face">]</text:span>.v<text:s/>*<text:s/>dT;</text:p>
      <text:p text:style-name="OrgSrcBlock"><text:s/><text:s/><text:s/><text:s/><text:s/><text:s/><text:s/><text:s/>cloth-&gt;points<text:span text:style-name="OrgSrcRainbowDelimitersDepth5Face">[</text:span>x<text:span text:style-name="OrgSrcRainbowDelimitersDepth5Face">]</text:span><text:span text:style-name="OrgSrcRainbowDelimitersDepth5Face">[</text:span>y<text:span text:style-name="OrgSrcRainbowDelimitersDepth5Face">]</text:span>.v<text:s/>=<text:s/>Vector3d<text:span text:style-name="OrgSrcRainbowDelimitersDepth5Face">(</text:span><text:span text:style-name="OrgSrcHighlightNumbersNumber">0</text:span>,<text:span text:style-name="OrgSrcHighlightNumbersNumber">0</text:span>,<text:span text:style-name="OrgSrcHighlightNumbersNumber">0</text:span><text:span text:style-name="OrgSrcRainbowDelimitersDepth5Face">)</text:span>;</text:p>
      <text:p text:style-name="OrgSrcBlock"><text:s/><text:s/><text:s/><text:s/><text:s/><text:s/><text:span text:style-name="OrgSrcRainbowDelimitersDepth4Face">}</text:span></text:p>
      <text:p text:style-name="OrgSrcBlock"><text:s/><text:s/><text:s/><text:s/><text:span text:style-name="OrgSrcRainbowDelimitersDepth3Face">}</text:span></text:p>
      <text:p text:style-name="OrgSrcBlock"><text:s/><text:s/><text:span text:style-name="OrgSrcRainbowDelimitersDepth2Face">}</text:span></text:p>
      <text:p text:style-name="OrgSrcBlock"><text:span text:style-name="OrgSrcRainbowDelimitersDepth1Face">}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-------------------------------------------------------------------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motion</text:span><text:span text:style-name="OrgSrcRainbowDelimitersDepth1Face">(</text:span><text:span text:style-name="OrgSrcFontLockTypeFace">int</text:span><text:s/><text:span text:style-name="OrgSrcFontLockVariableNameFace">x</text:span>,<text:s/><text:span text:style-name="OrgSrcFontLockTypeFace">int</text:span><text:s/><text:span text:style-name="OrgSrcFontLockVariableNameFace">y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diffX</text:span><text:s/>=<text:s/>x<text:s/>-<text:s/>preMousePositionX;</text:p>
      <text:p text:style-name="OrgSrcBlock"><text:s/><text:s/><text:span text:style-name="OrgSrcFontLockTypeFace">in</text:span><text:span text:style-name="OrgSrcFontLockTypeFace">t</text:span><text:s/><text:span text:style-name="OrgSrcFontLockVariableNameFace">diffY</text:span><text:s/>=<text:s/>y<text:s/>-<text:s/>preMousePositionY;</text:p>
      <text:p text:style-name="OrgSrcBlock"/>
      <text:p text:style-name="OrgSrcBlock"><text:s/><text:s/>rotateAngleH_deg<text:s/>+=<text:s/>diffX<text:s/>*<text:s/><text:span text:style-name="OrgSrcHighlightNumbersNumber">0.1</text:span>;</text:p>
      <text:p text:style-name="OrgSrcBlock"><text:s/><text:s/>rotateAngleV_deg<text:s/>+=<text:s/>diffY<text:s/>*<text:s/><text:span text:style-name="OrgSrcHighlightNumbersNumber">0.1</text:span>;</text:p>
      <text:p text:style-name="OrgSrcBlock"/>
      <text:p text:style-name="OrgSrcBlock"><text:s/><text:s/>preMousePositionX<text:s/>=<text:s/>x;</text:p>
      <text:p text:style-name="OrgSrcBlock"><text:s/><text:s/>preMousePositionY<text:s/>=<text:s/>y;</text:p>
      <text:p text:style-name="OrgSrcBlock"><text:s/><text:s/>glutPostRedisplay<text:span text:style-name="OrgSrcRainbowDelimitersDepth2Face">(</text:span>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一定時間ごとに実行される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timer</text:span><text:span text:style-name="OrgSrcRainbowDelimitersDepth1Face">(</text:span><text:span text:style-name="OrgSrcFontLockTypeFace">int</text:span><text:s/><text:span text:style-name="OrgSrcFontLockVariableNameFace">value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KeywordFace">if</text:span><text:span text:style-name="OrgSrcRainbowDelimitersDepth2Face">(</text:span>bRunning<text:span text:style-name="OrgSrcRainbowDelimitersDepth2Face">)</text:span><text:s/><text:span text:style-name="OrgSrcRainbowDelimitersDepth2Face">{</text:span></text:p>
      <text:p text:style-name="OrgSrcBlock"><text:s/><text:s/><text:s/><text:s/>updateCloth<text:span text:style-name="OrgSrcRainbowDelimitersDepth3Face">(</text:span><text:span text:style-name="OrgSrcRainbowDelimitersDepth3Face">)</text:span>;</text:p>
      <text:p text:style-name="OrgSrcBlock"><text:s/><text:s/><text:s/><text:s/>glutPostRedisplay<text:span text:style-name="OrgSrcRainbowDelimitersDepth3Face">(</text:span><text:span text:style-name="OrgSrcRainbowDelimitersDepth3Face">)</text:span>;</text:p>
      <text:p text:style-name="OrgSrcBlock"><text:s/><text:s/><text:span text:style-name="OrgSrcRainbowDelimitersDepth2Face">}</text:span></text:p>
      <text:p text:style-name="OrgSrcBlock"/>
      <text:p text:style-name="OrgSrcBlock"><text:s/><text:s/>glutTimerFunc<text:span text:style-name="OrgSrcRainbowDelimitersDepth2Face">(</text:span><text:span text:style-name="OrgSrcHighlightNumbersNumber">10</text:span><text:s/>,<text:s/>timer<text:s/>,<text:s/><text:span text:style-name="OrgSrcHighlightNumbersNumber">0</text:span>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init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glClearColor<text:span text:style-name="OrgSrcRainbowDelimitersDepth2Face">(</text:span><text:span text:style-name="OrgSrcHighlightNumbersNumber">1.0</text:span>,<text:s/><text:span text:style-name="OrgSrcHighlightNumbersNumber">1.0</text:span>,<text:s/><text:span text:style-name="OrgSrcHighlightNumbersNumber">1.0</text:span>,<text:s/><text:span text:style-name="OrgSrcHighlightNumbersNumber">0.0</text:span><text:span text:style-name="OrgSrcRainbowDelimitersDepth2Face">)</text:span>;</text:p>
      <text:p text:style-name="OrgSrcBlock"><text:s/><text:s/>glEnable<text:span text:style-name="OrgSrcRainbowDelimitersDepth2Face">(</text:span>GL_DEPTH_TEST<text:span text:style-name="OrgSrcRainbowDelimitersDepth2Face">)</text:span>;</text:p>
      <text:p text:style-name="OrgSrcBlock"><text:s/><text:s/>glEnable<text:span text:style-name="OrgSrcRainbowDelimitersDepth2Face">(</text:span>GL_CULL_FACE<text:span text:style-name="OrgSrcRainbowDelimitersDepth2Face">)</text:span>;</text:p>
      <text:p text:style-name="OrgSrcBlock"><text:s/><text:s/>glEnable<text:span text:style-name="OrgSrcRainbowDelimitersDepth2Face">(</text:span>GL_LIGHTING<text:span text:style-name="OrgSrcRainbowDelimitersDepth2Face">)</text:span>;</text:p>
      <text:p text:style-name="OrgSrcBlock"><text:s/><text:s/>glEnable<text:span text:style-name="OrgSrcRainbowDelimitersDepth2Face">(</text:span>GL_LIGHT0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pan text:style-name="OrgSrcRainbowDelimitersDepth1Face">(</text:span><text:span text:style-name="OrgSrcFontLockTypeFace">int</text:span><text:s/><text:span text:style-name="OrgSrcFontLockVariableNameFace">argc</text:span>,<text:s/><text:span text:style-name="OrgSrcFontLockTypeFace">char</text:span><text:s/>*<text:span text:style-name="OrgSrcFontLockVariableNameFace">argv</text:span><text:span text:style-name="OrgSrcRainbowDelimitersDepth2Face">[</text:span><text:span text:style-name="OrgSrcRainbowDelimitersDepth2Face">]</text:span><text:span text:style-name="OrgSrcRainbowDelimitersDepth1Face">)</text:span><text:s/><text:span text:style-name="OrgSrcRainbowDelimitersDepth1Face">{</text:span></text:p>
      <text:p text:style-name="OrgSrcBlock"/>
      <text:p text:style-name="OrgSrcBlock"><text:s/><text:s/>bRunning<text:s/>=<text:s/><text:span text:style-name="OrgSrcFontLockConstantFace">true</text:span>;</text:p>
      <text:p text:style-name="OrgSrcBlock"><text:s/><text:s/>cloth<text:s/>=<text:s/><text:span text:style-name="OrgSrcFontLockKeywordFace">new</text:span><text:s/><text:span text:style-name="OrgSrcFontLockTypeFace">Cloth</text:span><text:span text:style-name="OrgSrcRainbowDelimitersDepth2Face">(</text:span><text:span text:style-name="OrgSrcRainbowDelimitersDepth2Face">)</text:span>;</text:p>
      <text:p text:style-name="OrgSrcBlock"/>
      <text:p text:style-name="OrgSrcBlock"><text:s/><text:s/>glutInit<text:span text:style-name="OrgSrcRainbowDelimitersDepth2Face">(</text:span>&amp;argc,<text:s/>argv<text:span text:style-name="OrgSrcRainbowDelimitersDepth2Face">)</text:span>;</text:p>
      <text:p text:style-name="OrgSrcBlock"><text:s/><text:s/>glutInitWindowSize<text:span text:style-name="OrgSrcRainbowDelimitersDepth2Face">(</text:span><text:span text:style-name="OrgSrcHighlightNumbersNumber">600</text:span>,<text:span text:style-name="OrgSrcHighlightNumbersNumber">600</text:span><text:span text:style-name="OrgSrcRainbowDelimitersDepth2Face">)</text:span>;</text:p>
      <text:p text:style-name="OrgSrcBlock"><text:s/><text:s/>glutInitDisplayMode<text:span text:style-name="OrgSrcRainbowDelimitersDepth2Face">(</text:span>GLUT_RGBA<text:s/>|<text:s/>GLUT_DEPTH<text:span text:style-name="OrgSrcRainbowDelimitersDepth2Face">)</text:span>;</text:p>
      <text:p text:style-name="OrgSrcBlock"><text:s/><text:s/>glutCreateWindow<text:span text:style-name="OrgSrcRainbowDelimitersDepth2Face">(</text:span>argv<text:span text:style-name="OrgSrcRainbowDelimitersDepth3Face">[</text:span><text:span text:style-name="OrgSrcHighlightNumbersNumber">0</text:span><text:span text:style-name="OrgSrcRainbowDelimitersDepth3Face">]</text:span><text:span text:style-name="OrgSrcRainbowDelimitersDepth2Face">)</text:span>;</text:p>
      <text:p text:style-name="OrgSrcBlock"><text:s/><text:s/>glutDisplayFunc<text:span text:style-name="OrgSrcRainbowDelimitersDepth2Face">(</text:span>display<text:span text:style-name="OrgSrcRainbowDelimitersDepth2Face">)</text:span>;</text:p>
      <text:p text:style-name="OrgSrcBlock"><text:s/><text:s/>glutReshapeFunc<text:span text:style-name="OrgSrcRainbowDelimitersDepth2Face">(</text:span>resize<text:span text:style-name="OrgSrcRainbowDelimitersDepth2Face">)</text:span>;</text:p>
      <text:p text:style-name="OrgSrcBlock"><text:s/><text:s/>glutKeyboardFunc<text:span text:style-name="OrgSrcRainbowDelimitersDepth2Face">(</text:span>keyboard<text:span text:style-name="OrgSrcRainbowDelimitersDepth2Face">)</text:span>;</text:p>
      <text:p text:style-name="OrgSrcBlock"><text:s/><text:s/>glutMouseFunc<text:span text:style-name="OrgSrcRainbowDelimitersDepth2Face">(</text:span>mouse<text:span text:style-name="OrgSrcRainbowDelimitersDepth2Face">)</text:span>;</text:p>
      <text:p text:style-name="OrgSrcBlock"><text:s/><text:s/>glutMotionFunc<text:span text:style-name="OrgSrcRainbowDelimitersDepth2Face">(</text:span>motion<text:span text:style-name="OrgSrcRainbowDelimitersDepth2Face">)</text:span>;</text:p>
      <text:p text:style-name="OrgSrcBlock"><text:s/><text:s/>glutTimerFunc<text:span text:style-name="OrgSrcRainbowDelimitersDepth2Face">(</text:span><text:span text:style-name="OrgSrcHighlightNumbersNumber">10</text:span><text:s/>,<text:s/>timer<text:s/>,<text:s/><text:span text:style-name="OrgSrcHighlightNumbersNumber">0</text:span><text:span text:style-name="OrgSrcRainbowDelimitersDepth2Face">)</text:span>;</text:p>
      <text:p text:style-name="OrgSrcBlock"/>
      <text:p text:style-name="OrgSrcBlock"><text:s/><text:s/>init<text:span text:style-name="OrgSrcRainbowDelimitersDepth2Face">(</text:span><text:span text:style-name="OrgSrcRainbowDelimitersDepth2Face">)</text:span>;</text:p>
      <text:p text:style-name="OrgSrcBlock"><text:s/><text:s/>glutMainLoop<text:span text:style-name="OrgSrcRainbowDelimitersDepth2Face">(</text:span><text:span text:style-name="OrgSrcRainbowDelimitersDepth2Face">)</text:span>;</text:p>
      <text:p text:style-name="OrgSrcBlock"><text:s/><text:s/><text:span text:style-name="OrgSrcFontLockKeywordFace">return</text:span><text:s/><text:span text:style-name="OrgSrcHighlightNumbersNumber">0</text:span>;</text:p>
      <text:p text:style-name="OrgSrcBlockLastLine"><text:span text:style-name="OrgSrcRainbowDelimitersDepth1Face">}</text:span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NegationCharFace" style:family="text">
      <style:text-properties fo:color="#a45bad"/>
    </style:style>
    <style:style style:name="OrgSrcRainbowDelimitersDepth8Face" style:family="text">
      <style:text-properties fo:color="#2d9574"/>
    </style:style>
    <style:style style:name="OrgSrcRainbowDelimitersDepth7Face" style:family="text">
      <style:text-properties fo:color="#bc6ec5"/>
    </style:style>
    <style:style style:name="OrgSrcRainbowDelimitersDepth6Face" style:family="text">
      <style:text-properties fo:color="#4f97d7"/>
    </style:style>
    <style:style style:name="OrgSrcRainbowDelimitersDepth5Face" style:family="text">
      <style:text-properties fo:color="#b1951d"/>
    </style:style>
    <style:style style:name="OrgSrcRainbowDelimitersDepth4Face" style:family="text">
      <style:text-properties fo:color="#67b11d"/>
    </style:style>
    <style:style style:name="OrgSrcFontLockConstantFace" style:family="text">
      <style:text-properties fo:color="#a45bad"/>
    </style:style>
    <style:style style:name="OrgSrcRainbowDelimitersDepth3Face" style:family="text">
      <style:text-properties fo:color="#2d9574"/>
    </style:style>
    <style:style style:name="OrgSrcHighlightNumbersNumber" style:family="text">
      <style:text-properties fo:color="#a45bad"/>
    </style:style>
    <style:style style:name="OrgSrcRainbowDelimitersDepth2Face" style:family="text">
      <style:text-properties fo:color="#bc6ec5"/>
    </style:style>
    <style:style style:name="OrgSrcFontLockFunctionNameFace" style:family="text">
      <style:text-properties fo:color="#b2b2b2"/>
    </style:style>
    <style:style style:name="OrgSrcFontLockVariableNameFace" style:family="text">
      <style:text-properties fo:color="#7590db"/>
    </style:style>
    <style:style style:name="OrgSrcFontLockTypeFace" style:family="text">
      <style:text-properties fo:color="#b2b2b2"/>
    </style:style>
    <style:style style:name="OrgSrcFontLockKeywordFace" style:family="text">
      <style:text-properties fo:color="#b2b2b2"/>
    </style:style>
    <style:style style:name="OrgSrcFontLockCommentFace" style:family="text">
      <style:text-properties fo:color="#2aa1ae"/>
    </style:style>
    <style:style style:name="OrgSrcFontLockCommentDelimiterFace" style:family="text">
      <style:text-properties fo:color="#2aa1ae"/>
    </style:style>
    <style:style style:name="OrgSrcBlock" style:family="paragraph" style:parent-style-name="Preformatted_20_Text">
      <style:paragraph-properties fo:background-color="#292b2e" fo:padding="0.049cm" fo:border="0.51pt solid #000000" style:shadow="none">
        <style:background-image/>
      </style:paragraph-properties>
      <style:text-properties fo:color="#b2b2b2"/>
    </style:style>
    <style:style style:name="OrgSrcFontLockStringFace" style:family="text">
      <style:text-properties fo:color="#2d9574"/>
    </style:style>
    <style:style style:name="OrgSrcRainbowDelimitersDepth1Face" style:family="text">
      <style:text-properties fo:color="#4f97d7"/>
    </style:style>
    <style:style style:name="OrgSrcFontLockPreprocessorFace" style:family="text">
      <style:text-properties fo:color="#bc6ec5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情報科学類二年 江畑 拓哉(201611350)</dc:creator>
    <meta:initial-creator>情報科学類二年 江畑 拓哉(201611350)</meta:initial-creator>
    <meta:generator>Emacs 24.5.1 (Org mode 9.1.1)</meta:generator>
    <meta:keyword/>
    <dc:subject/>
    <dc:title>CG基礎 課題10</dc:title>
  </office:meta>
</office:document-meta>
</file>